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7.70819444444444cm" style:use-optimal-column-width="true"/>
    </style:style>
    <style:style style:name="co2" style:family="table-column">
      <style:table-column-properties fo:break-before="auto" style:column-width="2.57527777777778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97555555555556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2.24013888888889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7.54944444444445cm" style:use-optimal-column-width="true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3.033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is-true-formula(AND(COUNTIF([.$A$1:.$A$1]; [.A1])&gt;1;NOT(ISBLANK([.A1]))))" style:apply-style-name="cf1" style:base-cell-address="ordenadosA.A1"/>
    </style:style>
    <style:style style:name="ce4" style:family="table-cell">
      <style:map style:condition="of:is-true-formula(AND(COUNTIF([.$D:.$D]; [.D1])&gt;1;NOT(ISBLANK([.D1]))))" style:apply-style-name="cf1" style:base-cell-address="ordenadosA.D1"/>
    </style:style>
    <style:style style:name="ce5" style:family="table-cell">
      <style:map style:condition="of:is-true-formula(AND(COUNTIF([.$A$1:.$C$1]; [.A1])+COUNTIF([.$A$104:.$C$1048576]; [.A1])+COUNTIF([.$B$2:.$C$103]; [.A1])&gt;1;NOT(ISBLANK([.A1]))))" style:apply-style-name="cf1" style:base-cell-address="ordenadosB.A1"/>
    </style:style>
    <style:style style:name="ce6" style:family="table-cell" style:parent-style-name="Default" style:data-style-name="N0">
      <style:map style:condition="of:is-true-formula(AND(COUNTIF([.$A$1:.$C$1]; [.A1])+COUNTIF([.$A$104:.$C$1048576]; [.A1])+COUNTIF([.$B$2:.$C$103]; [.A1])&gt;1;NOT(ISBLANK([.A1]))))" style:apply-style-name="cf1" style:base-cell-address="ordenadosB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o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petido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haretra.sed.hendrerit@google.org&amp;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string" table:style-name="ce2">
            <text:p>68364981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&amp;yffgv93</text:p>
          </table:table-cell>
          <table:table-cell office:value-type="string" table:style-name="ce2">
            <text:p>Fzkmz</text:p>
          </table:table-cell>
          <table:table-cell office:value-type="string" table:style-name="ce2">
            <text:p>92054225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string" table:style-name="ce2">
            <text:p>92054225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gestas.ligula.nullam@icloud.couk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string" table:style-name="ce2">
            <text:p>91500956&amp;</text:p>
          </table:table-cell>
          <table:table-cell office:value-type="string" table:style-name="ce2">
            <text:p>9150095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982037227</text:p>
          </table:table-cell>
          <table:table-cell office:value-type="string" table:style-name="ce2">
            <text:p>982037&amp;27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string" table:style-name="ce2">
            <text:p>94835352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string" table:style-name="ce2">
            <text:p>672151770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635585777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string" table:style-name="ce2">
            <text:p>62846402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string" table:style-name="ce2">
            <text:p>91626338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liquam.erat@protonmail.couk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string" table:style-name="ce2">
            <text:p>68643074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string" table:style-name="ce2">
            <text:p>93624613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string" table:style-name="ce2">
            <text:p>647855659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string" table:style-name="ce2">
            <text:p>98448173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string" table:style-name="ce2">
            <text:p>64465386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string" table:style-name="ce2">
            <text:p>67638678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string" table:style-name="ce2">
            <text:p>67468428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varius.nam.porttitor@icloud.couk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string" table:style-name="ce2">
            <text:p>67502338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cursus.a@google.couk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string" table:style-name="ce2">
            <text:p>94295632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string" table:style-name="ce2">
            <text:p>99174825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string" table:style-name="ce2">
            <text:p>94717747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string" table:style-name="ce2">
            <text:p>67844743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string" table:style-name="ce2">
            <text:p>643924569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string" table:style-name="ce2">
            <text:p>62635878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string" table:style-name="ce2">
            <text:p>9110533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string" table:style-name="ce2">
            <text:p>95336257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string" table:style-name="ce2">
            <text:p>67106974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enectus.et@aol.couk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string" table:style-name="ce2">
            <text:p>69231668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string" table:style-name="ce2">
            <text:p>94244278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ec.mauris@hotmail.couk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string" table:style-name="ce2">
            <text:p>637682779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string" table:style-name="ce2">
            <text:p>60822412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string" table:style-name="ce2">
            <text:p>62486766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string" table:style-name="ce2">
            <text:p>98813294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u.augue@aol.couk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string" table:style-name="ce2">
            <text:p>64615252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string" table:style-name="ce2">
            <text:p>631475229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orttitor.vulputate.posuere@protonmail.couk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string" table:style-name="ce2">
            <text:p>97764220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string" table:style-name="ce2">
            <text:p>98184035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string" table:style-name="ce2">
            <text:p>64618491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string" table:style-name="ce2">
            <text:p>66276629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string" table:style-name="ce2">
            <text:p>94257870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string" table:style-name="ce2">
            <text:p>91668538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string" table:style-name="ce2">
            <text:p>6438943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lla.tincidunt.neque@aol.couk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string" table:style-name="ce2">
            <text:p>64728386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string" table:style-name="ce2">
            <text:p>6181242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ed.neque@google.couk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string" table:style-name="ce2">
            <text:p>65781661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morbi.accumsan@protonmail.couk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string" table:style-name="ce2">
            <text:p>61264677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string" table:style-name="ce2">
            <text:p>66341921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obortis.risus.in@yahoo.couk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string" table:style-name="ce2">
            <text:p>69224414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string" table:style-name="ce2">
            <text:p>95282359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string" table:style-name="ce2">
            <text:p>61271821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string" table:style-name="ce2">
            <text:p>93308645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string" table:style-name="ce2">
            <text:p>92301313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string" table:style-name="ce2">
            <text:p>94752284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string" table:style-name="ce2">
            <text:p>96151468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string" table:style-name="ce2">
            <text:p>9467232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gravida.nunc@yahoo.couk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string" table:style-name="ce2">
            <text:p>96116704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string" table:style-name="ce2">
            <text:p>95186685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string" table:style-name="ce2">
            <text:p>92583089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string" table:style-name="ce2">
            <text:p>62156839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string" table:style-name="ce2">
            <text:p>94965771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at@google.couk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string" table:style-name="ce2">
            <text:p>65648830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iam.proin@aol.couk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string" table:style-name="ce2">
            <text:p>63778339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vulputate.eu@icloud.couk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string" table:style-name="ce2">
            <text:p>61746354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string" table:style-name="ce2">
            <text:p>97435620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string" table:style-name="ce2">
            <text:p>940604224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string" table:style-name="ce2">
            <text:p>99012117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string" table:style-name="ce2">
            <text:p>64218838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string" table:style-name="ce2">
            <text:p>94786148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string" table:style-name="ce2">
            <text:p>63826007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string" table:style-name="ce2">
            <text:p>97248032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string" table:style-name="ce2">
            <text:p>94138981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string" table:style-name="ce2">
            <text:p>69510686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string" table:style-name="ce2">
            <text:p>61544542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string" table:style-name="ce2">
            <text:p>62553886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string" table:style-name="ce2">
            <text:p>97882153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string" table:style-name="ce2">
            <text:p>66508121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string" table:style-name="ce2">
            <text:p>61456435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string" table:style-name="ce2">
            <text:p>9721641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string" table:style-name="ce2">
            <text:p>68173617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urus.accumsan@google.couk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string" table:style-name="ce2">
            <text:p>95482863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string" table:style-name="ce2">
            <text:p>94473257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suspendisse.sagittis.nullam@google.couk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string" table:style-name="ce2">
            <text:p>96963489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string" table:style-name="ce2">
            <text:p>63727682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string" table:style-name="ce2">
            <text:p>666638129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string" table:style-name="ce2">
            <text:p>694884760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string" table:style-name="ce2">
            <text:p>95238233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string" table:style-name="ce2">
            <text:p>95765521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string" table:style-name="ce2">
            <text:p>65589619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string" table:style-name="ce2">
            <text:p>90241013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string" table:style-name="ce2">
            <text:p>983416817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string" table:style-name="ce2">
            <text:p>67896376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quisque.tincidunt@hotmail.couk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string" table:style-name="ce2">
            <text:p>672416160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string" table:style-name="ce2">
            <text:p>907551176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string" table:style-name="ce2">
            <text:p>693306225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string" table:style-name="ce2">
            <text:p>624712251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string" table:style-name="ce2">
            <text:p>95074215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string" table:style-name="ce2">
            <text:p>915054278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string" table:style-name="ce2">
            <text:p>69244700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tristique.aliquet@icloud.couk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string" table:style-name="ce2">
            <text:p>67825756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olor.sit@icloud.couk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string" table:style-name="ce2">
            <text:p>652537133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string" table:style-name="ce2">
            <text:p>975897632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number-rows-repeated="1048471" table:style-name="ro1">
          <table:table-cell table:number-columns-repeated="16384"/>
        </table:table-row>
      </table:table>
      <table:table table:name="datosB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ostal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petid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83649817</text:p>
          </table:table-cell>
          <table:table-cell office:value-type="string" table:style-name="ce2">
            <text:p>34165</text:p>
          </table:table-cell>
          <table:table-cell office:value-type="string" table:style-name="ce2">
            <text:p>73464363W</text:p>
          </table:table-cell>
          <table:table-cell office:value-type="string" table:style-name="ce2">
            <text:p>68&amp;649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23&amp;&amp;</text:p>
          </table:table-cell>
          <table:table-cell office:value-type="string" table:style-name="ce2">
            <text:p>9205422554</text:p>
          </table:table-cell>
          <table:table-cell office:value-type="string" table:style-name="ce2">
            <text:p>4277144U</text:p>
          </table:table-cell>
          <table:table-cell office:value-type="string" table:style-name="ce2">
            <text:p>323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7271</text:p>
          </table:table-cell>
          <table:table-cell office:value-type="string" table:style-name="ce2">
            <text:p>07374883L</text:p>
          </table:table-cell>
          <table:table-cell office:value-type="string" table:style-name="ce2">
            <text:p>91500956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94531</text:p>
          </table:table-cell>
          <table:table-cell office:value-type="string" table:style-name="ce2">
            <text:p>819796&amp;&amp;&amp;</text:p>
          </table:table-cell>
          <table:table-cell office:value-type="string" table:style-name="ce2">
            <text:p>982037227</text:p>
          </table:table-cell>
          <table:table-cell office:value-type="string" table:style-name="ce2">
            <text:p>81979641Q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4531</text:p>
          </table:table-cell>
          <table:table-cell office:value-type="string" table:style-name="ce2">
            <text:p>81979641Q</text:p>
          </table:table-cell>
          <table:table-cell office:value-type="string" table:style-name="ce2">
            <text:p>98203722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4750</text:p>
          </table:table-cell>
          <table:table-cell office:value-type="string" table:style-name="ce2">
            <text:p>22621973O&amp;</text:p>
          </table:table-cell>
          <table:table-cell office:value-type="string" table:style-name="ce2">
            <text:p>94835352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5140</text:p>
          </table:table-cell>
          <table:table-cell office:value-type="string" table:style-name="ce2">
            <text:p>75387588J</text:p>
          </table:table-cell>
          <table:table-cell office:value-type="string" table:style-name="ce2">
            <text:p>672-151-770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6148365F</text:p>
          </table:table-cell>
          <table:table-cell office:value-type="string" table:style-name="ce2">
            <text:p>47592</text:p>
          </table:table-cell>
          <table:table-cell office:value-type="string" table:style-name="ce2">
            <text:p>635-58-57-7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&amp;85518</text:p>
          </table:table-cell>
          <table:table-cell office:value-type="string" table:style-name="ce2">
            <text:p>78465423L</text:p>
          </table:table-cell>
          <table:table-cell office:value-type="string" table:style-name="ce2">
            <text:p>62846402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6122</text:p>
          </table:table-cell>
          <table:table-cell office:value-type="string" table:style-name="ce2">
            <text:p>05&amp;485827J</text:p>
          </table:table-cell>
          <table:table-cell office:value-type="string" table:style-name="ce2">
            <text:p>&amp;916263388&amp;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9443</text:p>
          </table:table-cell>
          <table:table-cell office:value-type="string" table:style-name="ce2">
            <text:p>65515123W</text:p>
          </table:table-cell>
          <table:table-cell office:value-type="string" table:style-name="ce2">
            <text:p>68643074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4450</text:p>
          </table:table-cell>
          <table:table-cell office:value-type="string" table:style-name="ce2">
            <text:p>43177259H</text:p>
          </table:table-cell>
          <table:table-cell office:value-type="string" table:style-name="ce2">
            <text:p>93624613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9563</text:p>
          </table:table-cell>
          <table:table-cell office:value-type="string" table:style-name="ce2">
            <text:p>48789156C</text:p>
          </table:table-cell>
          <table:table-cell office:value-type="string" table:style-name="ce2">
            <text:p>647855659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1113</text:p>
          </table:table-cell>
          <table:table-cell office:value-type="string" table:style-name="ce2">
            <text:p>57684347F</text:p>
          </table:table-cell>
          <table:table-cell office:value-type="string" table:style-name="ce2">
            <text:p>98448173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6122</text:p>
          </table:table-cell>
          <table:table-cell office:value-type="string" table:style-name="ce2">
            <text:p>05485827J</text:p>
          </table:table-cell>
          <table:table-cell office:value-type="string" table:style-name="ce2">
            <text:p>91626338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3045</text:p>
          </table:table-cell>
          <table:table-cell office:value-type="string" table:style-name="ce2">
            <text:p>28487975V</text:p>
          </table:table-cell>
          <table:table-cell office:value-type="string" table:style-name="ce2">
            <text:p>64465386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7131</text:p>
          </table:table-cell>
          <table:table-cell office:value-type="string" table:style-name="ce2">
            <text:p>58482144V</text:p>
          </table:table-cell>
          <table:table-cell office:value-type="string" table:style-name="ce2">
            <text:p>67638678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8801</text:p>
          </table:table-cell>
          <table:table-cell office:value-type="string" table:style-name="ce2">
            <text:p>78783243L</text:p>
          </table:table-cell>
          <table:table-cell office:value-type="string" table:style-name="ce2">
            <text:p>67468428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6463</text:p>
          </table:table-cell>
          <table:table-cell office:value-type="string" table:style-name="ce2">
            <text:p>56166143B</text:p>
          </table:table-cell>
          <table:table-cell office:value-type="string" table:style-name="ce2">
            <text:p>67502338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7843</text:p>
          </table:table-cell>
          <table:table-cell office:value-type="string" table:style-name="ce2">
            <text:p>86844541W</text:p>
          </table:table-cell>
          <table:table-cell office:value-type="string" table:style-name="ce2">
            <text:p>94295632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8054</text:p>
          </table:table-cell>
          <table:table-cell office:value-type="string" table:style-name="ce2">
            <text:p>38123265I</text:p>
          </table:table-cell>
          <table:table-cell office:value-type="string" table:style-name="ce2">
            <text:p>99174825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6980</text:p>
          </table:table-cell>
          <table:table-cell office:value-type="string" table:style-name="ce2">
            <text:p>81053265S</text:p>
          </table:table-cell>
          <table:table-cell office:value-type="string" table:style-name="ce2">
            <text:p>94717747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06890</text:p>
          </table:table-cell>
          <table:table-cell office:value-type="string" table:style-name="ce2">
            <text:p>26264609X</text:p>
          </table:table-cell>
          <table:table-cell office:value-type="string" table:style-name="ce2">
            <text:p>67844743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8775</text:p>
          </table:table-cell>
          <table:table-cell office:value-type="string" table:style-name="ce2">
            <text:p>81447223E</text:p>
          </table:table-cell>
          <table:table-cell office:value-type="string" table:style-name="ce2">
            <text:p>643924569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2311</text:p>
          </table:table-cell>
          <table:table-cell office:value-type="string" table:style-name="ce2">
            <text:p>31705377C</text:p>
          </table:table-cell>
          <table:table-cell office:value-type="string" table:style-name="ce2">
            <text:p>62635878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0731</text:p>
          </table:table-cell>
          <table:table-cell office:value-type="string" table:style-name="ce2">
            <text:p>87809459Q</text:p>
          </table:table-cell>
          <table:table-cell office:value-type="string" table:style-name="ce2">
            <text:p>9110533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1368</text:p>
          </table:table-cell>
          <table:table-cell office:value-type="string" table:style-name="ce2">
            <text:p>87068754O</text:p>
          </table:table-cell>
          <table:table-cell office:value-type="string" table:style-name="ce2">
            <text:p>95336257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3388</text:p>
          </table:table-cell>
          <table:table-cell office:value-type="string" table:style-name="ce2">
            <text:p>75872012A</text:p>
          </table:table-cell>
          <table:table-cell office:value-type="string" table:style-name="ce2">
            <text:p>67106974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4481</text:p>
          </table:table-cell>
          <table:table-cell office:value-type="string" table:style-name="ce2">
            <text:p>86083688J</text:p>
          </table:table-cell>
          <table:table-cell office:value-type="string" table:style-name="ce2">
            <text:p>69231668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4329</text:p>
          </table:table-cell>
          <table:table-cell office:value-type="string" table:style-name="ce2">
            <text:p>76491842T</text:p>
          </table:table-cell>
          <table:table-cell office:value-type="string" table:style-name="ce2">
            <text:p>94244278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6498</text:p>
          </table:table-cell>
          <table:table-cell office:value-type="string" table:style-name="ce2">
            <text:p>23292945S</text:p>
          </table:table-cell>
          <table:table-cell office:value-type="string" table:style-name="ce2">
            <text:p>637682779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6661</text:p>
          </table:table-cell>
          <table:table-cell office:value-type="string" table:style-name="ce2">
            <text:p>23691318L</text:p>
          </table:table-cell>
          <table:table-cell office:value-type="string" table:style-name="ce2">
            <text:p>60822412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4234</text:p>
          </table:table-cell>
          <table:table-cell office:value-type="string" table:style-name="ce2">
            <text:p>75503344C</text:p>
          </table:table-cell>
          <table:table-cell office:value-type="string" table:style-name="ce2">
            <text:p>62486766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7138</text:p>
          </table:table-cell>
          <table:table-cell office:value-type="string" table:style-name="ce2">
            <text:p>33154057G</text:p>
          </table:table-cell>
          <table:table-cell office:value-type="string" table:style-name="ce2">
            <text:p>98813294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1833</text:p>
          </table:table-cell>
          <table:table-cell office:value-type="string" table:style-name="ce2">
            <text:p>14642532C</text:p>
          </table:table-cell>
          <table:table-cell office:value-type="string" table:style-name="ce2">
            <text:p>64615252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98853</text:p>
          </table:table-cell>
          <table:table-cell office:value-type="string" table:style-name="ce2">
            <text:p>10084879R</text:p>
          </table:table-cell>
          <table:table-cell office:value-type="string" table:style-name="ce2">
            <text:p>631475229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1150</text:p>
          </table:table-cell>
          <table:table-cell office:value-type="string" table:style-name="ce2">
            <text:p>41878471C</text:p>
          </table:table-cell>
          <table:table-cell office:value-type="string" table:style-name="ce2">
            <text:p>97764220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7347</text:p>
          </table:table-cell>
          <table:table-cell office:value-type="string" table:style-name="ce2">
            <text:p>95051132K</text:p>
          </table:table-cell>
          <table:table-cell office:value-type="string" table:style-name="ce2">
            <text:p>98184035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6154</text:p>
          </table:table-cell>
          <table:table-cell office:value-type="string" table:style-name="ce2">
            <text:p>73838141J</text:p>
          </table:table-cell>
          <table:table-cell office:value-type="string" table:style-name="ce2">
            <text:p>64618491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5290</text:p>
          </table:table-cell>
          <table:table-cell office:value-type="string" table:style-name="ce2">
            <text:p>32431735R</text:p>
          </table:table-cell>
          <table:table-cell office:value-type="string" table:style-name="ce2">
            <text:p>66276629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2234</text:p>
          </table:table-cell>
          <table:table-cell office:value-type="string" table:style-name="ce2">
            <text:p>17831148T</text:p>
          </table:table-cell>
          <table:table-cell office:value-type="string" table:style-name="ce2">
            <text:p>94257870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2884</text:p>
          </table:table-cell>
          <table:table-cell office:value-type="string" table:style-name="ce2">
            <text:p>39744363T</text:p>
          </table:table-cell>
          <table:table-cell office:value-type="string" table:style-name="ce2">
            <text:p>91668538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0414</text:p>
          </table:table-cell>
          <table:table-cell office:value-type="string" table:style-name="ce2">
            <text:p>16384821M</text:p>
          </table:table-cell>
          <table:table-cell office:value-type="string" table:style-name="ce2">
            <text:p>6438943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6653</text:p>
          </table:table-cell>
          <table:table-cell office:value-type="string" table:style-name="ce2">
            <text:p>84807967G</text:p>
          </table:table-cell>
          <table:table-cell office:value-type="string" table:style-name="ce2">
            <text:p>64728386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1944</text:p>
          </table:table-cell>
          <table:table-cell office:value-type="string" table:style-name="ce2">
            <text:p>43195365Y</text:p>
          </table:table-cell>
          <table:table-cell office:value-type="string" table:style-name="ce2">
            <text:p>6181242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8671</text:p>
          </table:table-cell>
          <table:table-cell office:value-type="string" table:style-name="ce2">
            <text:p>28538148G</text:p>
          </table:table-cell>
          <table:table-cell office:value-type="string" table:style-name="ce2">
            <text:p>65781661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3803</text:p>
          </table:table-cell>
          <table:table-cell office:value-type="string" table:style-name="ce2">
            <text:p>33757922F</text:p>
          </table:table-cell>
          <table:table-cell office:value-type="string" table:style-name="ce2">
            <text:p>61264677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2322</text:p>
          </table:table-cell>
          <table:table-cell office:value-type="string" table:style-name="ce2">
            <text:p>91220809Z</text:p>
          </table:table-cell>
          <table:table-cell office:value-type="string" table:style-name="ce2">
            <text:p>66341921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8532</text:p>
          </table:table-cell>
          <table:table-cell office:value-type="string" table:style-name="ce2">
            <text:p>74680356V</text:p>
          </table:table-cell>
          <table:table-cell office:value-type="string" table:style-name="ce2">
            <text:p>69224414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08723</text:p>
          </table:table-cell>
          <table:table-cell office:value-type="string" table:style-name="ce2">
            <text:p>73977174X</text:p>
          </table:table-cell>
          <table:table-cell office:value-type="string" table:style-name="ce2">
            <text:p>95282359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5105</text:p>
          </table:table-cell>
          <table:table-cell office:value-type="string" table:style-name="ce2">
            <text:p>19783477T</text:p>
          </table:table-cell>
          <table:table-cell office:value-type="string" table:style-name="ce2">
            <text:p>61271821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5726</text:p>
          </table:table-cell>
          <table:table-cell office:value-type="string" table:style-name="ce2">
            <text:p>18377410F</text:p>
          </table:table-cell>
          <table:table-cell office:value-type="string" table:style-name="ce2">
            <text:p>93308645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4777</text:p>
          </table:table-cell>
          <table:table-cell office:value-type="string" table:style-name="ce2">
            <text:p>18437363O</text:p>
          </table:table-cell>
          <table:table-cell office:value-type="string" table:style-name="ce2">
            <text:p>92301313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1902</text:p>
          </table:table-cell>
          <table:table-cell office:value-type="string" table:style-name="ce2">
            <text:p>28335382E</text:p>
          </table:table-cell>
          <table:table-cell office:value-type="string" table:style-name="ce2">
            <text:p>94752284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09937</text:p>
          </table:table-cell>
          <table:table-cell office:value-type="string" table:style-name="ce2">
            <text:p>78715534M</text:p>
          </table:table-cell>
          <table:table-cell office:value-type="string" table:style-name="ce2">
            <text:p>96151468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4943</text:p>
          </table:table-cell>
          <table:table-cell office:value-type="string" table:style-name="ce2">
            <text:p>41444020C</text:p>
          </table:table-cell>
          <table:table-cell office:value-type="string" table:style-name="ce2">
            <text:p>9467232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7921</text:p>
          </table:table-cell>
          <table:table-cell office:value-type="string" table:style-name="ce2">
            <text:p>17634287M</text:p>
          </table:table-cell>
          <table:table-cell office:value-type="string" table:style-name="ce2">
            <text:p>96116704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1723</text:p>
          </table:table-cell>
          <table:table-cell office:value-type="string" table:style-name="ce2">
            <text:p>86543465P</text:p>
          </table:table-cell>
          <table:table-cell office:value-type="string" table:style-name="ce2">
            <text:p>95186685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1933</text:p>
          </table:table-cell>
          <table:table-cell office:value-type="string" table:style-name="ce2">
            <text:p>42533438U</text:p>
          </table:table-cell>
          <table:table-cell office:value-type="string" table:style-name="ce2">
            <text:p>92583089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8884</text:p>
          </table:table-cell>
          <table:table-cell office:value-type="string" table:style-name="ce2">
            <text:p>40261825O</text:p>
          </table:table-cell>
          <table:table-cell office:value-type="string" table:style-name="ce2">
            <text:p>62156839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5285</text:p>
          </table:table-cell>
          <table:table-cell office:value-type="string" table:style-name="ce2">
            <text:p>84798133M</text:p>
          </table:table-cell>
          <table:table-cell office:value-type="string" table:style-name="ce2">
            <text:p>94965771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7752</text:p>
          </table:table-cell>
          <table:table-cell office:value-type="string" table:style-name="ce2">
            <text:p>75126158H</text:p>
          </table:table-cell>
          <table:table-cell office:value-type="string" table:style-name="ce2">
            <text:p>65648830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2718</text:p>
          </table:table-cell>
          <table:table-cell office:value-type="string" table:style-name="ce2">
            <text:p>37476526Y</text:p>
          </table:table-cell>
          <table:table-cell office:value-type="string" table:style-name="ce2">
            <text:p>63778339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6280</text:p>
          </table:table-cell>
          <table:table-cell office:value-type="string" table:style-name="ce2">
            <text:p>20849774E</text:p>
          </table:table-cell>
          <table:table-cell office:value-type="string" table:style-name="ce2">
            <text:p>61746354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0697</text:p>
          </table:table-cell>
          <table:table-cell office:value-type="string" table:style-name="ce2">
            <text:p>49082427C</text:p>
          </table:table-cell>
          <table:table-cell office:value-type="string" table:style-name="ce2">
            <text:p>97435620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4213</text:p>
          </table:table-cell>
          <table:table-cell office:value-type="string" table:style-name="ce2">
            <text:p>86541577C</text:p>
          </table:table-cell>
          <table:table-cell office:value-type="string" table:style-name="ce2">
            <text:p>940604224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8841</text:p>
          </table:table-cell>
          <table:table-cell office:value-type="string" table:style-name="ce2">
            <text:p>14658822L</text:p>
          </table:table-cell>
          <table:table-cell office:value-type="string" table:style-name="ce2">
            <text:p>99012117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2821</text:p>
          </table:table-cell>
          <table:table-cell office:value-type="string" table:style-name="ce2">
            <text:p>52133165P</text:p>
          </table:table-cell>
          <table:table-cell office:value-type="string" table:style-name="ce2">
            <text:p>64218838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5773</text:p>
          </table:table-cell>
          <table:table-cell office:value-type="string" table:style-name="ce2">
            <text:p>75817676T</text:p>
          </table:table-cell>
          <table:table-cell office:value-type="string" table:style-name="ce2">
            <text:p>94786148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3324</text:p>
          </table:table-cell>
          <table:table-cell office:value-type="string" table:style-name="ce2">
            <text:p>15758195J</text:p>
          </table:table-cell>
          <table:table-cell office:value-type="string" table:style-name="ce2">
            <text:p>63826007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6263</text:p>
          </table:table-cell>
          <table:table-cell office:value-type="string" table:style-name="ce2">
            <text:p>84612949T</text:p>
          </table:table-cell>
          <table:table-cell office:value-type="string" table:style-name="ce2">
            <text:p>97248032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4338</text:p>
          </table:table-cell>
          <table:table-cell office:value-type="string" table:style-name="ce2">
            <text:p>03288232L</text:p>
          </table:table-cell>
          <table:table-cell office:value-type="string" table:style-name="ce2">
            <text:p>94138981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3721</text:p>
          </table:table-cell>
          <table:table-cell office:value-type="string" table:style-name="ce2">
            <text:p>03487748M</text:p>
          </table:table-cell>
          <table:table-cell office:value-type="string" table:style-name="ce2">
            <text:p>69510686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8541</text:p>
          </table:table-cell>
          <table:table-cell office:value-type="string" table:style-name="ce2">
            <text:p>48953717B</text:p>
          </table:table-cell>
          <table:table-cell office:value-type="string" table:style-name="ce2">
            <text:p>61544542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03112</text:p>
          </table:table-cell>
          <table:table-cell office:value-type="string" table:style-name="ce2">
            <text:p>72745527Q</text:p>
          </table:table-cell>
          <table:table-cell office:value-type="string" table:style-name="ce2">
            <text:p>62553886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1436</text:p>
          </table:table-cell>
          <table:table-cell office:value-type="string" table:style-name="ce2">
            <text:p>38762861H</text:p>
          </table:table-cell>
          <table:table-cell office:value-type="string" table:style-name="ce2">
            <text:p>97882153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9555</text:p>
          </table:table-cell>
          <table:table-cell office:value-type="string" table:style-name="ce2">
            <text:p>76242531O</text:p>
          </table:table-cell>
          <table:table-cell office:value-type="string" table:style-name="ce2">
            <text:p>66508121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7147</text:p>
          </table:table-cell>
          <table:table-cell office:value-type="string" table:style-name="ce2">
            <text:p>67638815E</text:p>
          </table:table-cell>
          <table:table-cell office:value-type="string" table:style-name="ce2">
            <text:p>61456435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6675</text:p>
          </table:table-cell>
          <table:table-cell office:value-type="string" table:style-name="ce2">
            <text:p>69706620N</text:p>
          </table:table-cell>
          <table:table-cell office:value-type="string" table:style-name="ce2">
            <text:p>9721641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7500</text:p>
          </table:table-cell>
          <table:table-cell office:value-type="string" table:style-name="ce2">
            <text:p>99811455D</text:p>
          </table:table-cell>
          <table:table-cell office:value-type="string" table:style-name="ce2">
            <text:p>68173617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5367</text:p>
          </table:table-cell>
          <table:table-cell office:value-type="string" table:style-name="ce2">
            <text:p>85630465A</text:p>
          </table:table-cell>
          <table:table-cell office:value-type="string" table:style-name="ce2">
            <text:p>95482863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2410</text:p>
          </table:table-cell>
          <table:table-cell office:value-type="string" table:style-name="ce2">
            <text:p>46523115H</text:p>
          </table:table-cell>
          <table:table-cell office:value-type="string" table:style-name="ce2">
            <text:p>94473257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2287</text:p>
          </table:table-cell>
          <table:table-cell office:value-type="string" table:style-name="ce2">
            <text:p>23587858X</text:p>
          </table:table-cell>
          <table:table-cell office:value-type="string" table:style-name="ce2">
            <text:p>96963489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6598</text:p>
          </table:table-cell>
          <table:table-cell office:value-type="string" table:style-name="ce2">
            <text:p>21663891I</text:p>
          </table:table-cell>
          <table:table-cell office:value-type="string" table:style-name="ce2">
            <text:p>63727682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7146</text:p>
          </table:table-cell>
          <table:table-cell office:value-type="string" table:style-name="ce2">
            <text:p>22178427L</text:p>
          </table:table-cell>
          <table:table-cell office:value-type="string" table:style-name="ce2">
            <text:p>666638129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93285</text:p>
          </table:table-cell>
          <table:table-cell office:value-type="string" table:style-name="ce2">
            <text:p>46784631C</text:p>
          </table:table-cell>
          <table:table-cell office:value-type="string" table:style-name="ce2">
            <text:p>694884760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8882</text:p>
          </table:table-cell>
          <table:table-cell office:value-type="string" table:style-name="ce2">
            <text:p>11185233N</text:p>
          </table:table-cell>
          <table:table-cell office:value-type="string" table:style-name="ce2">
            <text:p>95238233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7665</text:p>
          </table:table-cell>
          <table:table-cell office:value-type="string" table:style-name="ce2">
            <text:p>57816654T</text:p>
          </table:table-cell>
          <table:table-cell office:value-type="string" table:style-name="ce2">
            <text:p>95765521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1467</text:p>
          </table:table-cell>
          <table:table-cell office:value-type="string" table:style-name="ce2">
            <text:p>96329259V</text:p>
          </table:table-cell>
          <table:table-cell office:value-type="string" table:style-name="ce2">
            <text:p>65589619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6638</text:p>
          </table:table-cell>
          <table:table-cell office:value-type="string" table:style-name="ce2">
            <text:p>88775823P</text:p>
          </table:table-cell>
          <table:table-cell office:value-type="string" table:style-name="ce2">
            <text:p>90241013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72015</text:p>
          </table:table-cell>
          <table:table-cell office:value-type="string" table:style-name="ce2">
            <text:p>89106461Y</text:p>
          </table:table-cell>
          <table:table-cell office:value-type="string" table:style-name="ce2">
            <text:p>983416817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91357</text:p>
          </table:table-cell>
          <table:table-cell office:value-type="string" table:style-name="ce2">
            <text:p>41367977C</text:p>
          </table:table-cell>
          <table:table-cell office:value-type="string" table:style-name="ce2">
            <text:p>67896376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3770</text:p>
          </table:table-cell>
          <table:table-cell office:value-type="string" table:style-name="ce2">
            <text:p>24583604Z</text:p>
          </table:table-cell>
          <table:table-cell office:value-type="string" table:style-name="ce2">
            <text:p>672416160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64859</text:p>
          </table:table-cell>
          <table:table-cell office:value-type="string" table:style-name="ce2">
            <text:p>14023235U</text:p>
          </table:table-cell>
          <table:table-cell office:value-type="string" table:style-name="ce2">
            <text:p>907551176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14813</text:p>
          </table:table-cell>
          <table:table-cell office:value-type="string" table:style-name="ce2">
            <text:p>13227707W</text:p>
          </table:table-cell>
          <table:table-cell office:value-type="string" table:style-name="ce2">
            <text:p>693306225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2070</text:p>
          </table:table-cell>
          <table:table-cell office:value-type="string" table:style-name="ce2">
            <text:p>47604772P</text:p>
          </table:table-cell>
          <table:table-cell office:value-type="string" table:style-name="ce2">
            <text:p>624712251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28621</text:p>
          </table:table-cell>
          <table:table-cell office:value-type="string" table:style-name="ce2">
            <text:p>17562688M</text:p>
          </table:table-cell>
          <table:table-cell office:value-type="string" table:style-name="ce2">
            <text:p>95074215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6735</text:p>
          </table:table-cell>
          <table:table-cell office:value-type="string" table:style-name="ce2">
            <text:p>55572022C</text:p>
          </table:table-cell>
          <table:table-cell office:value-type="string" table:style-name="ce2">
            <text:p>915054278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42737</text:p>
          </table:table-cell>
          <table:table-cell office:value-type="string" table:style-name="ce2">
            <text:p>50715816U</text:p>
          </table:table-cell>
          <table:table-cell office:value-type="string" table:style-name="ce2">
            <text:p>69244700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87252</text:p>
          </table:table-cell>
          <table:table-cell office:value-type="string" table:style-name="ce2">
            <text:p>00831812L</text:p>
          </table:table-cell>
          <table:table-cell office:value-type="string" table:style-name="ce2">
            <text:p>67825756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37965</text:p>
          </table:table-cell>
          <table:table-cell office:value-type="string" table:style-name="ce2">
            <text:p>89291257S</text:p>
          </table:table-cell>
          <table:table-cell office:value-type="string" table:style-name="ce2">
            <text:p>652537133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style-name="ro1">
          <table:table-cell office:value-type="string" table:style-name="ce2">
            <text:p>59414</text:p>
          </table:table-cell>
          <table:table-cell office:value-type="string" table:style-name="ce2">
            <text:p>80687104U</text:p>
          </table:table-cell>
          <table:table-cell office:value-type="string" table:style-name="ce2">
            <text:p>975897632</text:p>
          </table:table-cell>
          <table:table-cell office:value-type="string" table:style-name="ce2">
            <text:p/>
          </table:table-cell>
          <table:table-cell table:number-columns-repeated="16380"/>
        </table:table-row>
        <table:table-row table:number-rows-repeated="1048473" table:style-name="ro1">
          <table:table-cell table:number-columns-repeated="16384"/>
        </table:table-row>
      </table:table>
      <table:table table:name="newDatosA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num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aretra.sed.hendrerit@google.org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float" office:value="683649817" table:style-name="ce1">
            <text:p>683649817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float" office:value="920542255" table:style-name="ce1">
            <text:p>9205422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float" office:value="915009564" table:style-name="ce1">
            <text:p>9150095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office:value-type="float" office:value="982037227" table:style-name="ce1">
            <text:p>9820372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float" office:value="948353526" table:style-name="ce1">
            <text:p>948353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float" office:value="672151770" table:style-name="ce1">
            <text:p>6721517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float" office:value="635585777" table:style-name="ce1">
            <text:p>6355857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float" office:value="628464024" table:style-name="ce1">
            <text:p>628464024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float" office:value="916263388" table:style-name="ce1">
            <text:p>9162633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float" office:value="686430741" table:style-name="ce1">
            <text:p>6864307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float" office:value="936246131" table:style-name="ce1">
            <text:p>9362461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float" office:value="647855659" table:style-name="ce1">
            <text:p>6478556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float" office:value="984481738" table:style-name="ce1">
            <text:p>9844817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float" office:value="644653861" table:style-name="ce1">
            <text:p>64465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float" office:value="676386784" table:style-name="ce1">
            <text:p>6763867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float" office:value="674684284" table:style-name="ce1">
            <text:p>6746842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float" office:value="675023387" table:style-name="ce1">
            <text:p>6750233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float" office:value="942956326" table:style-name="ce1">
            <text:p>9429563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float" office:value="991748251" table:style-name="ce1">
            <text:p>991748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float" office:value="947177473" table:style-name="ce1">
            <text:p>9471774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float" office:value="678447432" table:style-name="ce1">
            <text:p>6784474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float" office:value="643924569" table:style-name="ce1">
            <text:p>6439245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float" office:value="626358781" table:style-name="ce1">
            <text:p>6263587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float" office:value="911053352" table:style-name="ce1">
            <text:p>911053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float" office:value="953362572" table:style-name="ce1">
            <text:p>9533625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float" office:value="671069744" table:style-name="ce1">
            <text:p>6710697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float" office:value="692316681" table:style-name="ce1">
            <text:p>6923166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float" office:value="942442783" table:style-name="ce1">
            <text:p>9424427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float" office:value="637682779" table:style-name="ce1">
            <text:p>6376827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float" office:value="608224128" table:style-name="ce1">
            <text:p>6082241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float" office:value="624867665" table:style-name="ce1">
            <text:p>6248676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float" office:value="988132947" table:style-name="ce1">
            <text:p>9881329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float" office:value="646152526" table:style-name="ce1">
            <text:p>646152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float" office:value="631475229" table:style-name="ce1">
            <text:p>6314752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float" office:value="977642202" table:style-name="ce1">
            <text:p>9776422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float" office:value="981840357" table:style-name="ce1">
            <text:p>9818403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float" office:value="646184918" table:style-name="ce1">
            <text:p>646184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float" office:value="662766298" table:style-name="ce1">
            <text:p>6627662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float" office:value="942578706" table:style-name="ce1">
            <text:p>9425787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float" office:value="916685382" table:style-name="ce1">
            <text:p>9166853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float" office:value="643894352" table:style-name="ce1">
            <text:p>643894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float" office:value="647283861" table:style-name="ce1">
            <text:p>64728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float" office:value="618124252" table:style-name="ce1">
            <text:p>618124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float" office:value="657816614" table:style-name="ce1">
            <text:p>6578166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float" office:value="612646772" table:style-name="ce1">
            <text:p>6126467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float" office:value="663419215" table:style-name="ce1">
            <text:p>663419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float" office:value="692244142" table:style-name="ce1">
            <text:p>692244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float" office:value="952823598" table:style-name="ce1">
            <text:p>9528235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float" office:value="612718215" table:style-name="ce1">
            <text:p>612718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float" office:value="933086457" table:style-name="ce1">
            <text:p>9330864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float" office:value="923013134" table:style-name="ce1">
            <text:p>9230131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float" office:value="947522848" table:style-name="ce1">
            <text:p>9475228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float" office:value="961514688" table:style-name="ce1">
            <text:p>9615146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float" office:value="946723252" table:style-name="ce1">
            <text:p>946723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float" office:value="961167048" table:style-name="ce1">
            <text:p>9611670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float" office:value="951866855" table:style-name="ce1">
            <text:p>9518668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float" office:value="925830895" table:style-name="ce1">
            <text:p>9258308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float" office:value="621568392" table:style-name="ce1">
            <text:p>621568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float" office:value="949657714" table:style-name="ce1">
            <text:p>9496577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float" office:value="656488307" table:style-name="ce1">
            <text:p>656488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float" office:value="637783397" table:style-name="ce1">
            <text:p>6377833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float" office:value="617463544" table:style-name="ce1">
            <text:p>6174635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float" office:value="974356204" table:style-name="ce1">
            <text:p>9743562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float" office:value="940604224" table:style-name="ce1">
            <text:p>9406042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float" office:value="990121176" table:style-name="ce1">
            <text:p>99012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float" office:value="642188382" table:style-name="ce1">
            <text:p>6421883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float" office:value="947861485" table:style-name="ce1">
            <text:p>9478614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float" office:value="638260071" table:style-name="ce1">
            <text:p>6382600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float" office:value="972480321" table:style-name="ce1">
            <text:p>9724803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float" office:value="941389813" table:style-name="ce1">
            <text:p>9413898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float" office:value="695106862" table:style-name="ce1">
            <text:p>6951068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float" office:value="615445422" table:style-name="ce1">
            <text:p>6154454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float" office:value="625538863" table:style-name="ce1">
            <text:p>6255388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float" office:value="978821535" table:style-name="ce1">
            <text:p>9788215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float" office:value="665081215" table:style-name="ce1">
            <text:p>665081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float" office:value="614564355" table:style-name="ce1">
            <text:p>6145643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float" office:value="972164152" table:style-name="ce1">
            <text:p>972164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float" office:value="681736177" table:style-name="ce1">
            <text:p>6817361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float" office:value="954828632" table:style-name="ce1">
            <text:p>954828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float" office:value="944732577" table:style-name="ce1">
            <text:p>9447325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float" office:value="969634892" table:style-name="ce1">
            <text:p>9696348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float" office:value="637276826" table:style-name="ce1">
            <text:p>6372768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float" office:value="666638129" table:style-name="ce1">
            <text:p>6666381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float" office:value="694884760" table:style-name="ce1">
            <text:p>6948847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float" office:value="952382335" table:style-name="ce1">
            <text:p>9523823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float" office:value="957655213" table:style-name="ce1">
            <text:p>9576552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float" office:value="655896196" table:style-name="ce1">
            <text:p>6558961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float" office:value="902410137" table:style-name="ce1">
            <text:p>9024101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float" office:value="983416817" table:style-name="ce1">
            <text:p>983416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float" office:value="678963768" table:style-name="ce1">
            <text:p>678963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float" office:value="672416160" table:style-name="ce1">
            <text:p>6724161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float" office:value="907551176" table:style-name="ce1">
            <text:p>90755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float" office:value="693306225" table:style-name="ce1">
            <text:p>6933062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float" office:value="624712251" table:style-name="ce1">
            <text:p>624712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float" office:value="950742152" table:style-name="ce1">
            <text:p>950742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float" office:value="915054278" table:style-name="ce1">
            <text:p>9150542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float" office:value="692447003" table:style-name="ce1">
            <text:p>6924470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float" office:value="678257562" table:style-name="ce1">
            <text:p>6782575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float" office:value="652537133" table:style-name="ce1">
            <text:p>6525371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float" office:value="975897632" table:style-name="ce1">
            <text:p>975897632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table table:name="newDatosB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postal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number</text:p>
          </table:table-cell>
          <table:table-cell table:number-columns-repeated="16381"/>
        </table:table-row>
        <table:table-row table:style-name="ro1">
          <table:table-cell office:value-type="float" office:value="34165" table:style-name="ce1">
            <text:p>34165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32354" table:style-name="ce1">
            <text:p>32354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37271" table:style-name="ce1">
            <text:p>37271</text:p>
          </table:table-cell>
          <table:table-cell office:value-type="string" table:style-name="ce2">
            <text:p>07374883L</text:p>
          </table:table-cell>
          <table:table-cell office:value-type="float" office:value="915009564" table:style-name="ce1">
            <text:p>915009564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4531" table:style-name="ce1">
            <text:p>94531</text:p>
          </table:table-cell>
          <table:table-cell office:value-type="string" table:style-name="ce2">
            <text:p>81979641Q</text:p>
          </table:table-cell>
          <table:table-cell office:value-type="float" office:value="982037227" table:style-name="ce1">
            <text:p>982037227</text:p>
          </table:table-cell>
          <table:table-cell table:number-columns-repeated="16381"/>
        </table:table-row>
        <table:table-row table:style-name="ro1">
          <table:table-cell office:value-type="float" office:value="34750" table:style-name="ce1">
            <text:p>34750</text:p>
          </table:table-cell>
          <table:table-cell office:value-type="string" table:style-name="ce2">
            <text:p>81979641Q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15140" table:style-name="ce1">
            <text:p>15140</text:p>
          </table:table-cell>
          <table:table-cell office:value-type="string" table:style-name="ce2">
            <text:p>75387588J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2">
            <text:p>76148365F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69443" table:style-name="ce1">
            <text:p>69443</text:p>
          </table:table-cell>
          <table:table-cell office:value-type="string" table:style-name="ce2">
            <text:p>65515123W</text:p>
          </table:table-cell>
          <table:table-cell office:value-type="float" office:value="686430741" table:style-name="ce1">
            <text:p>686430741</text:p>
          </table:table-cell>
          <table:table-cell table:number-columns-repeated="16381"/>
        </table:table-row>
        <table:table-row table:style-name="ro1">
          <table:table-cell office:value-type="float" office:value="14450" table:style-name="ce1">
            <text:p>14450</text:p>
          </table:table-cell>
          <table:table-cell office:value-type="string" table:style-name="ce2">
            <text:p>43177259H</text:p>
          </table:table-cell>
          <table:table-cell office:value-type="float" office:value="936246131" table:style-name="ce1">
            <text:p>936246131</text:p>
          </table:table-cell>
          <table:table-cell table:number-columns-repeated="16381"/>
        </table:table-row>
        <table:table-row table:style-name="ro1">
          <table:table-cell office:value-type="float" office:value="49563" table:style-name="ce1">
            <text:p>49563</text:p>
          </table:table-cell>
          <table:table-cell office:value-type="string" table:style-name="ce2">
            <text:p>48789156C</text:p>
          </table:table-cell>
          <table:table-cell office:value-type="float" office:value="647855659" table:style-name="ce1">
            <text:p>647855659</text:p>
          </table:table-cell>
          <table:table-cell table:number-columns-repeated="16381"/>
        </table:table-row>
        <table:table-row table:style-name="ro1">
          <table:table-cell office:value-type="float" office:value="41113" table:style-name="ce1">
            <text:p>41113</text:p>
          </table:table-cell>
          <table:table-cell office:value-type="string" table:style-name="ce2">
            <text:p>57684347F</text:p>
          </table:table-cell>
          <table:table-cell office:value-type="float" office:value="984481738" table:style-name="ce1">
            <text:p>984481738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2">
            <text:p>05485827J</text:p>
          </table:table-cell>
          <table:table-cell office:value-type="float" office:value="916263388" table:style-name="ce1">
            <text:p>916263388</text:p>
          </table:table-cell>
          <table:table-cell table:number-columns-repeated="16381"/>
        </table:table-row>
        <table:table-row table:style-name="ro1">
          <table:table-cell office:value-type="float" office:value="23045" table:style-name="ce1">
            <text:p>23045</text:p>
          </table:table-cell>
          <table:table-cell office:value-type="string" table:style-name="ce2">
            <text:p>28487975V</text:p>
          </table:table-cell>
          <table:table-cell office:value-type="float" office:value="644653861" table:style-name="ce1">
            <text:p>644653861</text:p>
          </table:table-cell>
          <table:table-cell table:number-columns-repeated="16381"/>
        </table:table-row>
        <table:table-row table:style-name="ro1">
          <table:table-cell office:value-type="float" office:value="17131" table:style-name="ce1">
            <text:p>17131</text:p>
          </table:table-cell>
          <table:table-cell office:value-type="string" table:style-name="ce2">
            <text:p>58482144V</text:p>
          </table:table-cell>
          <table:table-cell office:value-type="float" office:value="676386784" table:style-name="ce1">
            <text:p>676386784</text:p>
          </table:table-cell>
          <table:table-cell table:number-columns-repeated="16381"/>
        </table:table-row>
        <table:table-row table:style-name="ro1">
          <table:table-cell office:value-type="float" office:value="88801" table:style-name="ce1">
            <text:p>88801</text:p>
          </table:table-cell>
          <table:table-cell office:value-type="string" table:style-name="ce2">
            <text:p>78783243L</text:p>
          </table:table-cell>
          <table:table-cell office:value-type="float" office:value="674684284" table:style-name="ce1">
            <text:p>674684284</text:p>
          </table:table-cell>
          <table:table-cell table:number-columns-repeated="16381"/>
        </table:table-row>
        <table:table-row table:style-name="ro1">
          <table:table-cell office:value-type="float" office:value="46463" table:style-name="ce1">
            <text:p>46463</text:p>
          </table:table-cell>
          <table:table-cell office:value-type="string" table:style-name="ce2">
            <text:p>56166143B</text:p>
          </table:table-cell>
          <table:table-cell office:value-type="float" office:value="675023387" table:style-name="ce1">
            <text:p>675023387</text:p>
          </table:table-cell>
          <table:table-cell table:number-columns-repeated="16381"/>
        </table:table-row>
        <table:table-row table:style-name="ro1">
          <table:table-cell office:value-type="float" office:value="87843" table:style-name="ce1">
            <text:p>87843</text:p>
          </table:table-cell>
          <table:table-cell office:value-type="string" table:style-name="ce2">
            <text:p>86844541W</text:p>
          </table:table-cell>
          <table:table-cell office:value-type="float" office:value="942956326" table:style-name="ce1">
            <text:p>942956326</text:p>
          </table:table-cell>
          <table:table-cell table:number-columns-repeated="16381"/>
        </table:table-row>
        <table:table-row table:style-name="ro1">
          <table:table-cell office:value-type="float" office:value="38054" table:style-name="ce1">
            <text:p>38054</text:p>
          </table:table-cell>
          <table:table-cell office:value-type="string" table:style-name="ce2">
            <text:p>38123265I</text:p>
          </table:table-cell>
          <table:table-cell office:value-type="float" office:value="991748251" table:style-name="ce1">
            <text:p>991748251</text:p>
          </table:table-cell>
          <table:table-cell table:number-columns-repeated="16381"/>
        </table:table-row>
        <table:table-row table:style-name="ro1">
          <table:table-cell office:value-type="float" office:value="86980" table:style-name="ce1">
            <text:p>86980</text:p>
          </table:table-cell>
          <table:table-cell office:value-type="string" table:style-name="ce2">
            <text:p>81053265S</text:p>
          </table:table-cell>
          <table:table-cell office:value-type="float" office:value="947177473" table:style-name="ce1">
            <text:p>947177473</text:p>
          </table:table-cell>
          <table:table-cell table:number-columns-repeated="16381"/>
        </table:table-row>
        <table:table-row table:style-name="ro1">
          <table:table-cell office:value-type="float" office:value="6890" table:style-name="ce1">
            <text:p>6890</text:p>
          </table:table-cell>
          <table:table-cell office:value-type="string" table:style-name="ce2">
            <text:p>26264609X</text:p>
          </table:table-cell>
          <table:table-cell office:value-type="float" office:value="678447432" table:style-name="ce1">
            <text:p>678447432</text:p>
          </table:table-cell>
          <table:table-cell table:number-columns-repeated="16381"/>
        </table:table-row>
        <table:table-row table:style-name="ro1">
          <table:table-cell office:value-type="float" office:value="78775" table:style-name="ce1">
            <text:p>78775</text:p>
          </table:table-cell>
          <table:table-cell office:value-type="string" table:style-name="ce2">
            <text:p>81447223E</text:p>
          </table:table-cell>
          <table:table-cell office:value-type="float" office:value="643924569" table:style-name="ce1">
            <text:p>643924569</text:p>
          </table:table-cell>
          <table:table-cell table:number-columns-repeated="16381"/>
        </table:table-row>
        <table:table-row table:style-name="ro1">
          <table:table-cell office:value-type="float" office:value="22311" table:style-name="ce1">
            <text:p>22311</text:p>
          </table:table-cell>
          <table:table-cell office:value-type="string" table:style-name="ce2">
            <text:p>31705377C</text:p>
          </table:table-cell>
          <table:table-cell office:value-type="float" office:value="626358781" table:style-name="ce1">
            <text:p>626358781</text:p>
          </table:table-cell>
          <table:table-cell table:number-columns-repeated="16381"/>
        </table:table-row>
        <table:table-row table:style-name="ro1">
          <table:table-cell office:value-type="float" office:value="70731" table:style-name="ce1">
            <text:p>70731</text:p>
          </table:table-cell>
          <table:table-cell office:value-type="string" table:style-name="ce2">
            <text:p>87809459Q</text:p>
          </table:table-cell>
          <table:table-cell office:value-type="float" office:value="911053352" table:style-name="ce1">
            <text:p>911053352</text:p>
          </table:table-cell>
          <table:table-cell table:number-columns-repeated="16381"/>
        </table:table-row>
        <table:table-row table:style-name="ro1">
          <table:table-cell office:value-type="float" office:value="11368" table:style-name="ce1">
            <text:p>11368</text:p>
          </table:table-cell>
          <table:table-cell office:value-type="string" table:style-name="ce2">
            <text:p>87068754O</text:p>
          </table:table-cell>
          <table:table-cell office:value-type="float" office:value="953362572" table:style-name="ce1">
            <text:p>953362572</text:p>
          </table:table-cell>
          <table:table-cell table:number-columns-repeated="16381"/>
        </table:table-row>
        <table:table-row table:style-name="ro1">
          <table:table-cell office:value-type="float" office:value="53388" table:style-name="ce1">
            <text:p>53388</text:p>
          </table:table-cell>
          <table:table-cell office:value-type="string" table:style-name="ce2">
            <text:p>75872012A</text:p>
          </table:table-cell>
          <table:table-cell office:value-type="float" office:value="671069744" table:style-name="ce1">
            <text:p>671069744</text:p>
          </table:table-cell>
          <table:table-cell table:number-columns-repeated="16381"/>
        </table:table-row>
        <table:table-row table:style-name="ro1">
          <table:table-cell office:value-type="float" office:value="64481" table:style-name="ce1">
            <text:p>64481</text:p>
          </table:table-cell>
          <table:table-cell office:value-type="string" table:style-name="ce2">
            <text:p>86083688J</text:p>
          </table:table-cell>
          <table:table-cell office:value-type="float" office:value="692316681" table:style-name="ce1">
            <text:p>692316681</text:p>
          </table:table-cell>
          <table:table-cell table:number-columns-repeated="16381"/>
        </table:table-row>
        <table:table-row table:style-name="ro1">
          <table:table-cell office:value-type="float" office:value="74329" table:style-name="ce1">
            <text:p>74329</text:p>
          </table:table-cell>
          <table:table-cell office:value-type="string" table:style-name="ce2">
            <text:p>76491842T</text:p>
          </table:table-cell>
          <table:table-cell office:value-type="float" office:value="942442783" table:style-name="ce1">
            <text:p>942442783</text:p>
          </table:table-cell>
          <table:table-cell table:number-columns-repeated="16381"/>
        </table:table-row>
        <table:table-row table:style-name="ro1">
          <table:table-cell office:value-type="float" office:value="46498" table:style-name="ce1">
            <text:p>46498</text:p>
          </table:table-cell>
          <table:table-cell office:value-type="string" table:style-name="ce2">
            <text:p>23292945S</text:p>
          </table:table-cell>
          <table:table-cell office:value-type="float" office:value="637682779" table:style-name="ce1">
            <text:p>637682779</text:p>
          </table:table-cell>
          <table:table-cell table:number-columns-repeated="16381"/>
        </table:table-row>
        <table:table-row table:style-name="ro1">
          <table:table-cell office:value-type="float" office:value="86661" table:style-name="ce1">
            <text:p>86661</text:p>
          </table:table-cell>
          <table:table-cell office:value-type="string" table:style-name="ce2">
            <text:p>23691318L</text:p>
          </table:table-cell>
          <table:table-cell office:value-type="float" office:value="608224128" table:style-name="ce1">
            <text:p>608224128</text:p>
          </table:table-cell>
          <table:table-cell table:number-columns-repeated="16381"/>
        </table:table-row>
        <table:table-row table:style-name="ro1">
          <table:table-cell office:value-type="float" office:value="44234" table:style-name="ce1">
            <text:p>44234</text:p>
          </table:table-cell>
          <table:table-cell office:value-type="string" table:style-name="ce2">
            <text:p>75503344C</text:p>
          </table:table-cell>
          <table:table-cell office:value-type="float" office:value="624867665" table:style-name="ce1">
            <text:p>624867665</text:p>
          </table:table-cell>
          <table:table-cell table:number-columns-repeated="16381"/>
        </table:table-row>
        <table:table-row table:style-name="ro1">
          <table:table-cell office:value-type="float" office:value="87138" table:style-name="ce1">
            <text:p>87138</text:p>
          </table:table-cell>
          <table:table-cell office:value-type="string" table:style-name="ce2">
            <text:p>33154057G</text:p>
          </table:table-cell>
          <table:table-cell office:value-type="float" office:value="988132947" table:style-name="ce1">
            <text:p>988132947</text:p>
          </table:table-cell>
          <table:table-cell table:number-columns-repeated="16381"/>
        </table:table-row>
        <table:table-row table:style-name="ro1">
          <table:table-cell office:value-type="float" office:value="51833" table:style-name="ce1">
            <text:p>51833</text:p>
          </table:table-cell>
          <table:table-cell office:value-type="string" table:style-name="ce2">
            <text:p>14642532C</text:p>
          </table:table-cell>
          <table:table-cell office:value-type="float" office:value="646152526" table:style-name="ce1">
            <text:p>646152526</text:p>
          </table:table-cell>
          <table:table-cell table:number-columns-repeated="16381"/>
        </table:table-row>
        <table:table-row table:style-name="ro1">
          <table:table-cell office:value-type="float" office:value="98853" table:style-name="ce1">
            <text:p>98853</text:p>
          </table:table-cell>
          <table:table-cell office:value-type="string" table:style-name="ce2">
            <text:p>10084879R</text:p>
          </table:table-cell>
          <table:table-cell office:value-type="float" office:value="631475229" table:style-name="ce1">
            <text:p>631475229</text:p>
          </table:table-cell>
          <table:table-cell table:number-columns-repeated="16381"/>
        </table:table-row>
        <table:table-row table:style-name="ro1">
          <table:table-cell office:value-type="float" office:value="31150" table:style-name="ce1">
            <text:p>31150</text:p>
          </table:table-cell>
          <table:table-cell office:value-type="string" table:style-name="ce2">
            <text:p>41878471C</text:p>
          </table:table-cell>
          <table:table-cell office:value-type="float" office:value="977642202" table:style-name="ce1">
            <text:p>977642202</text:p>
          </table:table-cell>
          <table:table-cell table:number-columns-repeated="16381"/>
        </table:table-row>
        <table:table-row table:style-name="ro1">
          <table:table-cell office:value-type="float" office:value="27347" table:style-name="ce1">
            <text:p>27347</text:p>
          </table:table-cell>
          <table:table-cell office:value-type="string" table:style-name="ce2">
            <text:p>95051132K</text:p>
          </table:table-cell>
          <table:table-cell office:value-type="float" office:value="981840357" table:style-name="ce1">
            <text:p>981840357</text:p>
          </table:table-cell>
          <table:table-cell table:number-columns-repeated="16381"/>
        </table:table-row>
        <table:table-row table:style-name="ro1">
          <table:table-cell office:value-type="float" office:value="86154" table:style-name="ce1">
            <text:p>86154</text:p>
          </table:table-cell>
          <table:table-cell office:value-type="string" table:style-name="ce2">
            <text:p>73838141J</text:p>
          </table:table-cell>
          <table:table-cell office:value-type="float" office:value="646184918" table:style-name="ce1">
            <text:p>646184918</text:p>
          </table:table-cell>
          <table:table-cell table:number-columns-repeated="16381"/>
        </table:table-row>
        <table:table-row table:style-name="ro1">
          <table:table-cell office:value-type="float" office:value="55290" table:style-name="ce1">
            <text:p>55290</text:p>
          </table:table-cell>
          <table:table-cell office:value-type="string" table:style-name="ce2">
            <text:p>32431735R</text:p>
          </table:table-cell>
          <table:table-cell office:value-type="float" office:value="662766298" table:style-name="ce1">
            <text:p>662766298</text:p>
          </table:table-cell>
          <table:table-cell table:number-columns-repeated="16381"/>
        </table:table-row>
        <table:table-row table:style-name="ro1">
          <table:table-cell office:value-type="float" office:value="72234" table:style-name="ce1">
            <text:p>72234</text:p>
          </table:table-cell>
          <table:table-cell office:value-type="string" table:style-name="ce2">
            <text:p>17831148T</text:p>
          </table:table-cell>
          <table:table-cell office:value-type="float" office:value="942578706" table:style-name="ce1">
            <text:p>942578706</text:p>
          </table:table-cell>
          <table:table-cell table:number-columns-repeated="16381"/>
        </table:table-row>
        <table:table-row table:style-name="ro1">
          <table:table-cell office:value-type="float" office:value="52884" table:style-name="ce1">
            <text:p>52884</text:p>
          </table:table-cell>
          <table:table-cell office:value-type="string" table:style-name="ce2">
            <text:p>39744363T</text:p>
          </table:table-cell>
          <table:table-cell office:value-type="float" office:value="916685382" table:style-name="ce1">
            <text:p>916685382</text:p>
          </table:table-cell>
          <table:table-cell table:number-columns-repeated="16381"/>
        </table:table-row>
        <table:table-row table:style-name="ro1">
          <table:table-cell office:value-type="float" office:value="40414" table:style-name="ce1">
            <text:p>40414</text:p>
          </table:table-cell>
          <table:table-cell office:value-type="string" table:style-name="ce2">
            <text:p>16384821M</text:p>
          </table:table-cell>
          <table:table-cell office:value-type="float" office:value="643894352" table:style-name="ce1">
            <text:p>643894352</text:p>
          </table:table-cell>
          <table:table-cell table:number-columns-repeated="16381"/>
        </table:table-row>
        <table:table-row table:style-name="ro1">
          <table:table-cell office:value-type="float" office:value="66653" table:style-name="ce1">
            <text:p>66653</text:p>
          </table:table-cell>
          <table:table-cell office:value-type="string" table:style-name="ce2">
            <text:p>84807967G</text:p>
          </table:table-cell>
          <table:table-cell office:value-type="float" office:value="647283861" table:style-name="ce1">
            <text:p>647283861</text:p>
          </table:table-cell>
          <table:table-cell table:number-columns-repeated="16381"/>
        </table:table-row>
        <table:table-row table:style-name="ro1">
          <table:table-cell office:value-type="float" office:value="21944" table:style-name="ce1">
            <text:p>21944</text:p>
          </table:table-cell>
          <table:table-cell office:value-type="string" table:style-name="ce2">
            <text:p>43195365Y</text:p>
          </table:table-cell>
          <table:table-cell office:value-type="float" office:value="618124252" table:style-name="ce1">
            <text:p>618124252</text:p>
          </table:table-cell>
          <table:table-cell table:number-columns-repeated="16381"/>
        </table:table-row>
        <table:table-row table:style-name="ro1">
          <table:table-cell office:value-type="float" office:value="18671" table:style-name="ce1">
            <text:p>18671</text:p>
          </table:table-cell>
          <table:table-cell office:value-type="string" table:style-name="ce2">
            <text:p>28538148G</text:p>
          </table:table-cell>
          <table:table-cell office:value-type="float" office:value="657816614" table:style-name="ce1">
            <text:p>657816614</text:p>
          </table:table-cell>
          <table:table-cell table:number-columns-repeated="16381"/>
        </table:table-row>
        <table:table-row table:style-name="ro1">
          <table:table-cell office:value-type="float" office:value="83803" table:style-name="ce1">
            <text:p>83803</text:p>
          </table:table-cell>
          <table:table-cell office:value-type="string" table:style-name="ce2">
            <text:p>33757922F</text:p>
          </table:table-cell>
          <table:table-cell office:value-type="float" office:value="612646772" table:style-name="ce1">
            <text:p>612646772</text:p>
          </table:table-cell>
          <table:table-cell table:number-columns-repeated="16381"/>
        </table:table-row>
        <table:table-row table:style-name="ro1">
          <table:table-cell office:value-type="float" office:value="82322" table:style-name="ce1">
            <text:p>82322</text:p>
          </table:table-cell>
          <table:table-cell office:value-type="string" table:style-name="ce2">
            <text:p>91220809Z</text:p>
          </table:table-cell>
          <table:table-cell office:value-type="float" office:value="663419215" table:style-name="ce1">
            <text:p>663419215</text:p>
          </table:table-cell>
          <table:table-cell table:number-columns-repeated="16381"/>
        </table:table-row>
        <table:table-row table:style-name="ro1">
          <table:table-cell office:value-type="float" office:value="88532" table:style-name="ce1">
            <text:p>88532</text:p>
          </table:table-cell>
          <table:table-cell office:value-type="string" table:style-name="ce2">
            <text:p>74680356V</text:p>
          </table:table-cell>
          <table:table-cell office:value-type="float" office:value="692244142" table:style-name="ce1">
            <text:p>692244142</text:p>
          </table:table-cell>
          <table:table-cell table:number-columns-repeated="16381"/>
        </table:table-row>
        <table:table-row table:style-name="ro1">
          <table:table-cell office:value-type="float" office:value="8723" table:style-name="ce1">
            <text:p>8723</text:p>
          </table:table-cell>
          <table:table-cell office:value-type="string" table:style-name="ce2">
            <text:p>73977174X</text:p>
          </table:table-cell>
          <table:table-cell office:value-type="float" office:value="952823598" table:style-name="ce1">
            <text:p>952823598</text:p>
          </table:table-cell>
          <table:table-cell table:number-columns-repeated="16381"/>
        </table:table-row>
        <table:table-row table:style-name="ro1">
          <table:table-cell office:value-type="float" office:value="55105" table:style-name="ce1">
            <text:p>55105</text:p>
          </table:table-cell>
          <table:table-cell office:value-type="string" table:style-name="ce2">
            <text:p>19783477T</text:p>
          </table:table-cell>
          <table:table-cell office:value-type="float" office:value="612718215" table:style-name="ce1">
            <text:p>612718215</text:p>
          </table:table-cell>
          <table:table-cell table:number-columns-repeated="16381"/>
        </table:table-row>
        <table:table-row table:style-name="ro1">
          <table:table-cell office:value-type="float" office:value="25726" table:style-name="ce1">
            <text:p>25726</text:p>
          </table:table-cell>
          <table:table-cell office:value-type="string" table:style-name="ce2">
            <text:p>18377410F</text:p>
          </table:table-cell>
          <table:table-cell office:value-type="float" office:value="933086457" table:style-name="ce1">
            <text:p>933086457</text:p>
          </table:table-cell>
          <table:table-cell table:number-columns-repeated="16381"/>
        </table:table-row>
        <table:table-row table:style-name="ro1">
          <table:table-cell office:value-type="float" office:value="74777" table:style-name="ce1">
            <text:p>74777</text:p>
          </table:table-cell>
          <table:table-cell office:value-type="string" table:style-name="ce2">
            <text:p>18437363O</text:p>
          </table:table-cell>
          <table:table-cell office:value-type="float" office:value="923013134" table:style-name="ce1">
            <text:p>923013134</text:p>
          </table:table-cell>
          <table:table-cell table:number-columns-repeated="16381"/>
        </table:table-row>
        <table:table-row table:style-name="ro1">
          <table:table-cell office:value-type="float" office:value="81902" table:style-name="ce1">
            <text:p>81902</text:p>
          </table:table-cell>
          <table:table-cell office:value-type="string" table:style-name="ce2">
            <text:p>28335382E</text:p>
          </table:table-cell>
          <table:table-cell office:value-type="float" office:value="947522848" table:style-name="ce1">
            <text:p>947522848</text:p>
          </table:table-cell>
          <table:table-cell table:number-columns-repeated="16381"/>
        </table:table-row>
        <table:table-row table:style-name="ro1">
          <table:table-cell office:value-type="float" office:value="9937" table:style-name="ce1">
            <text:p>9937</text:p>
          </table:table-cell>
          <table:table-cell office:value-type="string" table:style-name="ce2">
            <text:p>78715534M</text:p>
          </table:table-cell>
          <table:table-cell office:value-type="float" office:value="961514688" table:style-name="ce1">
            <text:p>961514688</text:p>
          </table:table-cell>
          <table:table-cell table:number-columns-repeated="16381"/>
        </table:table-row>
        <table:table-row table:style-name="ro1">
          <table:table-cell office:value-type="float" office:value="64943" table:style-name="ce1">
            <text:p>64943</text:p>
          </table:table-cell>
          <table:table-cell office:value-type="string" table:style-name="ce2">
            <text:p>41444020C</text:p>
          </table:table-cell>
          <table:table-cell office:value-type="float" office:value="946723252" table:style-name="ce1">
            <text:p>946723252</text:p>
          </table:table-cell>
          <table:table-cell table:number-columns-repeated="16381"/>
        </table:table-row>
        <table:table-row table:style-name="ro1">
          <table:table-cell office:value-type="float" office:value="87921" table:style-name="ce1">
            <text:p>87921</text:p>
          </table:table-cell>
          <table:table-cell office:value-type="string" table:style-name="ce2">
            <text:p>17634287M</text:p>
          </table:table-cell>
          <table:table-cell office:value-type="float" office:value="961167048" table:style-name="ce1">
            <text:p>961167048</text:p>
          </table:table-cell>
          <table:table-cell table:number-columns-repeated="16381"/>
        </table:table-row>
        <table:table-row table:style-name="ro1">
          <table:table-cell office:value-type="float" office:value="21723" table:style-name="ce1">
            <text:p>21723</text:p>
          </table:table-cell>
          <table:table-cell office:value-type="string" table:style-name="ce2">
            <text:p>86543465P</text:p>
          </table:table-cell>
          <table:table-cell office:value-type="float" office:value="951866855" table:style-name="ce1">
            <text:p>951866855</text:p>
          </table:table-cell>
          <table:table-cell table:number-columns-repeated="16381"/>
        </table:table-row>
        <table:table-row table:style-name="ro1">
          <table:table-cell office:value-type="float" office:value="31933" table:style-name="ce1">
            <text:p>31933</text:p>
          </table:table-cell>
          <table:table-cell office:value-type="string" table:style-name="ce2">
            <text:p>42533438U</text:p>
          </table:table-cell>
          <table:table-cell office:value-type="float" office:value="925830895" table:style-name="ce1">
            <text:p>925830895</text:p>
          </table:table-cell>
          <table:table-cell table:number-columns-repeated="16381"/>
        </table:table-row>
        <table:table-row table:style-name="ro1">
          <table:table-cell office:value-type="float" office:value="58884" table:style-name="ce1">
            <text:p>58884</text:p>
          </table:table-cell>
          <table:table-cell office:value-type="string" table:style-name="ce2">
            <text:p>40261825O</text:p>
          </table:table-cell>
          <table:table-cell office:value-type="float" office:value="621568392" table:style-name="ce1">
            <text:p>621568392</text:p>
          </table:table-cell>
          <table:table-cell table:number-columns-repeated="16381"/>
        </table:table-row>
        <table:table-row table:style-name="ro1">
          <table:table-cell office:value-type="float" office:value="55285" table:style-name="ce1">
            <text:p>55285</text:p>
          </table:table-cell>
          <table:table-cell office:value-type="string" table:style-name="ce2">
            <text:p>84798133M</text:p>
          </table:table-cell>
          <table:table-cell office:value-type="float" office:value="949657714" table:style-name="ce1">
            <text:p>949657714</text:p>
          </table:table-cell>
          <table:table-cell table:number-columns-repeated="16381"/>
        </table:table-row>
        <table:table-row table:style-name="ro1">
          <table:table-cell office:value-type="float" office:value="37752" table:style-name="ce1">
            <text:p>37752</text:p>
          </table:table-cell>
          <table:table-cell office:value-type="string" table:style-name="ce2">
            <text:p>75126158H</text:p>
          </table:table-cell>
          <table:table-cell office:value-type="float" office:value="656488307" table:style-name="ce1">
            <text:p>656488307</text:p>
          </table:table-cell>
          <table:table-cell table:number-columns-repeated="16381"/>
        </table:table-row>
        <table:table-row table:style-name="ro1">
          <table:table-cell office:value-type="float" office:value="62718" table:style-name="ce1">
            <text:p>62718</text:p>
          </table:table-cell>
          <table:table-cell office:value-type="string" table:style-name="ce2">
            <text:p>37476526Y</text:p>
          </table:table-cell>
          <table:table-cell office:value-type="float" office:value="637783397" table:style-name="ce1">
            <text:p>637783397</text:p>
          </table:table-cell>
          <table:table-cell table:number-columns-repeated="16381"/>
        </table:table-row>
        <table:table-row table:style-name="ro1">
          <table:table-cell office:value-type="float" office:value="16280" table:style-name="ce1">
            <text:p>16280</text:p>
          </table:table-cell>
          <table:table-cell office:value-type="string" table:style-name="ce2">
            <text:p>20849774E</text:p>
          </table:table-cell>
          <table:table-cell office:value-type="float" office:value="617463544" table:style-name="ce1">
            <text:p>617463544</text:p>
          </table:table-cell>
          <table:table-cell table:number-columns-repeated="16381"/>
        </table:table-row>
        <table:table-row table:style-name="ro1">
          <table:table-cell office:value-type="float" office:value="30697" table:style-name="ce1">
            <text:p>30697</text:p>
          </table:table-cell>
          <table:table-cell office:value-type="string" table:style-name="ce2">
            <text:p>49082427C</text:p>
          </table:table-cell>
          <table:table-cell office:value-type="float" office:value="974356204" table:style-name="ce1">
            <text:p>974356204</text:p>
          </table:table-cell>
          <table:table-cell table:number-columns-repeated="16381"/>
        </table:table-row>
        <table:table-row table:style-name="ro1">
          <table:table-cell office:value-type="float" office:value="74213" table:style-name="ce1">
            <text:p>74213</text:p>
          </table:table-cell>
          <table:table-cell office:value-type="string" table:style-name="ce2">
            <text:p>86541577C</text:p>
          </table:table-cell>
          <table:table-cell office:value-type="float" office:value="940604224" table:style-name="ce1">
            <text:p>940604224</text:p>
          </table:table-cell>
          <table:table-cell table:number-columns-repeated="16381"/>
        </table:table-row>
        <table:table-row table:style-name="ro1">
          <table:table-cell office:value-type="float" office:value="28841" table:style-name="ce1">
            <text:p>28841</text:p>
          </table:table-cell>
          <table:table-cell office:value-type="string" table:style-name="ce2">
            <text:p>14658822L</text:p>
          </table:table-cell>
          <table:table-cell office:value-type="float" office:value="990121176" table:style-name="ce1">
            <text:p>990121176</text:p>
          </table:table-cell>
          <table:table-cell table:number-columns-repeated="16381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string" table:style-name="ce2">
            <text:p>52133165P</text:p>
          </table:table-cell>
          <table:table-cell office:value-type="float" office:value="642188382" table:style-name="ce1">
            <text:p>642188382</text:p>
          </table:table-cell>
          <table:table-cell table:number-columns-repeated="16381"/>
        </table:table-row>
        <table:table-row table:style-name="ro1">
          <table:table-cell office:value-type="float" office:value="25773" table:style-name="ce1">
            <text:p>25773</text:p>
          </table:table-cell>
          <table:table-cell office:value-type="string" table:style-name="ce2">
            <text:p>75817676T</text:p>
          </table:table-cell>
          <table:table-cell office:value-type="float" office:value="947861485" table:style-name="ce1">
            <text:p>947861485</text:p>
          </table:table-cell>
          <table:table-cell table:number-columns-repeated="16381"/>
        </table:table-row>
        <table:table-row table:style-name="ro1">
          <table:table-cell office:value-type="float" office:value="13324" table:style-name="ce1">
            <text:p>13324</text:p>
          </table:table-cell>
          <table:table-cell office:value-type="string" table:style-name="ce2">
            <text:p>15758195J</text:p>
          </table:table-cell>
          <table:table-cell office:value-type="float" office:value="638260071" table:style-name="ce1">
            <text:p>638260071</text:p>
          </table:table-cell>
          <table:table-cell table:number-columns-repeated="16381"/>
        </table:table-row>
        <table:table-row table:style-name="ro1">
          <table:table-cell office:value-type="float" office:value="56263" table:style-name="ce1">
            <text:p>56263</text:p>
          </table:table-cell>
          <table:table-cell office:value-type="string" table:style-name="ce2">
            <text:p>84612949T</text:p>
          </table:table-cell>
          <table:table-cell office:value-type="float" office:value="972480321" table:style-name="ce1">
            <text:p>972480321</text:p>
          </table:table-cell>
          <table:table-cell table:number-columns-repeated="16381"/>
        </table:table-row>
        <table:table-row table:style-name="ro1">
          <table:table-cell office:value-type="float" office:value="34338" table:style-name="ce1">
            <text:p>34338</text:p>
          </table:table-cell>
          <table:table-cell office:value-type="string" table:style-name="ce2">
            <text:p>03288232L</text:p>
          </table:table-cell>
          <table:table-cell office:value-type="float" office:value="941389813" table:style-name="ce1">
            <text:p>941389813</text:p>
          </table:table-cell>
          <table:table-cell table:number-columns-repeated="16381"/>
        </table:table-row>
        <table:table-row table:style-name="ro1">
          <table:table-cell office:value-type="float" office:value="23721" table:style-name="ce1">
            <text:p>23721</text:p>
          </table:table-cell>
          <table:table-cell office:value-type="string" table:style-name="ce2">
            <text:p>03487748M</text:p>
          </table:table-cell>
          <table:table-cell office:value-type="float" office:value="695106862" table:style-name="ce1">
            <text:p>695106862</text:p>
          </table:table-cell>
          <table:table-cell table:number-columns-repeated="16381"/>
        </table:table-row>
        <table:table-row table:style-name="ro1">
          <table:table-cell office:value-type="float" office:value="48541" table:style-name="ce1">
            <text:p>48541</text:p>
          </table:table-cell>
          <table:table-cell office:value-type="string" table:style-name="ce2">
            <text:p>48953717B</text:p>
          </table:table-cell>
          <table:table-cell office:value-type="float" office:value="615445422" table:style-name="ce1">
            <text:p>615445422</text:p>
          </table:table-cell>
          <table:table-cell table:number-columns-repeated="16381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2">
            <text:p>72745527Q</text:p>
          </table:table-cell>
          <table:table-cell office:value-type="float" office:value="625538863" table:style-name="ce1">
            <text:p>625538863</text:p>
          </table:table-cell>
          <table:table-cell table:number-columns-repeated="16381"/>
        </table:table-row>
        <table:table-row table:style-name="ro1">
          <table:table-cell office:value-type="float" office:value="51436" table:style-name="ce1">
            <text:p>51436</text:p>
          </table:table-cell>
          <table:table-cell office:value-type="string" table:style-name="ce2">
            <text:p>38762861H</text:p>
          </table:table-cell>
          <table:table-cell office:value-type="float" office:value="978821535" table:style-name="ce1">
            <text:p>978821535</text:p>
          </table:table-cell>
          <table:table-cell table:number-columns-repeated="16381"/>
        </table:table-row>
        <table:table-row table:style-name="ro1">
          <table:table-cell office:value-type="float" office:value="69555" table:style-name="ce1">
            <text:p>69555</text:p>
          </table:table-cell>
          <table:table-cell office:value-type="string" table:style-name="ce2">
            <text:p>76242531O</text:p>
          </table:table-cell>
          <table:table-cell office:value-type="float" office:value="665081215" table:style-name="ce1">
            <text:p>665081215</text:p>
          </table:table-cell>
          <table:table-cell table:number-columns-repeated="16381"/>
        </table:table-row>
        <table:table-row table:style-name="ro1">
          <table:table-cell office:value-type="float" office:value="57147" table:style-name="ce1">
            <text:p>57147</text:p>
          </table:table-cell>
          <table:table-cell office:value-type="string" table:style-name="ce2">
            <text:p>67638815E</text:p>
          </table:table-cell>
          <table:table-cell office:value-type="float" office:value="614564355" table:style-name="ce1">
            <text:p>614564355</text:p>
          </table:table-cell>
          <table:table-cell table:number-columns-repeated="16381"/>
        </table:table-row>
        <table:table-row table:style-name="ro1">
          <table:table-cell office:value-type="float" office:value="16675" table:style-name="ce1">
            <text:p>16675</text:p>
          </table:table-cell>
          <table:table-cell office:value-type="string" table:style-name="ce2">
            <text:p>69706620N</text:p>
          </table:table-cell>
          <table:table-cell office:value-type="float" office:value="972164152" table:style-name="ce1">
            <text:p>972164152</text:p>
          </table:table-cell>
          <table:table-cell table:number-columns-repeated="16381"/>
        </table:table-row>
        <table:table-row table:style-name="ro1">
          <table:table-cell office:value-type="float" office:value="67500" table:style-name="ce1">
            <text:p>67500</text:p>
          </table:table-cell>
          <table:table-cell office:value-type="string" table:style-name="ce2">
            <text:p>99811455D</text:p>
          </table:table-cell>
          <table:table-cell office:value-type="float" office:value="681736177" table:style-name="ce1">
            <text:p>681736177</text:p>
          </table:table-cell>
          <table:table-cell table:number-columns-repeated="16381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2">
            <text:p>85630465A</text:p>
          </table:table-cell>
          <table:table-cell office:value-type="float" office:value="954828632" table:style-name="ce1">
            <text:p>954828632</text:p>
          </table:table-cell>
          <table:table-cell table:number-columns-repeated="16381"/>
        </table:table-row>
        <table:table-row table:style-name="ro1">
          <table:table-cell office:value-type="float" office:value="82410" table:style-name="ce1">
            <text:p>82410</text:p>
          </table:table-cell>
          <table:table-cell office:value-type="string" table:style-name="ce2">
            <text:p>46523115H</text:p>
          </table:table-cell>
          <table:table-cell office:value-type="float" office:value="944732577" table:style-name="ce1">
            <text:p>944732577</text:p>
          </table:table-cell>
          <table:table-cell table:number-columns-repeated="16381"/>
        </table:table-row>
        <table:table-row table:style-name="ro1">
          <table:table-cell office:value-type="float" office:value="22287" table:style-name="ce1">
            <text:p>22287</text:p>
          </table:table-cell>
          <table:table-cell office:value-type="string" table:style-name="ce2">
            <text:p>23587858X</text:p>
          </table:table-cell>
          <table:table-cell office:value-type="float" office:value="969634892" table:style-name="ce1">
            <text:p>969634892</text:p>
          </table:table-cell>
          <table:table-cell table:number-columns-repeated="16381"/>
        </table:table-row>
        <table:table-row table:style-name="ro1">
          <table:table-cell office:value-type="float" office:value="36598" table:style-name="ce1">
            <text:p>36598</text:p>
          </table:table-cell>
          <table:table-cell office:value-type="string" table:style-name="ce2">
            <text:p>21663891I</text:p>
          </table:table-cell>
          <table:table-cell office:value-type="float" office:value="637276826" table:style-name="ce1">
            <text:p>637276826</text:p>
          </table:table-cell>
          <table:table-cell table:number-columns-repeated="16381"/>
        </table:table-row>
        <table:table-row table:style-name="ro1">
          <table:table-cell office:value-type="float" office:value="57146" table:style-name="ce1">
            <text:p>57146</text:p>
          </table:table-cell>
          <table:table-cell office:value-type="string" table:style-name="ce2">
            <text:p>22178427L</text:p>
          </table:table-cell>
          <table:table-cell office:value-type="float" office:value="666638129" table:style-name="ce1">
            <text:p>666638129</text:p>
          </table:table-cell>
          <table:table-cell table:number-columns-repeated="16381"/>
        </table:table-row>
        <table:table-row table:style-name="ro1">
          <table:table-cell office:value-type="float" office:value="93285" table:style-name="ce1">
            <text:p>93285</text:p>
          </table:table-cell>
          <table:table-cell office:value-type="string" table:style-name="ce2">
            <text:p>46784631C</text:p>
          </table:table-cell>
          <table:table-cell office:value-type="float" office:value="694884760" table:style-name="ce1">
            <text:p>694884760</text:p>
          </table:table-cell>
          <table:table-cell table:number-columns-repeated="16381"/>
        </table:table-row>
        <table:table-row table:style-name="ro1">
          <table:table-cell office:value-type="float" office:value="68882" table:style-name="ce1">
            <text:p>68882</text:p>
          </table:table-cell>
          <table:table-cell office:value-type="string" table:style-name="ce2">
            <text:p>11185233N</text:p>
          </table:table-cell>
          <table:table-cell office:value-type="float" office:value="952382335" table:style-name="ce1">
            <text:p>952382335</text:p>
          </table:table-cell>
          <table:table-cell table:number-columns-repeated="16381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2">
            <text:p>57816654T</text:p>
          </table:table-cell>
          <table:table-cell office:value-type="float" office:value="957655213" table:style-name="ce1">
            <text:p>957655213</text:p>
          </table:table-cell>
          <table:table-cell table:number-columns-repeated="16381"/>
        </table:table-row>
        <table:table-row table:style-name="ro1">
          <table:table-cell office:value-type="float" office:value="21467" table:style-name="ce1">
            <text:p>21467</text:p>
          </table:table-cell>
          <table:table-cell office:value-type="string" table:style-name="ce2">
            <text:p>96329259V</text:p>
          </table:table-cell>
          <table:table-cell office:value-type="float" office:value="655896196" table:style-name="ce1">
            <text:p>655896196</text:p>
          </table:table-cell>
          <table:table-cell table:number-columns-repeated="16381"/>
        </table:table-row>
        <table:table-row table:style-name="ro1">
          <table:table-cell office:value-type="float" office:value="76638" table:style-name="ce1">
            <text:p>76638</text:p>
          </table:table-cell>
          <table:table-cell office:value-type="string" table:style-name="ce2">
            <text:p>88775823P</text:p>
          </table:table-cell>
          <table:table-cell office:value-type="float" office:value="902410137" table:style-name="ce1">
            <text:p>902410137</text:p>
          </table:table-cell>
          <table:table-cell table:number-columns-repeated="16381"/>
        </table:table-row>
        <table:table-row table:style-name="ro1">
          <table:table-cell office:value-type="float" office:value="72015" table:style-name="ce1">
            <text:p>72015</text:p>
          </table:table-cell>
          <table:table-cell office:value-type="string" table:style-name="ce2">
            <text:p>89106461Y</text:p>
          </table:table-cell>
          <table:table-cell office:value-type="float" office:value="983416817" table:style-name="ce1">
            <text:p>983416817</text:p>
          </table:table-cell>
          <table:table-cell table:number-columns-repeated="16381"/>
        </table:table-row>
        <table:table-row table:style-name="ro1">
          <table:table-cell office:value-type="float" office:value="91357" table:style-name="ce1">
            <text:p>91357</text:p>
          </table:table-cell>
          <table:table-cell office:value-type="string" table:style-name="ce2">
            <text:p>41367977C</text:p>
          </table:table-cell>
          <table:table-cell office:value-type="float" office:value="678963768" table:style-name="ce1">
            <text:p>678963768</text:p>
          </table:table-cell>
          <table:table-cell table:number-columns-repeated="16381"/>
        </table:table-row>
        <table:table-row table:style-name="ro1">
          <table:table-cell office:value-type="float" office:value="33770" table:style-name="ce1">
            <text:p>33770</text:p>
          </table:table-cell>
          <table:table-cell office:value-type="string" table:style-name="ce2">
            <text:p>24583604Z</text:p>
          </table:table-cell>
          <table:table-cell office:value-type="float" office:value="672416160" table:style-name="ce1">
            <text:p>672416160</text:p>
          </table:table-cell>
          <table:table-cell table:number-columns-repeated="16381"/>
        </table:table-row>
        <table:table-row table:style-name="ro1">
          <table:table-cell office:value-type="float" office:value="64859" table:style-name="ce1">
            <text:p>64859</text:p>
          </table:table-cell>
          <table:table-cell office:value-type="string" table:style-name="ce2">
            <text:p>14023235U</text:p>
          </table:table-cell>
          <table:table-cell office:value-type="float" office:value="907551176" table:style-name="ce1">
            <text:p>907551176</text:p>
          </table:table-cell>
          <table:table-cell table:number-columns-repeated="16381"/>
        </table:table-row>
        <table:table-row table:style-name="ro1">
          <table:table-cell office:value-type="float" office:value="14813" table:style-name="ce1">
            <text:p>14813</text:p>
          </table:table-cell>
          <table:table-cell office:value-type="string" table:style-name="ce2">
            <text:p>13227707W</text:p>
          </table:table-cell>
          <table:table-cell office:value-type="float" office:value="693306225" table:style-name="ce1">
            <text:p>693306225</text:p>
          </table:table-cell>
          <table:table-cell table:number-columns-repeated="16381"/>
        </table:table-row>
        <table:table-row table:style-name="ro1">
          <table:table-cell office:value-type="float" office:value="52070" table:style-name="ce1">
            <text:p>52070</text:p>
          </table:table-cell>
          <table:table-cell office:value-type="string" table:style-name="ce2">
            <text:p>47604772P</text:p>
          </table:table-cell>
          <table:table-cell office:value-type="float" office:value="624712251" table:style-name="ce1">
            <text:p>624712251</text:p>
          </table:table-cell>
          <table:table-cell table:number-columns-repeated="16381"/>
        </table:table-row>
        <table:table-row table:style-name="ro1">
          <table:table-cell office:value-type="float" office:value="28621" table:style-name="ce1">
            <text:p>28621</text:p>
          </table:table-cell>
          <table:table-cell office:value-type="string" table:style-name="ce2">
            <text:p>17562688M</text:p>
          </table:table-cell>
          <table:table-cell office:value-type="float" office:value="950742152" table:style-name="ce1">
            <text:p>950742152</text:p>
          </table:table-cell>
          <table:table-cell table:number-columns-repeated="16381"/>
        </table:table-row>
        <table:table-row table:style-name="ro1">
          <table:table-cell office:value-type="float" office:value="86735" table:style-name="ce1">
            <text:p>86735</text:p>
          </table:table-cell>
          <table:table-cell office:value-type="string" table:style-name="ce2">
            <text:p>55572022C</text:p>
          </table:table-cell>
          <table:table-cell office:value-type="float" office:value="915054278" table:style-name="ce1">
            <text:p>915054278</text:p>
          </table:table-cell>
          <table:table-cell table:number-columns-repeated="16381"/>
        </table:table-row>
        <table:table-row table:style-name="ro1">
          <table:table-cell office:value-type="float" office:value="42737" table:style-name="ce1">
            <text:p>42737</text:p>
          </table:table-cell>
          <table:table-cell office:value-type="string" table:style-name="ce2">
            <text:p>50715816U</text:p>
          </table:table-cell>
          <table:table-cell office:value-type="float" office:value="692447003" table:style-name="ce1">
            <text:p>692447003</text:p>
          </table:table-cell>
          <table:table-cell table:number-columns-repeated="16381"/>
        </table:table-row>
        <table:table-row table:style-name="ro1">
          <table:table-cell office:value-type="float" office:value="87252" table:style-name="ce1">
            <text:p>87252</text:p>
          </table:table-cell>
          <table:table-cell office:value-type="string" table:style-name="ce2">
            <text:p>00831812L</text:p>
          </table:table-cell>
          <table:table-cell office:value-type="float" office:value="678257562" table:style-name="ce1">
            <text:p>678257562</text:p>
          </table:table-cell>
          <table:table-cell table:number-columns-repeated="16381"/>
        </table:table-row>
        <table:table-row table:style-name="ro1">
          <table:table-cell office:value-type="float" office:value="37965" table:style-name="ce1">
            <text:p>37965</text:p>
          </table:table-cell>
          <table:table-cell office:value-type="string" table:style-name="ce2">
            <text:p>89291257S</text:p>
          </table:table-cell>
          <table:table-cell office:value-type="float" office:value="652537133" table:style-name="ce1">
            <text:p>652537133</text:p>
          </table:table-cell>
          <table:table-cell table:number-columns-repeated="16381"/>
        </table:table-row>
        <table:table-row table:style-name="ro1">
          <table:table-cell office:value-type="float" office:value="59414" table:style-name="ce1">
            <text:p>59414</text:p>
          </table:table-cell>
          <table:table-cell office:value-type="string" table:style-name="ce2">
            <text:p>80687104U</text:p>
          </table:table-cell>
          <table:table-cell office:value-type="float" office:value="975897632" table:style-name="ce1">
            <text:p>975897632</text:p>
          </table:table-cell>
          <table:table-cell table:number-columns-repeated="16381"/>
        </table:table-row>
        <table:table-row table:number-rows-repeated="1048473" table:style-name="ro1">
          <table:table-cell table:number-columns-repeated="16384"/>
        </table:table-row>
      </table:table>
      <table:table table:name="ordenadosA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4">
            <text:p>num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float" office:value="608224128" table:style-name="ce4">
            <text:p>6082241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float" office:value="612646772" table:style-name="ce4">
            <text:p>6126467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float" office:value="612718215" table:style-name="ce4">
            <text:p>612718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float" office:value="614564355" table:style-name="ce4">
            <text:p>6145643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float" office:value="615445422" table:style-name="ce4">
            <text:p>6154454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float" office:value="617463544" table:style-name="ce4">
            <text:p>6174635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float" office:value="618124252" table:style-name="ce4">
            <text:p>618124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float" office:value="621568392" table:style-name="ce4">
            <text:p>621568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float" office:value="624712251" table:style-name="ce4">
            <text:p>624712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float" office:value="624867665" table:style-name="ce4">
            <text:p>6248676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float" office:value="625538863" table:style-name="ce4">
            <text:p>6255388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float" office:value="626358781" table:style-name="ce4">
            <text:p>6263587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float" office:value="628464024" table:style-name="ce4">
            <text:p>6284640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float" office:value="631475229" table:style-name="ce4">
            <text:p>6314752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float" office:value="635585777" table:style-name="ce4">
            <text:p>6355857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float" office:value="637276826" table:style-name="ce4">
            <text:p>6372768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float" office:value="637682779" table:style-name="ce4">
            <text:p>6376827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float" office:value="637783397" table:style-name="ce4">
            <text:p>6377833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float" office:value="638260071" table:style-name="ce4">
            <text:p>6382600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float" office:value="642188382" table:style-name="ce4">
            <text:p>6421883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float" office:value="643894352" table:style-name="ce4">
            <text:p>643894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float" office:value="643924569" table:style-name="ce4">
            <text:p>6439245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float" office:value="644653861" table:style-name="ce4">
            <text:p>64465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float" office:value="646152526" table:style-name="ce4">
            <text:p>646152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float" office:value="646184918" table:style-name="ce4">
            <text:p>646184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float" office:value="647283861" table:style-name="ce4">
            <text:p>64728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float" office:value="647855659" table:style-name="ce4">
            <text:p>6478556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float" office:value="652537133" table:style-name="ce4">
            <text:p>6525371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float" office:value="655896196" table:style-name="ce4">
            <text:p>6558961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float" office:value="656488307" table:style-name="ce4">
            <text:p>656488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float" office:value="657816614" table:style-name="ce4">
            <text:p>6578166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float" office:value="662766298" table:style-name="ce4">
            <text:p>6627662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float" office:value="663419215" table:style-name="ce4">
            <text:p>663419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float" office:value="665081215" table:style-name="ce4">
            <text:p>665081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float" office:value="666638129" table:style-name="ce4">
            <text:p>6666381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float" office:value="671069744" table:style-name="ce4">
            <text:p>6710697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float" office:value="672151770" table:style-name="ce4">
            <text:p>6721517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float" office:value="672416160" table:style-name="ce4">
            <text:p>6724161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float" office:value="674684284" table:style-name="ce4">
            <text:p>6746842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float" office:value="675023387" table:style-name="ce4">
            <text:p>6750233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float" office:value="676386784" table:style-name="ce4">
            <text:p>6763867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float" office:value="678257562" table:style-name="ce4">
            <text:p>6782575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float" office:value="678447432" table:style-name="ce4">
            <text:p>6784474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float" office:value="678963768" table:style-name="ce4">
            <text:p>678963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float" office:value="681736177" table:style-name="ce4">
            <text:p>6817361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aretra.sed.hendrerit@google.org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float" office:value="683649817" table:style-name="ce4">
            <text:p>683649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float" office:value="686430741" table:style-name="ce4">
            <text:p>6864307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float" office:value="692244142" table:style-name="ce4">
            <text:p>692244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float" office:value="692316681" table:style-name="ce4">
            <text:p>6923166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float" office:value="692447003" table:style-name="ce4">
            <text:p>6924470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float" office:value="693306225" table:style-name="ce4">
            <text:p>6933062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float" office:value="694884760" table:style-name="ce4">
            <text:p>6948847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float" office:value="695106862" table:style-name="ce4">
            <text:p>6951068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float" office:value="902410137" table:style-name="ce4">
            <text:p>9024101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float" office:value="907551176" table:style-name="ce4">
            <text:p>90755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float" office:value="911053352" table:style-name="ce4">
            <text:p>911053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float" office:value="915009564" table:style-name="ce4">
            <text:p>9150095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float" office:value="915054278" table:style-name="ce4">
            <text:p>915054278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float" office:value="916263388" table:style-name="ce4">
            <text:p>9162633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float" office:value="916685382" table:style-name="ce4">
            <text:p>916685382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float" office:value="920542255" table:style-name="ce4">
            <text:p>9205422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float" office:value="923013134" table:style-name="ce4">
            <text:p>9230131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float" office:value="925830895" table:style-name="ce4">
            <text:p>9258308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float" office:value="933086457" table:style-name="ce4">
            <text:p>9330864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float" office:value="936246131" table:style-name="ce4">
            <text:p>9362461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float" office:value="940604224" table:style-name="ce4">
            <text:p>9406042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float" office:value="941389813" table:style-name="ce4">
            <text:p>9413898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float" office:value="942442783" table:style-name="ce4">
            <text:p>9424427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float" office:value="942578706" table:style-name="ce4">
            <text:p>9425787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float" office:value="942956326" table:style-name="ce4">
            <text:p>9429563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float" office:value="944732577" table:style-name="ce4">
            <text:p>9447325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float" office:value="946723252" table:style-name="ce4">
            <text:p>946723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float" office:value="947177473" table:style-name="ce4">
            <text:p>9471774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float" office:value="947522848" table:style-name="ce4">
            <text:p>9475228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float" office:value="947861485" table:style-name="ce4">
            <text:p>9478614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float" office:value="948353526" table:style-name="ce4">
            <text:p>948353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float" office:value="949657714" table:style-name="ce4">
            <text:p>9496577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float" office:value="950742152" table:style-name="ce4">
            <text:p>950742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float" office:value="951866855" table:style-name="ce4">
            <text:p>9518668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float" office:value="952382335" table:style-name="ce4">
            <text:p>9523823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float" office:value="952823598" table:style-name="ce4">
            <text:p>9528235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float" office:value="953362572" table:style-name="ce4">
            <text:p>9533625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float" office:value="954828632" table:style-name="ce4">
            <text:p>954828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float" office:value="957655213" table:style-name="ce4">
            <text:p>9576552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float" office:value="961167048" table:style-name="ce4">
            <text:p>9611670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float" office:value="961514688" table:style-name="ce4">
            <text:p>9615146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float" office:value="969634892" table:style-name="ce4">
            <text:p>9696348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float" office:value="972164152" table:style-name="ce4">
            <text:p>972164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float" office:value="972480321" table:style-name="ce4">
            <text:p>9724803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float" office:value="974356204" table:style-name="ce4">
            <text:p>9743562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float" office:value="975897632" table:style-name="ce4">
            <text:p>975897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float" office:value="977642202" table:style-name="ce4">
            <text:p>9776422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float" office:value="978821535" table:style-name="ce4">
            <text:p>9788215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float" office:value="981840357" table:style-name="ce4">
            <text:p>9818403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office:value-type="float" office:value="982037227" table:style-name="ce4">
            <text:p>9820372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float" office:value="983416817" table:style-name="ce4">
            <text:p>983416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float" office:value="984481738" table:style-name="ce4">
            <text:p>9844817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float" office:value="988132947" table:style-name="ce4">
            <text:p>9881329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float" office:value="990121176" table:style-name="ce4">
            <text:p>99012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float" office:value="991748251" table:style-name="ce4">
            <text:p>991748251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3"/>
          <table:table-cell table:style-name="ce4"/>
          <table:table-cell table:number-columns-repeated="16380"/>
        </table:table-row>
      </table:table>
      <table:table table:name="ordenadosB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5">
            <text:p>cpostal</text:p>
          </table:table-cell>
          <table:table-cell office:value-type="string" table:style-name="ce5">
            <text:p>dni</text:p>
          </table:table-cell>
          <table:table-cell office:value-type="string" table:style-name="ce5">
            <text:p>number</text:p>
          </table:table-cell>
          <table:table-cell table:number-columns-repeated="16381"/>
        </table:table-row>
        <table:table-row table:style-name="ro1">
          <table:table-cell office:value-type="float" office:value="86661" table:style-name="ce1">
            <text:p>86661</text:p>
          </table:table-cell>
          <table:table-cell office:value-type="string" table:style-name="ce6">
            <text:p>23691318L</text:p>
          </table:table-cell>
          <table:table-cell office:value-type="float" office:value="608224128" table:style-name="ce5">
            <text:p>608224128</text:p>
          </table:table-cell>
          <table:table-cell table:number-columns-repeated="16381"/>
        </table:table-row>
        <table:table-row table:style-name="ro1">
          <table:table-cell office:value-type="float" office:value="83803" table:style-name="ce1">
            <text:p>83803</text:p>
          </table:table-cell>
          <table:table-cell office:value-type="string" table:style-name="ce6">
            <text:p>33757922F</text:p>
          </table:table-cell>
          <table:table-cell office:value-type="float" office:value="612646772" table:style-name="ce5">
            <text:p>612646772</text:p>
          </table:table-cell>
          <table:table-cell table:number-columns-repeated="16381"/>
        </table:table-row>
        <table:table-row table:style-name="ro1">
          <table:table-cell office:value-type="float" office:value="55105" table:style-name="ce1">
            <text:p>55105</text:p>
          </table:table-cell>
          <table:table-cell office:value-type="string" table:style-name="ce6">
            <text:p>19783477T</text:p>
          </table:table-cell>
          <table:table-cell office:value-type="float" office:value="612718215" table:style-name="ce5">
            <text:p>612718215</text:p>
          </table:table-cell>
          <table:table-cell table:number-columns-repeated="16381"/>
        </table:table-row>
        <table:table-row table:style-name="ro1">
          <table:table-cell office:value-type="float" office:value="57147" table:style-name="ce1">
            <text:p>57147</text:p>
          </table:table-cell>
          <table:table-cell office:value-type="string" table:style-name="ce6">
            <text:p>67638815E</text:p>
          </table:table-cell>
          <table:table-cell office:value-type="float" office:value="614564355" table:style-name="ce5">
            <text:p>614564355</text:p>
          </table:table-cell>
          <table:table-cell table:number-columns-repeated="16381"/>
        </table:table-row>
        <table:table-row table:style-name="ro1">
          <table:table-cell office:value-type="float" office:value="48541" table:style-name="ce1">
            <text:p>48541</text:p>
          </table:table-cell>
          <table:table-cell office:value-type="string" table:style-name="ce6">
            <text:p>48953717B</text:p>
          </table:table-cell>
          <table:table-cell office:value-type="float" office:value="615445422" table:style-name="ce5">
            <text:p>615445422</text:p>
          </table:table-cell>
          <table:table-cell table:number-columns-repeated="16381"/>
        </table:table-row>
        <table:table-row table:style-name="ro1">
          <table:table-cell office:value-type="float" office:value="16280" table:style-name="ce1">
            <text:p>16280</text:p>
          </table:table-cell>
          <table:table-cell office:value-type="string" table:style-name="ce6">
            <text:p>20849774E</text:p>
          </table:table-cell>
          <table:table-cell office:value-type="float" office:value="617463544" table:style-name="ce5">
            <text:p>617463544</text:p>
          </table:table-cell>
          <table:table-cell table:number-columns-repeated="16381"/>
        </table:table-row>
        <table:table-row table:style-name="ro1">
          <table:table-cell office:value-type="float" office:value="21944" table:style-name="ce1">
            <text:p>21944</text:p>
          </table:table-cell>
          <table:table-cell office:value-type="string" table:style-name="ce6">
            <text:p>43195365Y</text:p>
          </table:table-cell>
          <table:table-cell office:value-type="float" office:value="618124252" table:style-name="ce5">
            <text:p>618124252</text:p>
          </table:table-cell>
          <table:table-cell table:number-columns-repeated="16381"/>
        </table:table-row>
        <table:table-row table:style-name="ro1">
          <table:table-cell office:value-type="float" office:value="58884" table:style-name="ce1">
            <text:p>58884</text:p>
          </table:table-cell>
          <table:table-cell office:value-type="string" table:style-name="ce6">
            <text:p>40261825O</text:p>
          </table:table-cell>
          <table:table-cell office:value-type="float" office:value="621568392" table:style-name="ce5">
            <text:p>621568392</text:p>
          </table:table-cell>
          <table:table-cell table:number-columns-repeated="16381"/>
        </table:table-row>
        <table:table-row table:style-name="ro1">
          <table:table-cell office:value-type="float" office:value="52070" table:style-name="ce1">
            <text:p>52070</text:p>
          </table:table-cell>
          <table:table-cell office:value-type="string" table:style-name="ce6">
            <text:p>47604772P</text:p>
          </table:table-cell>
          <table:table-cell office:value-type="float" office:value="624712251" table:style-name="ce5">
            <text:p>624712251</text:p>
          </table:table-cell>
          <table:table-cell table:number-columns-repeated="16381"/>
        </table:table-row>
        <table:table-row table:style-name="ro1">
          <table:table-cell office:value-type="float" office:value="44234" table:style-name="ce1">
            <text:p>44234</text:p>
          </table:table-cell>
          <table:table-cell office:value-type="string" table:style-name="ce6">
            <text:p>75503344C</text:p>
          </table:table-cell>
          <table:table-cell office:value-type="float" office:value="624867665" table:style-name="ce5">
            <text:p>624867665</text:p>
          </table:table-cell>
          <table:table-cell table:number-columns-repeated="16381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6">
            <text:p>72745527Q</text:p>
          </table:table-cell>
          <table:table-cell office:value-type="float" office:value="625538863" table:style-name="ce5">
            <text:p>625538863</text:p>
          </table:table-cell>
          <table:table-cell table:number-columns-repeated="16381"/>
        </table:table-row>
        <table:table-row table:style-name="ro1">
          <table:table-cell office:value-type="float" office:value="22311" table:style-name="ce1">
            <text:p>22311</text:p>
          </table:table-cell>
          <table:table-cell office:value-type="string" table:style-name="ce6">
            <text:p>31705377C</text:p>
          </table:table-cell>
          <table:table-cell office:value-type="float" office:value="626358781" table:style-name="ce5">
            <text:p>626358781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6">
            <text:p>78465423L</text:p>
          </table:table-cell>
          <table:table-cell office:value-type="float" office:value="628464024" table:style-name="ce5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6">
            <text:p>78465423L</text:p>
          </table:table-cell>
          <table:table-cell office:value-type="float" office:value="628464024" table:style-name="ce5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98853" table:style-name="ce1">
            <text:p>98853</text:p>
          </table:table-cell>
          <table:table-cell office:value-type="string" table:style-name="ce6">
            <text:p>10084879R</text:p>
          </table:table-cell>
          <table:table-cell office:value-type="float" office:value="631475229" table:style-name="ce5">
            <text:p>631475229</text:p>
          </table:table-cell>
          <table:table-cell table:number-columns-repeated="16381"/>
        </table:table-row>
        <table:table-row table:style-name="ro1">
          <table:table-cell office:value-type="float" office:value="36598" table:style-name="ce1">
            <text:p>36598</text:p>
          </table:table-cell>
          <table:table-cell office:value-type="string" table:style-name="ce6">
            <text:p>21663891I</text:p>
          </table:table-cell>
          <table:table-cell office:value-type="float" office:value="637276826" table:style-name="ce5">
            <text:p>637276826</text:p>
          </table:table-cell>
          <table:table-cell table:number-columns-repeated="16381"/>
        </table:table-row>
        <table:table-row table:style-name="ro1">
          <table:table-cell office:value-type="float" office:value="46498" table:style-name="ce1">
            <text:p>46498</text:p>
          </table:table-cell>
          <table:table-cell office:value-type="string" table:style-name="ce6">
            <text:p>23292945S</text:p>
          </table:table-cell>
          <table:table-cell office:value-type="float" office:value="637682779" table:style-name="ce5">
            <text:p>637682779</text:p>
          </table:table-cell>
          <table:table-cell table:number-columns-repeated="16381"/>
        </table:table-row>
        <table:table-row table:style-name="ro1">
          <table:table-cell office:value-type="float" office:value="62718" table:style-name="ce1">
            <text:p>62718</text:p>
          </table:table-cell>
          <table:table-cell office:value-type="string" table:style-name="ce6">
            <text:p>37476526Y</text:p>
          </table:table-cell>
          <table:table-cell office:value-type="float" office:value="637783397" table:style-name="ce5">
            <text:p>637783397</text:p>
          </table:table-cell>
          <table:table-cell table:number-columns-repeated="16381"/>
        </table:table-row>
        <table:table-row table:style-name="ro1">
          <table:table-cell office:value-type="float" office:value="13324" table:style-name="ce1">
            <text:p>13324</text:p>
          </table:table-cell>
          <table:table-cell office:value-type="string" table:style-name="ce6">
            <text:p>15758195J</text:p>
          </table:table-cell>
          <table:table-cell office:value-type="float" office:value="638260071" table:style-name="ce5">
            <text:p>638260071</text:p>
          </table:table-cell>
          <table:table-cell table:number-columns-repeated="16381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string" table:style-name="ce6">
            <text:p>52133165P</text:p>
          </table:table-cell>
          <table:table-cell office:value-type="float" office:value="642188382" table:style-name="ce5">
            <text:p>642188382</text:p>
          </table:table-cell>
          <table:table-cell table:number-columns-repeated="16381"/>
        </table:table-row>
        <table:table-row table:style-name="ro1">
          <table:table-cell office:value-type="float" office:value="40414" table:style-name="ce1">
            <text:p>40414</text:p>
          </table:table-cell>
          <table:table-cell office:value-type="string" table:style-name="ce6">
            <text:p>16384821M</text:p>
          </table:table-cell>
          <table:table-cell office:value-type="float" office:value="643894352" table:style-name="ce5">
            <text:p>643894352</text:p>
          </table:table-cell>
          <table:table-cell table:number-columns-repeated="16381"/>
        </table:table-row>
        <table:table-row table:style-name="ro1">
          <table:table-cell office:value-type="float" office:value="78775" table:style-name="ce1">
            <text:p>78775</text:p>
          </table:table-cell>
          <table:table-cell office:value-type="string" table:style-name="ce6">
            <text:p>81447223E</text:p>
          </table:table-cell>
          <table:table-cell office:value-type="float" office:value="643924569" table:style-name="ce5">
            <text:p>643924569</text:p>
          </table:table-cell>
          <table:table-cell table:number-columns-repeated="16381"/>
        </table:table-row>
        <table:table-row table:style-name="ro1">
          <table:table-cell office:value-type="float" office:value="23045" table:style-name="ce1">
            <text:p>23045</text:p>
          </table:table-cell>
          <table:table-cell office:value-type="string" table:style-name="ce6">
            <text:p>28487975V</text:p>
          </table:table-cell>
          <table:table-cell office:value-type="float" office:value="644653861" table:style-name="ce5">
            <text:p>644653861</text:p>
          </table:table-cell>
          <table:table-cell table:number-columns-repeated="16381"/>
        </table:table-row>
        <table:table-row table:style-name="ro1">
          <table:table-cell office:value-type="float" office:value="51833" table:style-name="ce1">
            <text:p>51833</text:p>
          </table:table-cell>
          <table:table-cell office:value-type="string" table:style-name="ce6">
            <text:p>14642532C</text:p>
          </table:table-cell>
          <table:table-cell office:value-type="float" office:value="646152526" table:style-name="ce5">
            <text:p>646152526</text:p>
          </table:table-cell>
          <table:table-cell table:number-columns-repeated="16381"/>
        </table:table-row>
        <table:table-row table:style-name="ro1">
          <table:table-cell office:value-type="float" office:value="86154" table:style-name="ce1">
            <text:p>86154</text:p>
          </table:table-cell>
          <table:table-cell office:value-type="string" table:style-name="ce6">
            <text:p>73838141J</text:p>
          </table:table-cell>
          <table:table-cell office:value-type="float" office:value="646184918" table:style-name="ce5">
            <text:p>646184918</text:p>
          </table:table-cell>
          <table:table-cell table:number-columns-repeated="16381"/>
        </table:table-row>
        <table:table-row table:style-name="ro1">
          <table:table-cell office:value-type="float" office:value="66653" table:style-name="ce1">
            <text:p>66653</text:p>
          </table:table-cell>
          <table:table-cell office:value-type="string" table:style-name="ce6">
            <text:p>84807967G</text:p>
          </table:table-cell>
          <table:table-cell office:value-type="float" office:value="647283861" table:style-name="ce5">
            <text:p>647283861</text:p>
          </table:table-cell>
          <table:table-cell table:number-columns-repeated="16381"/>
        </table:table-row>
        <table:table-row table:style-name="ro1">
          <table:table-cell office:value-type="float" office:value="49563" table:style-name="ce1">
            <text:p>49563</text:p>
          </table:table-cell>
          <table:table-cell office:value-type="string" table:style-name="ce6">
            <text:p>48789156C</text:p>
          </table:table-cell>
          <table:table-cell office:value-type="float" office:value="647855659" table:style-name="ce5">
            <text:p>647855659</text:p>
          </table:table-cell>
          <table:table-cell table:number-columns-repeated="16381"/>
        </table:table-row>
        <table:table-row table:style-name="ro1">
          <table:table-cell office:value-type="float" office:value="37965" table:style-name="ce1">
            <text:p>37965</text:p>
          </table:table-cell>
          <table:table-cell office:value-type="string" table:style-name="ce6">
            <text:p>89291257S</text:p>
          </table:table-cell>
          <table:table-cell office:value-type="float" office:value="652537133" table:style-name="ce5">
            <text:p>652537133</text:p>
          </table:table-cell>
          <table:table-cell table:number-columns-repeated="16381"/>
        </table:table-row>
        <table:table-row table:style-name="ro1">
          <table:table-cell office:value-type="float" office:value="21467" table:style-name="ce1">
            <text:p>21467</text:p>
          </table:table-cell>
          <table:table-cell office:value-type="string" table:style-name="ce6">
            <text:p>96329259V</text:p>
          </table:table-cell>
          <table:table-cell office:value-type="float" office:value="655896196" table:style-name="ce5">
            <text:p>655896196</text:p>
          </table:table-cell>
          <table:table-cell table:number-columns-repeated="16381"/>
        </table:table-row>
        <table:table-row table:style-name="ro1">
          <table:table-cell office:value-type="float" office:value="37752" table:style-name="ce1">
            <text:p>37752</text:p>
          </table:table-cell>
          <table:table-cell office:value-type="string" table:style-name="ce6">
            <text:p>75126158H</text:p>
          </table:table-cell>
          <table:table-cell office:value-type="float" office:value="656488307" table:style-name="ce5">
            <text:p>656488307</text:p>
          </table:table-cell>
          <table:table-cell table:number-columns-repeated="16381"/>
        </table:table-row>
        <table:table-row table:style-name="ro1">
          <table:table-cell office:value-type="float" office:value="18671" table:style-name="ce1">
            <text:p>18671</text:p>
          </table:table-cell>
          <table:table-cell office:value-type="string" table:style-name="ce6">
            <text:p>28538148G</text:p>
          </table:table-cell>
          <table:table-cell office:value-type="float" office:value="657816614" table:style-name="ce5">
            <text:p>657816614</text:p>
          </table:table-cell>
          <table:table-cell table:number-columns-repeated="16381"/>
        </table:table-row>
        <table:table-row table:style-name="ro1">
          <table:table-cell office:value-type="float" office:value="55290" table:style-name="ce1">
            <text:p>55290</text:p>
          </table:table-cell>
          <table:table-cell office:value-type="string" table:style-name="ce6">
            <text:p>32431735R</text:p>
          </table:table-cell>
          <table:table-cell office:value-type="float" office:value="662766298" table:style-name="ce5">
            <text:p>662766298</text:p>
          </table:table-cell>
          <table:table-cell table:number-columns-repeated="16381"/>
        </table:table-row>
        <table:table-row table:style-name="ro1">
          <table:table-cell office:value-type="float" office:value="82322" table:style-name="ce1">
            <text:p>82322</text:p>
          </table:table-cell>
          <table:table-cell office:value-type="string" table:style-name="ce6">
            <text:p>91220809Z</text:p>
          </table:table-cell>
          <table:table-cell office:value-type="float" office:value="663419215" table:style-name="ce5">
            <text:p>663419215</text:p>
          </table:table-cell>
          <table:table-cell table:number-columns-repeated="16381"/>
        </table:table-row>
        <table:table-row table:style-name="ro1">
          <table:table-cell office:value-type="float" office:value="69555" table:style-name="ce1">
            <text:p>69555</text:p>
          </table:table-cell>
          <table:table-cell office:value-type="string" table:style-name="ce6">
            <text:p>76242531O</text:p>
          </table:table-cell>
          <table:table-cell office:value-type="float" office:value="665081215" table:style-name="ce5">
            <text:p>665081215</text:p>
          </table:table-cell>
          <table:table-cell table:number-columns-repeated="16381"/>
        </table:table-row>
        <table:table-row table:style-name="ro1">
          <table:table-cell office:value-type="float" office:value="57146" table:style-name="ce1">
            <text:p>57146</text:p>
          </table:table-cell>
          <table:table-cell office:value-type="string" table:style-name="ce6">
            <text:p>22178427L</text:p>
          </table:table-cell>
          <table:table-cell office:value-type="float" office:value="666638129" table:style-name="ce5">
            <text:p>666638129</text:p>
          </table:table-cell>
          <table:table-cell table:number-columns-repeated="16381"/>
        </table:table-row>
        <table:table-row table:style-name="ro1">
          <table:table-cell office:value-type="float" office:value="53388" table:style-name="ce1">
            <text:p>53388</text:p>
          </table:table-cell>
          <table:table-cell office:value-type="string" table:style-name="ce6">
            <text:p>75872012A</text:p>
          </table:table-cell>
          <table:table-cell office:value-type="float" office:value="671069744" table:style-name="ce5">
            <text:p>671069744</text:p>
          </table:table-cell>
          <table:table-cell table:number-columns-repeated="16381"/>
        </table:table-row>
        <table:table-row table:style-name="ro1">
          <table:table-cell office:value-type="float" office:value="33770" table:style-name="ce1">
            <text:p>33770</text:p>
          </table:table-cell>
          <table:table-cell office:value-type="string" table:style-name="ce6">
            <text:p>24583604Z</text:p>
          </table:table-cell>
          <table:table-cell office:value-type="float" office:value="672416160" table:style-name="ce5">
            <text:p>672416160</text:p>
          </table:table-cell>
          <table:table-cell table:number-columns-repeated="16381"/>
        </table:table-row>
        <table:table-row table:style-name="ro1">
          <table:table-cell office:value-type="float" office:value="88801" table:style-name="ce1">
            <text:p>88801</text:p>
          </table:table-cell>
          <table:table-cell office:value-type="string" table:style-name="ce6">
            <text:p>78783243L</text:p>
          </table:table-cell>
          <table:table-cell office:value-type="float" office:value="674684284" table:style-name="ce5">
            <text:p>674684284</text:p>
          </table:table-cell>
          <table:table-cell table:number-columns-repeated="16381"/>
        </table:table-row>
        <table:table-row table:style-name="ro1">
          <table:table-cell office:value-type="float" office:value="46463" table:style-name="ce1">
            <text:p>46463</text:p>
          </table:table-cell>
          <table:table-cell office:value-type="string" table:style-name="ce6">
            <text:p>56166143B</text:p>
          </table:table-cell>
          <table:table-cell office:value-type="float" office:value="675023387" table:style-name="ce5">
            <text:p>675023387</text:p>
          </table:table-cell>
          <table:table-cell table:number-columns-repeated="16381"/>
        </table:table-row>
        <table:table-row table:style-name="ro1">
          <table:table-cell office:value-type="float" office:value="17131" table:style-name="ce1">
            <text:p>17131</text:p>
          </table:table-cell>
          <table:table-cell office:value-type="string" table:style-name="ce6">
            <text:p>58482144V</text:p>
          </table:table-cell>
          <table:table-cell office:value-type="float" office:value="676386784" table:style-name="ce5">
            <text:p>676386784</text:p>
          </table:table-cell>
          <table:table-cell table:number-columns-repeated="16381"/>
        </table:table-row>
        <table:table-row table:style-name="ro1">
          <table:table-cell office:value-type="float" office:value="87252" table:style-name="ce1">
            <text:p>87252</text:p>
          </table:table-cell>
          <table:table-cell office:value-type="string" table:style-name="ce6">
            <text:p>00831812L</text:p>
          </table:table-cell>
          <table:table-cell office:value-type="float" office:value="678257562" table:style-name="ce5">
            <text:p>678257562</text:p>
          </table:table-cell>
          <table:table-cell table:number-columns-repeated="16381"/>
        </table:table-row>
        <table:table-row table:style-name="ro1">
          <table:table-cell office:value-type="float" office:value="6890" table:style-name="ce1">
            <text:p>6890</text:p>
          </table:table-cell>
          <table:table-cell office:value-type="string" table:style-name="ce6">
            <text:p>26264609X</text:p>
          </table:table-cell>
          <table:table-cell office:value-type="float" office:value="678447432" table:style-name="ce5">
            <text:p>678447432</text:p>
          </table:table-cell>
          <table:table-cell table:number-columns-repeated="16381"/>
        </table:table-row>
        <table:table-row table:style-name="ro1">
          <table:table-cell office:value-type="float" office:value="91357" table:style-name="ce1">
            <text:p>91357</text:p>
          </table:table-cell>
          <table:table-cell office:value-type="string" table:style-name="ce6">
            <text:p>41367977C</text:p>
          </table:table-cell>
          <table:table-cell office:value-type="float" office:value="678963768" table:style-name="ce5">
            <text:p>678963768</text:p>
          </table:table-cell>
          <table:table-cell table:number-columns-repeated="16381"/>
        </table:table-row>
        <table:table-row table:style-name="ro1">
          <table:table-cell office:value-type="float" office:value="67500" table:style-name="ce1">
            <text:p>67500</text:p>
          </table:table-cell>
          <table:table-cell office:value-type="string" table:style-name="ce6">
            <text:p>99811455D</text:p>
          </table:table-cell>
          <table:table-cell office:value-type="float" office:value="681736177" table:style-name="ce5">
            <text:p>681736177</text:p>
          </table:table-cell>
          <table:table-cell table:number-columns-repeated="16381"/>
        </table:table-row>
        <table:table-row table:style-name="ro1">
          <table:table-cell office:value-type="float" office:value="34165" table:style-name="ce1">
            <text:p>34165</text:p>
          </table:table-cell>
          <table:table-cell office:value-type="string" table:style-name="ce6">
            <text:p>73464363W</text:p>
          </table:table-cell>
          <table:table-cell office:value-type="float" office:value="683649817" table:style-name="ce5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32354" table:style-name="ce1">
            <text:p>32354</text:p>
          </table:table-cell>
          <table:table-cell office:value-type="string" table:style-name="ce6">
            <text:p>73464363W</text:p>
          </table:table-cell>
          <table:table-cell office:value-type="float" office:value="683649817" table:style-name="ce5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69443" table:style-name="ce1">
            <text:p>69443</text:p>
          </table:table-cell>
          <table:table-cell office:value-type="string" table:style-name="ce6">
            <text:p>65515123W</text:p>
          </table:table-cell>
          <table:table-cell office:value-type="float" office:value="686430741" table:style-name="ce5">
            <text:p>686430741</text:p>
          </table:table-cell>
          <table:table-cell table:number-columns-repeated="16381"/>
        </table:table-row>
        <table:table-row table:style-name="ro1">
          <table:table-cell office:value-type="float" office:value="88532" table:style-name="ce1">
            <text:p>88532</text:p>
          </table:table-cell>
          <table:table-cell office:value-type="string" table:style-name="ce6">
            <text:p>74680356V</text:p>
          </table:table-cell>
          <table:table-cell office:value-type="float" office:value="692244142" table:style-name="ce5">
            <text:p>692244142</text:p>
          </table:table-cell>
          <table:table-cell table:number-columns-repeated="16381"/>
        </table:table-row>
        <table:table-row table:style-name="ro1">
          <table:table-cell office:value-type="float" office:value="64481" table:style-name="ce1">
            <text:p>64481</text:p>
          </table:table-cell>
          <table:table-cell office:value-type="string" table:style-name="ce6">
            <text:p>86083688J</text:p>
          </table:table-cell>
          <table:table-cell office:value-type="float" office:value="692316681" table:style-name="ce5">
            <text:p>692316681</text:p>
          </table:table-cell>
          <table:table-cell table:number-columns-repeated="16381"/>
        </table:table-row>
        <table:table-row table:style-name="ro1">
          <table:table-cell office:value-type="float" office:value="42737" table:style-name="ce1">
            <text:p>42737</text:p>
          </table:table-cell>
          <table:table-cell office:value-type="string" table:style-name="ce6">
            <text:p>50715816U</text:p>
          </table:table-cell>
          <table:table-cell office:value-type="float" office:value="692447003" table:style-name="ce5">
            <text:p>692447003</text:p>
          </table:table-cell>
          <table:table-cell table:number-columns-repeated="16381"/>
        </table:table-row>
        <table:table-row table:style-name="ro1">
          <table:table-cell office:value-type="float" office:value="14813" table:style-name="ce1">
            <text:p>14813</text:p>
          </table:table-cell>
          <table:table-cell office:value-type="string" table:style-name="ce6">
            <text:p>13227707W</text:p>
          </table:table-cell>
          <table:table-cell office:value-type="float" office:value="693306225" table:style-name="ce5">
            <text:p>693306225</text:p>
          </table:table-cell>
          <table:table-cell table:number-columns-repeated="16381"/>
        </table:table-row>
        <table:table-row table:style-name="ro1">
          <table:table-cell office:value-type="float" office:value="93285" table:style-name="ce1">
            <text:p>93285</text:p>
          </table:table-cell>
          <table:table-cell office:value-type="string" table:style-name="ce6">
            <text:p>46784631C</text:p>
          </table:table-cell>
          <table:table-cell office:value-type="float" office:value="694884760" table:style-name="ce5">
            <text:p>694884760</text:p>
          </table:table-cell>
          <table:table-cell table:number-columns-repeated="16381"/>
        </table:table-row>
        <table:table-row table:style-name="ro1">
          <table:table-cell office:value-type="float" office:value="23721" table:style-name="ce1">
            <text:p>23721</text:p>
          </table:table-cell>
          <table:table-cell office:value-type="string" table:style-name="ce6">
            <text:p>03487748M</text:p>
          </table:table-cell>
          <table:table-cell office:value-type="float" office:value="695106862" table:style-name="ce5">
            <text:p>695106862</text:p>
          </table:table-cell>
          <table:table-cell table:number-columns-repeated="16381"/>
        </table:table-row>
        <table:table-row table:style-name="ro1">
          <table:table-cell office:value-type="float" office:value="76638" table:style-name="ce1">
            <text:p>76638</text:p>
          </table:table-cell>
          <table:table-cell office:value-type="string" table:style-name="ce6">
            <text:p>88775823P</text:p>
          </table:table-cell>
          <table:table-cell office:value-type="float" office:value="902410137" table:style-name="ce5">
            <text:p>902410137</text:p>
          </table:table-cell>
          <table:table-cell table:number-columns-repeated="16381"/>
        </table:table-row>
        <table:table-row table:style-name="ro1">
          <table:table-cell office:value-type="float" office:value="64859" table:style-name="ce1">
            <text:p>64859</text:p>
          </table:table-cell>
          <table:table-cell office:value-type="string" table:style-name="ce6">
            <text:p>14023235U</text:p>
          </table:table-cell>
          <table:table-cell office:value-type="float" office:value="907551176" table:style-name="ce5">
            <text:p>907551176</text:p>
          </table:table-cell>
          <table:table-cell table:number-columns-repeated="16381"/>
        </table:table-row>
        <table:table-row table:style-name="ro1">
          <table:table-cell office:value-type="float" office:value="70731" table:style-name="ce1">
            <text:p>70731</text:p>
          </table:table-cell>
          <table:table-cell office:value-type="string" table:style-name="ce6">
            <text:p>87809459Q</text:p>
          </table:table-cell>
          <table:table-cell office:value-type="float" office:value="911053352" table:style-name="ce5">
            <text:p>911053352</text:p>
          </table:table-cell>
          <table:table-cell table:number-columns-repeated="16381"/>
        </table:table-row>
        <table:table-row table:style-name="ro1">
          <table:table-cell office:value-type="float" office:value="37271" table:style-name="ce1">
            <text:p>37271</text:p>
          </table:table-cell>
          <table:table-cell office:value-type="string" table:style-name="ce6">
            <text:p>07374883L</text:p>
          </table:table-cell>
          <table:table-cell office:value-type="float" office:value="915009564" table:style-name="ce5">
            <text:p>915009564</text:p>
          </table:table-cell>
          <table:table-cell table:number-columns-repeated="16381"/>
        </table:table-row>
        <table:table-row table:style-name="ro1">
          <table:table-cell office:value-type="float" office:value="86735" table:style-name="ce1">
            <text:p>86735</text:p>
          </table:table-cell>
          <table:table-cell office:value-type="string" table:style-name="ce6">
            <text:p>55572022C</text:p>
          </table:table-cell>
          <table:table-cell office:value-type="float" office:value="915054278" table:style-name="ce5">
            <text:p>915054278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6">
            <text:p>05485827J</text:p>
          </table:table-cell>
          <table:table-cell office:value-type="float" office:value="916263388" table:style-name="ce5">
            <text:p>916263388</text:p>
          </table:table-cell>
          <table:table-cell table:number-columns-repeated="16381"/>
        </table:table-row>
        <table:table-row table:style-name="ro1">
          <table:table-cell office:value-type="float" office:value="52884" table:style-name="ce1">
            <text:p>52884</text:p>
          </table:table-cell>
          <table:table-cell office:value-type="string" table:style-name="ce6">
            <text:p>39744363T</text:p>
          </table:table-cell>
          <table:table-cell office:value-type="float" office:value="916685382" table:style-name="ce5">
            <text:p>916685382</text:p>
          </table:table-cell>
          <table:table-cell table:number-columns-repeated="16381"/>
        </table:table-row>
        <table:table-row table:style-name="ro1">
          <table:table-cell office:value-type="float" office:value="74777" table:style-name="ce1">
            <text:p>74777</text:p>
          </table:table-cell>
          <table:table-cell office:value-type="string" table:style-name="ce6">
            <text:p>18437363O</text:p>
          </table:table-cell>
          <table:table-cell office:value-type="float" office:value="923013134" table:style-name="ce5">
            <text:p>923013134</text:p>
          </table:table-cell>
          <table:table-cell table:number-columns-repeated="16381"/>
        </table:table-row>
        <table:table-row table:style-name="ro1">
          <table:table-cell office:value-type="float" office:value="31933" table:style-name="ce1">
            <text:p>31933</text:p>
          </table:table-cell>
          <table:table-cell office:value-type="string" table:style-name="ce6">
            <text:p>42533438U</text:p>
          </table:table-cell>
          <table:table-cell office:value-type="float" office:value="925830895" table:style-name="ce5">
            <text:p>925830895</text:p>
          </table:table-cell>
          <table:table-cell table:number-columns-repeated="16381"/>
        </table:table-row>
        <table:table-row table:style-name="ro1">
          <table:table-cell office:value-type="float" office:value="25726" table:style-name="ce1">
            <text:p>25726</text:p>
          </table:table-cell>
          <table:table-cell office:value-type="string" table:style-name="ce6">
            <text:p>18377410F</text:p>
          </table:table-cell>
          <table:table-cell office:value-type="float" office:value="933086457" table:style-name="ce5">
            <text:p>933086457</text:p>
          </table:table-cell>
          <table:table-cell table:number-columns-repeated="16381"/>
        </table:table-row>
        <table:table-row table:style-name="ro1">
          <table:table-cell office:value-type="float" office:value="14450" table:style-name="ce1">
            <text:p>14450</text:p>
          </table:table-cell>
          <table:table-cell office:value-type="string" table:style-name="ce6">
            <text:p>43177259H</text:p>
          </table:table-cell>
          <table:table-cell office:value-type="float" office:value="936246131" table:style-name="ce5">
            <text:p>936246131</text:p>
          </table:table-cell>
          <table:table-cell table:number-columns-repeated="16381"/>
        </table:table-row>
        <table:table-row table:style-name="ro1">
          <table:table-cell office:value-type="float" office:value="74213" table:style-name="ce1">
            <text:p>74213</text:p>
          </table:table-cell>
          <table:table-cell office:value-type="string" table:style-name="ce6">
            <text:p>86541577C</text:p>
          </table:table-cell>
          <table:table-cell office:value-type="float" office:value="940604224" table:style-name="ce5">
            <text:p>940604224</text:p>
          </table:table-cell>
          <table:table-cell table:number-columns-repeated="16381"/>
        </table:table-row>
        <table:table-row table:style-name="ro1">
          <table:table-cell office:value-type="float" office:value="34338" table:style-name="ce1">
            <text:p>34338</text:p>
          </table:table-cell>
          <table:table-cell office:value-type="string" table:style-name="ce6">
            <text:p>03288232L</text:p>
          </table:table-cell>
          <table:table-cell office:value-type="float" office:value="941389813" table:style-name="ce5">
            <text:p>941389813</text:p>
          </table:table-cell>
          <table:table-cell table:number-columns-repeated="16381"/>
        </table:table-row>
        <table:table-row table:style-name="ro1">
          <table:table-cell office:value-type="float" office:value="74329" table:style-name="ce1">
            <text:p>74329</text:p>
          </table:table-cell>
          <table:table-cell office:value-type="string" table:style-name="ce6">
            <text:p>76491842T</text:p>
          </table:table-cell>
          <table:table-cell office:value-type="float" office:value="942442783" table:style-name="ce5">
            <text:p>942442783</text:p>
          </table:table-cell>
          <table:table-cell table:number-columns-repeated="16381"/>
        </table:table-row>
        <table:table-row table:style-name="ro1">
          <table:table-cell office:value-type="float" office:value="72234" table:style-name="ce1">
            <text:p>72234</text:p>
          </table:table-cell>
          <table:table-cell office:value-type="string" table:style-name="ce6">
            <text:p>17831148T</text:p>
          </table:table-cell>
          <table:table-cell office:value-type="float" office:value="942578706" table:style-name="ce5">
            <text:p>942578706</text:p>
          </table:table-cell>
          <table:table-cell table:number-columns-repeated="16381"/>
        </table:table-row>
        <table:table-row table:style-name="ro1">
          <table:table-cell office:value-type="float" office:value="87843" table:style-name="ce1">
            <text:p>87843</text:p>
          </table:table-cell>
          <table:table-cell office:value-type="string" table:style-name="ce6">
            <text:p>86844541W</text:p>
          </table:table-cell>
          <table:table-cell office:value-type="float" office:value="942956326" table:style-name="ce5">
            <text:p>942956326</text:p>
          </table:table-cell>
          <table:table-cell table:number-columns-repeated="16381"/>
        </table:table-row>
        <table:table-row table:style-name="ro1">
          <table:table-cell office:value-type="float" office:value="82410" table:style-name="ce1">
            <text:p>82410</text:p>
          </table:table-cell>
          <table:table-cell office:value-type="string" table:style-name="ce6">
            <text:p>46523115H</text:p>
          </table:table-cell>
          <table:table-cell office:value-type="float" office:value="944732577" table:style-name="ce5">
            <text:p>944732577</text:p>
          </table:table-cell>
          <table:table-cell table:number-columns-repeated="16381"/>
        </table:table-row>
        <table:table-row table:style-name="ro1">
          <table:table-cell office:value-type="float" office:value="64943" table:style-name="ce1">
            <text:p>64943</text:p>
          </table:table-cell>
          <table:table-cell office:value-type="string" table:style-name="ce6">
            <text:p>41444020C</text:p>
          </table:table-cell>
          <table:table-cell office:value-type="float" office:value="946723252" table:style-name="ce5">
            <text:p>946723252</text:p>
          </table:table-cell>
          <table:table-cell table:number-columns-repeated="16381"/>
        </table:table-row>
        <table:table-row table:style-name="ro1">
          <table:table-cell office:value-type="float" office:value="86980" table:style-name="ce1">
            <text:p>86980</text:p>
          </table:table-cell>
          <table:table-cell office:value-type="string" table:style-name="ce6">
            <text:p>81053265S</text:p>
          </table:table-cell>
          <table:table-cell office:value-type="float" office:value="947177473" table:style-name="ce5">
            <text:p>947177473</text:p>
          </table:table-cell>
          <table:table-cell table:number-columns-repeated="16381"/>
        </table:table-row>
        <table:table-row table:style-name="ro1">
          <table:table-cell office:value-type="float" office:value="81902" table:style-name="ce1">
            <text:p>81902</text:p>
          </table:table-cell>
          <table:table-cell office:value-type="string" table:style-name="ce6">
            <text:p>28335382E</text:p>
          </table:table-cell>
          <table:table-cell office:value-type="float" office:value="947522848" table:style-name="ce5">
            <text:p>947522848</text:p>
          </table:table-cell>
          <table:table-cell table:number-columns-repeated="16381"/>
        </table:table-row>
        <table:table-row table:style-name="ro1">
          <table:table-cell office:value-type="float" office:value="25773" table:style-name="ce1">
            <text:p>25773</text:p>
          </table:table-cell>
          <table:table-cell office:value-type="string" table:style-name="ce6">
            <text:p>75817676T</text:p>
          </table:table-cell>
          <table:table-cell office:value-type="float" office:value="947861485" table:style-name="ce5">
            <text:p>947861485</text:p>
          </table:table-cell>
          <table:table-cell table:number-columns-repeated="16381"/>
        </table:table-row>
        <table:table-row table:style-name="ro1">
          <table:table-cell office:value-type="float" office:value="34750" table:style-name="ce1">
            <text:p>34750</text:p>
          </table:table-cell>
          <table:table-cell office:value-type="string" table:style-name="ce6">
            <text:p>81979641Q</text:p>
          </table:table-cell>
          <table:table-cell office:value-type="float" office:value="948353526" table:style-name="ce5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15140" table:style-name="ce1">
            <text:p>15140</text:p>
          </table:table-cell>
          <table:table-cell office:value-type="string" table:style-name="ce6">
            <text:p>75387588J</text:p>
          </table:table-cell>
          <table:table-cell office:value-type="float" office:value="948353526" table:style-name="ce5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6">
            <text:p>76148365F</text:p>
          </table:table-cell>
          <table:table-cell office:value-type="float" office:value="948353526" table:style-name="ce5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55285" table:style-name="ce1">
            <text:p>55285</text:p>
          </table:table-cell>
          <table:table-cell office:value-type="string" table:style-name="ce6">
            <text:p>84798133M</text:p>
          </table:table-cell>
          <table:table-cell office:value-type="float" office:value="949657714" table:style-name="ce5">
            <text:p>949657714</text:p>
          </table:table-cell>
          <table:table-cell table:number-columns-repeated="16381"/>
        </table:table-row>
        <table:table-row table:style-name="ro1">
          <table:table-cell office:value-type="float" office:value="28621" table:style-name="ce1">
            <text:p>28621</text:p>
          </table:table-cell>
          <table:table-cell office:value-type="string" table:style-name="ce6">
            <text:p>17562688M</text:p>
          </table:table-cell>
          <table:table-cell office:value-type="float" office:value="950742152" table:style-name="ce5">
            <text:p>950742152</text:p>
          </table:table-cell>
          <table:table-cell table:number-columns-repeated="16381"/>
        </table:table-row>
        <table:table-row table:style-name="ro1">
          <table:table-cell office:value-type="float" office:value="21723" table:style-name="ce1">
            <text:p>21723</text:p>
          </table:table-cell>
          <table:table-cell office:value-type="string" table:style-name="ce6">
            <text:p>86543465P</text:p>
          </table:table-cell>
          <table:table-cell office:value-type="float" office:value="951866855" table:style-name="ce5">
            <text:p>951866855</text:p>
          </table:table-cell>
          <table:table-cell table:number-columns-repeated="16381"/>
        </table:table-row>
        <table:table-row table:style-name="ro1">
          <table:table-cell office:value-type="float" office:value="68882" table:style-name="ce1">
            <text:p>68882</text:p>
          </table:table-cell>
          <table:table-cell office:value-type="string" table:style-name="ce6">
            <text:p>11185233N</text:p>
          </table:table-cell>
          <table:table-cell office:value-type="float" office:value="952382335" table:style-name="ce5">
            <text:p>952382335</text:p>
          </table:table-cell>
          <table:table-cell table:number-columns-repeated="16381"/>
        </table:table-row>
        <table:table-row table:style-name="ro1">
          <table:table-cell office:value-type="float" office:value="8723" table:style-name="ce1">
            <text:p>8723</text:p>
          </table:table-cell>
          <table:table-cell office:value-type="string" table:style-name="ce6">
            <text:p>73977174X</text:p>
          </table:table-cell>
          <table:table-cell office:value-type="float" office:value="952823598" table:style-name="ce5">
            <text:p>952823598</text:p>
          </table:table-cell>
          <table:table-cell table:number-columns-repeated="16381"/>
        </table:table-row>
        <table:table-row table:style-name="ro1">
          <table:table-cell office:value-type="float" office:value="11368" table:style-name="ce1">
            <text:p>11368</text:p>
          </table:table-cell>
          <table:table-cell office:value-type="string" table:style-name="ce6">
            <text:p>87068754O</text:p>
          </table:table-cell>
          <table:table-cell office:value-type="float" office:value="953362572" table:style-name="ce5">
            <text:p>953362572</text:p>
          </table:table-cell>
          <table:table-cell table:number-columns-repeated="16381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6">
            <text:p>85630465A</text:p>
          </table:table-cell>
          <table:table-cell office:value-type="float" office:value="954828632" table:style-name="ce5">
            <text:p>954828632</text:p>
          </table:table-cell>
          <table:table-cell table:number-columns-repeated="16381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6">
            <text:p>57816654T</text:p>
          </table:table-cell>
          <table:table-cell office:value-type="float" office:value="957655213" table:style-name="ce5">
            <text:p>957655213</text:p>
          </table:table-cell>
          <table:table-cell table:number-columns-repeated="16381"/>
        </table:table-row>
        <table:table-row table:style-name="ro1">
          <table:table-cell office:value-type="float" office:value="87921" table:style-name="ce1">
            <text:p>87921</text:p>
          </table:table-cell>
          <table:table-cell office:value-type="string" table:style-name="ce6">
            <text:p>17634287M</text:p>
          </table:table-cell>
          <table:table-cell office:value-type="float" office:value="961167048" table:style-name="ce5">
            <text:p>961167048</text:p>
          </table:table-cell>
          <table:table-cell table:number-columns-repeated="16381"/>
        </table:table-row>
        <table:table-row table:style-name="ro1">
          <table:table-cell office:value-type="float" office:value="9937" table:style-name="ce1">
            <text:p>9937</text:p>
          </table:table-cell>
          <table:table-cell office:value-type="string" table:style-name="ce6">
            <text:p>78715534M</text:p>
          </table:table-cell>
          <table:table-cell office:value-type="float" office:value="961514688" table:style-name="ce5">
            <text:p>961514688</text:p>
          </table:table-cell>
          <table:table-cell table:number-columns-repeated="16381"/>
        </table:table-row>
        <table:table-row table:style-name="ro1">
          <table:table-cell office:value-type="float" office:value="22287" table:style-name="ce1">
            <text:p>22287</text:p>
          </table:table-cell>
          <table:table-cell office:value-type="string" table:style-name="ce6">
            <text:p>23587858X</text:p>
          </table:table-cell>
          <table:table-cell office:value-type="float" office:value="969634892" table:style-name="ce5">
            <text:p>969634892</text:p>
          </table:table-cell>
          <table:table-cell table:number-columns-repeated="16381"/>
        </table:table-row>
        <table:table-row table:style-name="ro1">
          <table:table-cell office:value-type="float" office:value="16675" table:style-name="ce1">
            <text:p>16675</text:p>
          </table:table-cell>
          <table:table-cell office:value-type="string" table:style-name="ce6">
            <text:p>69706620N</text:p>
          </table:table-cell>
          <table:table-cell office:value-type="float" office:value="972164152" table:style-name="ce5">
            <text:p>972164152</text:p>
          </table:table-cell>
          <table:table-cell table:number-columns-repeated="16381"/>
        </table:table-row>
        <table:table-row table:style-name="ro1">
          <table:table-cell office:value-type="float" office:value="56263" table:style-name="ce1">
            <text:p>56263</text:p>
          </table:table-cell>
          <table:table-cell office:value-type="string" table:style-name="ce6">
            <text:p>84612949T</text:p>
          </table:table-cell>
          <table:table-cell office:value-type="float" office:value="972480321" table:style-name="ce5">
            <text:p>972480321</text:p>
          </table:table-cell>
          <table:table-cell table:number-columns-repeated="16381"/>
        </table:table-row>
        <table:table-row table:style-name="ro1">
          <table:table-cell office:value-type="float" office:value="30697" table:style-name="ce1">
            <text:p>30697</text:p>
          </table:table-cell>
          <table:table-cell office:value-type="string" table:style-name="ce6">
            <text:p>49082427C</text:p>
          </table:table-cell>
          <table:table-cell office:value-type="float" office:value="974356204" table:style-name="ce5">
            <text:p>974356204</text:p>
          </table:table-cell>
          <table:table-cell table:number-columns-repeated="16381"/>
        </table:table-row>
        <table:table-row table:style-name="ro1">
          <table:table-cell office:value-type="float" office:value="59414" table:style-name="ce1">
            <text:p>59414</text:p>
          </table:table-cell>
          <table:table-cell office:value-type="string" table:style-name="ce6">
            <text:p>80687104U</text:p>
          </table:table-cell>
          <table:table-cell office:value-type="float" office:value="975897632" table:style-name="ce5">
            <text:p>975897632</text:p>
          </table:table-cell>
          <table:table-cell table:number-columns-repeated="16381"/>
        </table:table-row>
        <table:table-row table:style-name="ro1">
          <table:table-cell office:value-type="float" office:value="31150" table:style-name="ce1">
            <text:p>31150</text:p>
          </table:table-cell>
          <table:table-cell office:value-type="string" table:style-name="ce6">
            <text:p>41878471C</text:p>
          </table:table-cell>
          <table:table-cell office:value-type="float" office:value="977642202" table:style-name="ce5">
            <text:p>977642202</text:p>
          </table:table-cell>
          <table:table-cell table:number-columns-repeated="16381"/>
        </table:table-row>
        <table:table-row table:style-name="ro1">
          <table:table-cell office:value-type="float" office:value="51436" table:style-name="ce1">
            <text:p>51436</text:p>
          </table:table-cell>
          <table:table-cell office:value-type="string" table:style-name="ce6">
            <text:p>38762861H</text:p>
          </table:table-cell>
          <table:table-cell office:value-type="float" office:value="978821535" table:style-name="ce5">
            <text:p>978821535</text:p>
          </table:table-cell>
          <table:table-cell table:number-columns-repeated="16381"/>
        </table:table-row>
        <table:table-row table:style-name="ro1">
          <table:table-cell office:value-type="float" office:value="27347" table:style-name="ce1">
            <text:p>27347</text:p>
          </table:table-cell>
          <table:table-cell office:value-type="string" table:style-name="ce6">
            <text:p>95051132K</text:p>
          </table:table-cell>
          <table:table-cell office:value-type="float" office:value="981840357" table:style-name="ce5">
            <text:p>981840357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4531" table:style-name="ce1">
            <text:p>94531</text:p>
          </table:table-cell>
          <table:table-cell office:value-type="string" table:style-name="ce6">
            <text:p>81979641Q</text:p>
          </table:table-cell>
          <table:table-cell office:value-type="float" office:value="982037227" table:style-name="ce5">
            <text:p>982037227</text:p>
          </table:table-cell>
          <table:table-cell table:number-columns-repeated="16381"/>
        </table:table-row>
        <table:table-row table:style-name="ro1">
          <table:table-cell office:value-type="float" office:value="72015" table:style-name="ce1">
            <text:p>72015</text:p>
          </table:table-cell>
          <table:table-cell office:value-type="string" table:style-name="ce6">
            <text:p>89106461Y</text:p>
          </table:table-cell>
          <table:table-cell office:value-type="float" office:value="983416817" table:style-name="ce5">
            <text:p>983416817</text:p>
          </table:table-cell>
          <table:table-cell table:number-columns-repeated="16381"/>
        </table:table-row>
        <table:table-row table:style-name="ro1">
          <table:table-cell office:value-type="float" office:value="41113" table:style-name="ce1">
            <text:p>41113</text:p>
          </table:table-cell>
          <table:table-cell office:value-type="string" table:style-name="ce6">
            <text:p>57684347F</text:p>
          </table:table-cell>
          <table:table-cell office:value-type="float" office:value="984481738" table:style-name="ce5">
            <text:p>984481738</text:p>
          </table:table-cell>
          <table:table-cell table:number-columns-repeated="16381"/>
        </table:table-row>
        <table:table-row table:style-name="ro1">
          <table:table-cell office:value-type="float" office:value="87138" table:style-name="ce1">
            <text:p>87138</text:p>
          </table:table-cell>
          <table:table-cell office:value-type="string" table:style-name="ce6">
            <text:p>33154057G</text:p>
          </table:table-cell>
          <table:table-cell office:value-type="float" office:value="988132947" table:style-name="ce5">
            <text:p>988132947</text:p>
          </table:table-cell>
          <table:table-cell table:number-columns-repeated="16381"/>
        </table:table-row>
        <table:table-row table:style-name="ro1">
          <table:table-cell office:value-type="float" office:value="28841" table:style-name="ce1">
            <text:p>28841</text:p>
          </table:table-cell>
          <table:table-cell office:value-type="string" table:style-name="ce6">
            <text:p>14658822L</text:p>
          </table:table-cell>
          <table:table-cell office:value-type="float" office:value="990121176" table:style-name="ce5">
            <text:p>990121176</text:p>
          </table:table-cell>
          <table:table-cell table:number-columns-repeated="16381"/>
        </table:table-row>
        <table:table-row table:style-name="ro1">
          <table:table-cell office:value-type="float" office:value="38054" table:style-name="ce1">
            <text:p>38054</text:p>
          </table:table-cell>
          <table:table-cell office:value-type="string" table:style-name="ce6">
            <text:p>38123265I</text:p>
          </table:table-cell>
          <table:table-cell office:value-type="float" office:value="991748251" table:style-name="ce5">
            <text:p>991748251</text:p>
          </table:table-cell>
          <table:table-cell table:number-columns-repeated="16381"/>
        </table:table-row>
        <table:table-row table:number-rows-repeated="1048473" table:style-name="ro1">
          <table:table-cell table:style-name="ce5"/>
          <table:table-cell table:style-name="ce5"/>
          <table:table-cell table:style-name="ce5"/>
          <table:table-cell table:number-columns-repeated="16381"/>
        </table:table-row>
      </table:table>
      <table:table table:name="sinDuplicadosA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num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float" office:value="608224128" table:style-name="ce1">
            <text:p>6082241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float" office:value="612646772" table:style-name="ce1">
            <text:p>6126467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float" office:value="612718215" table:style-name="ce1">
            <text:p>612718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float" office:value="614564355" table:style-name="ce1">
            <text:p>6145643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float" office:value="615445422" table:style-name="ce1">
            <text:p>6154454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float" office:value="617463544" table:style-name="ce1">
            <text:p>6174635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float" office:value="618124252" table:style-name="ce1">
            <text:p>618124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float" office:value="621568392" table:style-name="ce1">
            <text:p>621568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float" office:value="624712251" table:style-name="ce1">
            <text:p>624712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float" office:value="624867665" table:style-name="ce1">
            <text:p>6248676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float" office:value="625538863" table:style-name="ce1">
            <text:p>6255388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float" office:value="626358781" table:style-name="ce1">
            <text:p>6263587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float" office:value="628464024" table:style-name="ce1">
            <text:p>6284640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float" office:value="631475229" table:style-name="ce1">
            <text:p>6314752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float" office:value="635585777" table:style-name="ce1">
            <text:p>6355857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float" office:value="637276826" table:style-name="ce1">
            <text:p>6372768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float" office:value="637682779" table:style-name="ce1">
            <text:p>6376827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float" office:value="637783397" table:style-name="ce1">
            <text:p>6377833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float" office:value="638260071" table:style-name="ce1">
            <text:p>6382600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float" office:value="642188382" table:style-name="ce1">
            <text:p>6421883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float" office:value="643894352" table:style-name="ce1">
            <text:p>643894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float" office:value="643924569" table:style-name="ce1">
            <text:p>6439245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float" office:value="644653861" table:style-name="ce1">
            <text:p>64465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float" office:value="646152526" table:style-name="ce1">
            <text:p>646152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float" office:value="646184918" table:style-name="ce1">
            <text:p>646184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float" office:value="647283861" table:style-name="ce1">
            <text:p>6472838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float" office:value="647855659" table:style-name="ce1">
            <text:p>6478556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float" office:value="652537133" table:style-name="ce1">
            <text:p>6525371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float" office:value="655896196" table:style-name="ce1">
            <text:p>6558961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float" office:value="656488307" table:style-name="ce1">
            <text:p>656488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float" office:value="657816614" table:style-name="ce1">
            <text:p>6578166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float" office:value="662766298" table:style-name="ce1">
            <text:p>6627662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float" office:value="663419215" table:style-name="ce1">
            <text:p>663419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float" office:value="665081215" table:style-name="ce1">
            <text:p>6650812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float" office:value="666638129" table:style-name="ce1">
            <text:p>6666381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float" office:value="671069744" table:style-name="ce1">
            <text:p>6710697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float" office:value="672151770" table:style-name="ce1">
            <text:p>6721517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float" office:value="672416160" table:style-name="ce1">
            <text:p>6724161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float" office:value="674684284" table:style-name="ce1">
            <text:p>6746842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float" office:value="675023387" table:style-name="ce1">
            <text:p>6750233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float" office:value="676386784" table:style-name="ce1">
            <text:p>6763867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float" office:value="678257562" table:style-name="ce1">
            <text:p>6782575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float" office:value="678447432" table:style-name="ce1">
            <text:p>6784474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float" office:value="678963768" table:style-name="ce1">
            <text:p>678963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float" office:value="681736177" table:style-name="ce1">
            <text:p>6817361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aretra.sed.hendrerit@google.org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float" office:value="683649817" table:style-name="ce1">
            <text:p>683649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float" office:value="686430741" table:style-name="ce1">
            <text:p>6864307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float" office:value="692244142" table:style-name="ce1">
            <text:p>692244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float" office:value="692316681" table:style-name="ce1">
            <text:p>6923166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float" office:value="692447003" table:style-name="ce1">
            <text:p>6924470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float" office:value="693306225" table:style-name="ce1">
            <text:p>6933062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float" office:value="694884760" table:style-name="ce1">
            <text:p>6948847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float" office:value="695106862" table:style-name="ce1">
            <text:p>6951068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float" office:value="902410137" table:style-name="ce1">
            <text:p>9024101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float" office:value="907551176" table:style-name="ce1">
            <text:p>90755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float" office:value="911053352" table:style-name="ce1">
            <text:p>911053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float" office:value="915009564" table:style-name="ce1">
            <text:p>9150095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float" office:value="915054278" table:style-name="ce1">
            <text:p>9150542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float" office:value="916263388" table:style-name="ce1">
            <text:p>9162633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float" office:value="916685382" table:style-name="ce1">
            <text:p>9166853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float" office:value="920542255" table:style-name="ce1">
            <text:p>9205422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float" office:value="923013134" table:style-name="ce1">
            <text:p>9230131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float" office:value="925830895" table:style-name="ce1">
            <text:p>9258308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float" office:value="933086457" table:style-name="ce1">
            <text:p>9330864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float" office:value="936246131" table:style-name="ce1">
            <text:p>9362461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float" office:value="940604224" table:style-name="ce1">
            <text:p>9406042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float" office:value="941389813" table:style-name="ce1">
            <text:p>9413898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float" office:value="942442783" table:style-name="ce1">
            <text:p>9424427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float" office:value="942578706" table:style-name="ce1">
            <text:p>9425787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float" office:value="942956326" table:style-name="ce1">
            <text:p>9429563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float" office:value="944732577" table:style-name="ce1">
            <text:p>9447325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float" office:value="946723252" table:style-name="ce1">
            <text:p>9467232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float" office:value="947177473" table:style-name="ce1">
            <text:p>9471774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float" office:value="947522848" table:style-name="ce1">
            <text:p>9475228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float" office:value="947861485" table:style-name="ce1">
            <text:p>9478614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float" office:value="948353526" table:style-name="ce1">
            <text:p>948353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float" office:value="949657714" table:style-name="ce1">
            <text:p>9496577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float" office:value="950742152" table:style-name="ce1">
            <text:p>950742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float" office:value="951866855" table:style-name="ce1">
            <text:p>9518668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float" office:value="952382335" table:style-name="ce1">
            <text:p>9523823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float" office:value="952823598" table:style-name="ce1">
            <text:p>9528235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float" office:value="953362572" table:style-name="ce1">
            <text:p>9533625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float" office:value="954828632" table:style-name="ce1">
            <text:p>954828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float" office:value="957655213" table:style-name="ce1">
            <text:p>9576552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float" office:value="961167048" table:style-name="ce1">
            <text:p>9611670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float" office:value="961514688" table:style-name="ce1">
            <text:p>9615146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float" office:value="969634892" table:style-name="ce1">
            <text:p>9696348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float" office:value="972164152" table:style-name="ce1">
            <text:p>972164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float" office:value="972480321" table:style-name="ce1">
            <text:p>9724803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float" office:value="974356204" table:style-name="ce1">
            <text:p>9743562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float" office:value="975897632" table:style-name="ce1">
            <text:p>975897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float" office:value="977642202" table:style-name="ce1">
            <text:p>9776422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float" office:value="978821535" table:style-name="ce1">
            <text:p>9788215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float" office:value="981840357" table:style-name="ce1">
            <text:p>9818403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office:value-type="float" office:value="982037227" table:style-name="ce1">
            <text:p>9820372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float" office:value="983416817" table:style-name="ce1">
            <text:p>9834168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float" office:value="984481738" table:style-name="ce1">
            <text:p>9844817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float" office:value="988132947" table:style-name="ce1">
            <text:p>9881329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float" office:value="990121176" table:style-name="ce1">
            <text:p>990121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float" office:value="991748251" table:style-name="ce1">
            <text:p>991748251</text:p>
          </table:table-cell>
          <table:table-cell table:number-columns-repeated="16380"/>
        </table:table-row>
        <table:table-row table:number-rows-repeated="1048475" table:style-name="ro1">
          <table:table-cell table:number-columns-repeated="16384"/>
        </table:table-row>
      </table:table>
      <table:table table:name="sinDuplicadosB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postal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number</text:p>
          </table:table-cell>
          <table:table-cell table:number-columns-repeated="16381"/>
        </table:table-row>
        <table:table-row table:style-name="ro1">
          <table:table-cell office:value-type="float" office:value="86661" table:style-name="ce1">
            <text:p>86661</text:p>
          </table:table-cell>
          <table:table-cell office:value-type="string" table:style-name="ce2">
            <text:p>23691318L</text:p>
          </table:table-cell>
          <table:table-cell office:value-type="float" office:value="608224128" table:style-name="ce1">
            <text:p>608224128</text:p>
          </table:table-cell>
          <table:table-cell table:number-columns-repeated="16381"/>
        </table:table-row>
        <table:table-row table:style-name="ro1">
          <table:table-cell office:value-type="float" office:value="83803" table:style-name="ce1">
            <text:p>83803</text:p>
          </table:table-cell>
          <table:table-cell office:value-type="string" table:style-name="ce2">
            <text:p>33757922F</text:p>
          </table:table-cell>
          <table:table-cell office:value-type="float" office:value="612646772" table:style-name="ce1">
            <text:p>612646772</text:p>
          </table:table-cell>
          <table:table-cell table:number-columns-repeated="16381"/>
        </table:table-row>
        <table:table-row table:style-name="ro1">
          <table:table-cell office:value-type="float" office:value="55105" table:style-name="ce1">
            <text:p>55105</text:p>
          </table:table-cell>
          <table:table-cell office:value-type="string" table:style-name="ce2">
            <text:p>19783477T</text:p>
          </table:table-cell>
          <table:table-cell office:value-type="float" office:value="612718215" table:style-name="ce1">
            <text:p>612718215</text:p>
          </table:table-cell>
          <table:table-cell table:number-columns-repeated="16381"/>
        </table:table-row>
        <table:table-row table:style-name="ro1">
          <table:table-cell office:value-type="float" office:value="57147" table:style-name="ce1">
            <text:p>57147</text:p>
          </table:table-cell>
          <table:table-cell office:value-type="string" table:style-name="ce2">
            <text:p>67638815E</text:p>
          </table:table-cell>
          <table:table-cell office:value-type="float" office:value="614564355" table:style-name="ce1">
            <text:p>614564355</text:p>
          </table:table-cell>
          <table:table-cell table:number-columns-repeated="16381"/>
        </table:table-row>
        <table:table-row table:style-name="ro1">
          <table:table-cell office:value-type="float" office:value="48541" table:style-name="ce1">
            <text:p>48541</text:p>
          </table:table-cell>
          <table:table-cell office:value-type="string" table:style-name="ce2">
            <text:p>48953717B</text:p>
          </table:table-cell>
          <table:table-cell office:value-type="float" office:value="615445422" table:style-name="ce1">
            <text:p>615445422</text:p>
          </table:table-cell>
          <table:table-cell table:number-columns-repeated="16381"/>
        </table:table-row>
        <table:table-row table:style-name="ro1">
          <table:table-cell office:value-type="float" office:value="16280" table:style-name="ce1">
            <text:p>16280</text:p>
          </table:table-cell>
          <table:table-cell office:value-type="string" table:style-name="ce2">
            <text:p>20849774E</text:p>
          </table:table-cell>
          <table:table-cell office:value-type="float" office:value="617463544" table:style-name="ce1">
            <text:p>617463544</text:p>
          </table:table-cell>
          <table:table-cell table:number-columns-repeated="16381"/>
        </table:table-row>
        <table:table-row table:style-name="ro1">
          <table:table-cell office:value-type="float" office:value="21944" table:style-name="ce1">
            <text:p>21944</text:p>
          </table:table-cell>
          <table:table-cell office:value-type="string" table:style-name="ce2">
            <text:p>43195365Y</text:p>
          </table:table-cell>
          <table:table-cell office:value-type="float" office:value="618124252" table:style-name="ce1">
            <text:p>618124252</text:p>
          </table:table-cell>
          <table:table-cell table:number-columns-repeated="16381"/>
        </table:table-row>
        <table:table-row table:style-name="ro1">
          <table:table-cell office:value-type="float" office:value="58884" table:style-name="ce1">
            <text:p>58884</text:p>
          </table:table-cell>
          <table:table-cell office:value-type="string" table:style-name="ce2">
            <text:p>40261825O</text:p>
          </table:table-cell>
          <table:table-cell office:value-type="float" office:value="621568392" table:style-name="ce1">
            <text:p>621568392</text:p>
          </table:table-cell>
          <table:table-cell table:number-columns-repeated="16381"/>
        </table:table-row>
        <table:table-row table:style-name="ro1">
          <table:table-cell office:value-type="float" office:value="52070" table:style-name="ce1">
            <text:p>52070</text:p>
          </table:table-cell>
          <table:table-cell office:value-type="string" table:style-name="ce2">
            <text:p>47604772P</text:p>
          </table:table-cell>
          <table:table-cell office:value-type="float" office:value="624712251" table:style-name="ce1">
            <text:p>624712251</text:p>
          </table:table-cell>
          <table:table-cell table:number-columns-repeated="16381"/>
        </table:table-row>
        <table:table-row table:style-name="ro1">
          <table:table-cell office:value-type="float" office:value="44234" table:style-name="ce1">
            <text:p>44234</text:p>
          </table:table-cell>
          <table:table-cell office:value-type="string" table:style-name="ce2">
            <text:p>75503344C</text:p>
          </table:table-cell>
          <table:table-cell office:value-type="float" office:value="624867665" table:style-name="ce1">
            <text:p>624867665</text:p>
          </table:table-cell>
          <table:table-cell table:number-columns-repeated="16381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2">
            <text:p>72745527Q</text:p>
          </table:table-cell>
          <table:table-cell office:value-type="float" office:value="625538863" table:style-name="ce1">
            <text:p>625538863</text:p>
          </table:table-cell>
          <table:table-cell table:number-columns-repeated="16381"/>
        </table:table-row>
        <table:table-row table:style-name="ro1">
          <table:table-cell office:value-type="float" office:value="22311" table:style-name="ce1">
            <text:p>22311</text:p>
          </table:table-cell>
          <table:table-cell office:value-type="string" table:style-name="ce2">
            <text:p>31705377C</text:p>
          </table:table-cell>
          <table:table-cell office:value-type="float" office:value="626358781" table:style-name="ce1">
            <text:p>626358781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81"/>
        </table:table-row>
        <table:table-row table:style-name="ro1">
          <table:table-cell office:value-type="float" office:value="98853" table:style-name="ce1">
            <text:p>98853</text:p>
          </table:table-cell>
          <table:table-cell office:value-type="string" table:style-name="ce2">
            <text:p>10084879R</text:p>
          </table:table-cell>
          <table:table-cell office:value-type="float" office:value="631475229" table:style-name="ce1">
            <text:p>631475229</text:p>
          </table:table-cell>
          <table:table-cell table:number-columns-repeated="16381"/>
        </table:table-row>
        <table:table-row table:style-name="ro1">
          <table:table-cell office:value-type="float" office:value="36598" table:style-name="ce1">
            <text:p>36598</text:p>
          </table:table-cell>
          <table:table-cell office:value-type="string" table:style-name="ce2">
            <text:p>21663891I</text:p>
          </table:table-cell>
          <table:table-cell office:value-type="float" office:value="637276826" table:style-name="ce1">
            <text:p>637276826</text:p>
          </table:table-cell>
          <table:table-cell table:number-columns-repeated="16381"/>
        </table:table-row>
        <table:table-row table:style-name="ro1">
          <table:table-cell office:value-type="float" office:value="46498" table:style-name="ce1">
            <text:p>46498</text:p>
          </table:table-cell>
          <table:table-cell office:value-type="string" table:style-name="ce2">
            <text:p>23292945S</text:p>
          </table:table-cell>
          <table:table-cell office:value-type="float" office:value="637682779" table:style-name="ce1">
            <text:p>637682779</text:p>
          </table:table-cell>
          <table:table-cell table:number-columns-repeated="16381"/>
        </table:table-row>
        <table:table-row table:style-name="ro1">
          <table:table-cell office:value-type="float" office:value="62718" table:style-name="ce1">
            <text:p>62718</text:p>
          </table:table-cell>
          <table:table-cell office:value-type="string" table:style-name="ce2">
            <text:p>37476526Y</text:p>
          </table:table-cell>
          <table:table-cell office:value-type="float" office:value="637783397" table:style-name="ce1">
            <text:p>637783397</text:p>
          </table:table-cell>
          <table:table-cell table:number-columns-repeated="16381"/>
        </table:table-row>
        <table:table-row table:style-name="ro1">
          <table:table-cell office:value-type="float" office:value="13324" table:style-name="ce1">
            <text:p>13324</text:p>
          </table:table-cell>
          <table:table-cell office:value-type="string" table:style-name="ce2">
            <text:p>15758195J</text:p>
          </table:table-cell>
          <table:table-cell office:value-type="float" office:value="638260071" table:style-name="ce1">
            <text:p>638260071</text:p>
          </table:table-cell>
          <table:table-cell table:number-columns-repeated="16381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string" table:style-name="ce2">
            <text:p>52133165P</text:p>
          </table:table-cell>
          <table:table-cell office:value-type="float" office:value="642188382" table:style-name="ce1">
            <text:p>642188382</text:p>
          </table:table-cell>
          <table:table-cell table:number-columns-repeated="16381"/>
        </table:table-row>
        <table:table-row table:style-name="ro1">
          <table:table-cell office:value-type="float" office:value="40414" table:style-name="ce1">
            <text:p>40414</text:p>
          </table:table-cell>
          <table:table-cell office:value-type="string" table:style-name="ce2">
            <text:p>16384821M</text:p>
          </table:table-cell>
          <table:table-cell office:value-type="float" office:value="643894352" table:style-name="ce1">
            <text:p>643894352</text:p>
          </table:table-cell>
          <table:table-cell table:number-columns-repeated="16381"/>
        </table:table-row>
        <table:table-row table:style-name="ro1">
          <table:table-cell office:value-type="float" office:value="78775" table:style-name="ce1">
            <text:p>78775</text:p>
          </table:table-cell>
          <table:table-cell office:value-type="string" table:style-name="ce2">
            <text:p>81447223E</text:p>
          </table:table-cell>
          <table:table-cell office:value-type="float" office:value="643924569" table:style-name="ce1">
            <text:p>643924569</text:p>
          </table:table-cell>
          <table:table-cell table:number-columns-repeated="16381"/>
        </table:table-row>
        <table:table-row table:style-name="ro1">
          <table:table-cell office:value-type="float" office:value="23045" table:style-name="ce1">
            <text:p>23045</text:p>
          </table:table-cell>
          <table:table-cell office:value-type="string" table:style-name="ce2">
            <text:p>28487975V</text:p>
          </table:table-cell>
          <table:table-cell office:value-type="float" office:value="644653861" table:style-name="ce1">
            <text:p>644653861</text:p>
          </table:table-cell>
          <table:table-cell table:number-columns-repeated="16381"/>
        </table:table-row>
        <table:table-row table:style-name="ro1">
          <table:table-cell office:value-type="float" office:value="51833" table:style-name="ce1">
            <text:p>51833</text:p>
          </table:table-cell>
          <table:table-cell office:value-type="string" table:style-name="ce2">
            <text:p>14642532C</text:p>
          </table:table-cell>
          <table:table-cell office:value-type="float" office:value="646152526" table:style-name="ce1">
            <text:p>646152526</text:p>
          </table:table-cell>
          <table:table-cell table:number-columns-repeated="16381"/>
        </table:table-row>
        <table:table-row table:style-name="ro1">
          <table:table-cell office:value-type="float" office:value="86154" table:style-name="ce1">
            <text:p>86154</text:p>
          </table:table-cell>
          <table:table-cell office:value-type="string" table:style-name="ce2">
            <text:p>73838141J</text:p>
          </table:table-cell>
          <table:table-cell office:value-type="float" office:value="646184918" table:style-name="ce1">
            <text:p>646184918</text:p>
          </table:table-cell>
          <table:table-cell table:number-columns-repeated="16381"/>
        </table:table-row>
        <table:table-row table:style-name="ro1">
          <table:table-cell office:value-type="float" office:value="66653" table:style-name="ce1">
            <text:p>66653</text:p>
          </table:table-cell>
          <table:table-cell office:value-type="string" table:style-name="ce2">
            <text:p>84807967G</text:p>
          </table:table-cell>
          <table:table-cell office:value-type="float" office:value="647283861" table:style-name="ce1">
            <text:p>647283861</text:p>
          </table:table-cell>
          <table:table-cell table:number-columns-repeated="16381"/>
        </table:table-row>
        <table:table-row table:style-name="ro1">
          <table:table-cell office:value-type="float" office:value="49563" table:style-name="ce1">
            <text:p>49563</text:p>
          </table:table-cell>
          <table:table-cell office:value-type="string" table:style-name="ce2">
            <text:p>48789156C</text:p>
          </table:table-cell>
          <table:table-cell office:value-type="float" office:value="647855659" table:style-name="ce1">
            <text:p>647855659</text:p>
          </table:table-cell>
          <table:table-cell table:number-columns-repeated="16381"/>
        </table:table-row>
        <table:table-row table:style-name="ro1">
          <table:table-cell office:value-type="float" office:value="37965" table:style-name="ce1">
            <text:p>37965</text:p>
          </table:table-cell>
          <table:table-cell office:value-type="string" table:style-name="ce2">
            <text:p>89291257S</text:p>
          </table:table-cell>
          <table:table-cell office:value-type="float" office:value="652537133" table:style-name="ce1">
            <text:p>652537133</text:p>
          </table:table-cell>
          <table:table-cell table:number-columns-repeated="16381"/>
        </table:table-row>
        <table:table-row table:style-name="ro1">
          <table:table-cell office:value-type="float" office:value="21467" table:style-name="ce1">
            <text:p>21467</text:p>
          </table:table-cell>
          <table:table-cell office:value-type="string" table:style-name="ce2">
            <text:p>96329259V</text:p>
          </table:table-cell>
          <table:table-cell office:value-type="float" office:value="655896196" table:style-name="ce1">
            <text:p>655896196</text:p>
          </table:table-cell>
          <table:table-cell table:number-columns-repeated="16381"/>
        </table:table-row>
        <table:table-row table:style-name="ro1">
          <table:table-cell office:value-type="float" office:value="37752" table:style-name="ce1">
            <text:p>37752</text:p>
          </table:table-cell>
          <table:table-cell office:value-type="string" table:style-name="ce2">
            <text:p>75126158H</text:p>
          </table:table-cell>
          <table:table-cell office:value-type="float" office:value="656488307" table:style-name="ce1">
            <text:p>656488307</text:p>
          </table:table-cell>
          <table:table-cell table:number-columns-repeated="16381"/>
        </table:table-row>
        <table:table-row table:style-name="ro1">
          <table:table-cell office:value-type="float" office:value="18671" table:style-name="ce1">
            <text:p>18671</text:p>
          </table:table-cell>
          <table:table-cell office:value-type="string" table:style-name="ce2">
            <text:p>28538148G</text:p>
          </table:table-cell>
          <table:table-cell office:value-type="float" office:value="657816614" table:style-name="ce1">
            <text:p>657816614</text:p>
          </table:table-cell>
          <table:table-cell table:number-columns-repeated="16381"/>
        </table:table-row>
        <table:table-row table:style-name="ro1">
          <table:table-cell office:value-type="float" office:value="55290" table:style-name="ce1">
            <text:p>55290</text:p>
          </table:table-cell>
          <table:table-cell office:value-type="string" table:style-name="ce2">
            <text:p>32431735R</text:p>
          </table:table-cell>
          <table:table-cell office:value-type="float" office:value="662766298" table:style-name="ce1">
            <text:p>662766298</text:p>
          </table:table-cell>
          <table:table-cell table:number-columns-repeated="16381"/>
        </table:table-row>
        <table:table-row table:style-name="ro1">
          <table:table-cell office:value-type="float" office:value="82322" table:style-name="ce1">
            <text:p>82322</text:p>
          </table:table-cell>
          <table:table-cell office:value-type="string" table:style-name="ce2">
            <text:p>91220809Z</text:p>
          </table:table-cell>
          <table:table-cell office:value-type="float" office:value="663419215" table:style-name="ce1">
            <text:p>663419215</text:p>
          </table:table-cell>
          <table:table-cell table:number-columns-repeated="16381"/>
        </table:table-row>
        <table:table-row table:style-name="ro1">
          <table:table-cell office:value-type="float" office:value="69555" table:style-name="ce1">
            <text:p>69555</text:p>
          </table:table-cell>
          <table:table-cell office:value-type="string" table:style-name="ce2">
            <text:p>76242531O</text:p>
          </table:table-cell>
          <table:table-cell office:value-type="float" office:value="665081215" table:style-name="ce1">
            <text:p>665081215</text:p>
          </table:table-cell>
          <table:table-cell table:number-columns-repeated="16381"/>
        </table:table-row>
        <table:table-row table:style-name="ro1">
          <table:table-cell office:value-type="float" office:value="57146" table:style-name="ce1">
            <text:p>57146</text:p>
          </table:table-cell>
          <table:table-cell office:value-type="string" table:style-name="ce2">
            <text:p>22178427L</text:p>
          </table:table-cell>
          <table:table-cell office:value-type="float" office:value="666638129" table:style-name="ce1">
            <text:p>666638129</text:p>
          </table:table-cell>
          <table:table-cell table:number-columns-repeated="16381"/>
        </table:table-row>
        <table:table-row table:style-name="ro1">
          <table:table-cell office:value-type="float" office:value="53388" table:style-name="ce1">
            <text:p>53388</text:p>
          </table:table-cell>
          <table:table-cell office:value-type="string" table:style-name="ce2">
            <text:p>75872012A</text:p>
          </table:table-cell>
          <table:table-cell office:value-type="float" office:value="671069744" table:style-name="ce1">
            <text:p>671069744</text:p>
          </table:table-cell>
          <table:table-cell table:number-columns-repeated="16381"/>
        </table:table-row>
        <table:table-row table:style-name="ro1">
          <table:table-cell office:value-type="float" office:value="33770" table:style-name="ce1">
            <text:p>33770</text:p>
          </table:table-cell>
          <table:table-cell office:value-type="string" table:style-name="ce2">
            <text:p>24583604Z</text:p>
          </table:table-cell>
          <table:table-cell office:value-type="float" office:value="672416160" table:style-name="ce1">
            <text:p>672416160</text:p>
          </table:table-cell>
          <table:table-cell table:number-columns-repeated="16381"/>
        </table:table-row>
        <table:table-row table:style-name="ro1">
          <table:table-cell office:value-type="float" office:value="88801" table:style-name="ce1">
            <text:p>88801</text:p>
          </table:table-cell>
          <table:table-cell office:value-type="string" table:style-name="ce2">
            <text:p>78783243L</text:p>
          </table:table-cell>
          <table:table-cell office:value-type="float" office:value="674684284" table:style-name="ce1">
            <text:p>674684284</text:p>
          </table:table-cell>
          <table:table-cell table:number-columns-repeated="16381"/>
        </table:table-row>
        <table:table-row table:style-name="ro1">
          <table:table-cell office:value-type="float" office:value="46463" table:style-name="ce1">
            <text:p>46463</text:p>
          </table:table-cell>
          <table:table-cell office:value-type="string" table:style-name="ce2">
            <text:p>56166143B</text:p>
          </table:table-cell>
          <table:table-cell office:value-type="float" office:value="675023387" table:style-name="ce1">
            <text:p>675023387</text:p>
          </table:table-cell>
          <table:table-cell table:number-columns-repeated="16381"/>
        </table:table-row>
        <table:table-row table:style-name="ro1">
          <table:table-cell office:value-type="float" office:value="17131" table:style-name="ce1">
            <text:p>17131</text:p>
          </table:table-cell>
          <table:table-cell office:value-type="string" table:style-name="ce2">
            <text:p>58482144V</text:p>
          </table:table-cell>
          <table:table-cell office:value-type="float" office:value="676386784" table:style-name="ce1">
            <text:p>676386784</text:p>
          </table:table-cell>
          <table:table-cell table:number-columns-repeated="16381"/>
        </table:table-row>
        <table:table-row table:style-name="ro1">
          <table:table-cell office:value-type="float" office:value="87252" table:style-name="ce1">
            <text:p>87252</text:p>
          </table:table-cell>
          <table:table-cell office:value-type="string" table:style-name="ce2">
            <text:p>00831812L</text:p>
          </table:table-cell>
          <table:table-cell office:value-type="float" office:value="678257562" table:style-name="ce1">
            <text:p>678257562</text:p>
          </table:table-cell>
          <table:table-cell table:number-columns-repeated="16381"/>
        </table:table-row>
        <table:table-row table:style-name="ro1">
          <table:table-cell office:value-type="float" office:value="6890" table:style-name="ce1">
            <text:p>6890</text:p>
          </table:table-cell>
          <table:table-cell office:value-type="string" table:style-name="ce2">
            <text:p>26264609X</text:p>
          </table:table-cell>
          <table:table-cell office:value-type="float" office:value="678447432" table:style-name="ce1">
            <text:p>678447432</text:p>
          </table:table-cell>
          <table:table-cell table:number-columns-repeated="16381"/>
        </table:table-row>
        <table:table-row table:style-name="ro1">
          <table:table-cell office:value-type="float" office:value="91357" table:style-name="ce1">
            <text:p>91357</text:p>
          </table:table-cell>
          <table:table-cell office:value-type="string" table:style-name="ce2">
            <text:p>41367977C</text:p>
          </table:table-cell>
          <table:table-cell office:value-type="float" office:value="678963768" table:style-name="ce1">
            <text:p>678963768</text:p>
          </table:table-cell>
          <table:table-cell table:number-columns-repeated="16381"/>
        </table:table-row>
        <table:table-row table:style-name="ro1">
          <table:table-cell office:value-type="float" office:value="67500" table:style-name="ce1">
            <text:p>67500</text:p>
          </table:table-cell>
          <table:table-cell office:value-type="string" table:style-name="ce2">
            <text:p>99811455D</text:p>
          </table:table-cell>
          <table:table-cell office:value-type="float" office:value="681736177" table:style-name="ce1">
            <text:p>681736177</text:p>
          </table:table-cell>
          <table:table-cell table:number-columns-repeated="16381"/>
        </table:table-row>
        <table:table-row table:style-name="ro1">
          <table:table-cell office:value-type="float" office:value="34165" table:style-name="ce1">
            <text:p>34165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32354" table:style-name="ce1">
            <text:p>32354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81"/>
        </table:table-row>
        <table:table-row table:style-name="ro1">
          <table:table-cell office:value-type="float" office:value="69443" table:style-name="ce1">
            <text:p>69443</text:p>
          </table:table-cell>
          <table:table-cell office:value-type="string" table:style-name="ce2">
            <text:p>65515123W</text:p>
          </table:table-cell>
          <table:table-cell office:value-type="float" office:value="686430741" table:style-name="ce1">
            <text:p>686430741</text:p>
          </table:table-cell>
          <table:table-cell table:number-columns-repeated="16381"/>
        </table:table-row>
        <table:table-row table:style-name="ro1">
          <table:table-cell office:value-type="float" office:value="88532" table:style-name="ce1">
            <text:p>88532</text:p>
          </table:table-cell>
          <table:table-cell office:value-type="string" table:style-name="ce2">
            <text:p>74680356V</text:p>
          </table:table-cell>
          <table:table-cell office:value-type="float" office:value="692244142" table:style-name="ce1">
            <text:p>692244142</text:p>
          </table:table-cell>
          <table:table-cell table:number-columns-repeated="16381"/>
        </table:table-row>
        <table:table-row table:style-name="ro1">
          <table:table-cell office:value-type="float" office:value="64481" table:style-name="ce1">
            <text:p>64481</text:p>
          </table:table-cell>
          <table:table-cell office:value-type="string" table:style-name="ce2">
            <text:p>86083688J</text:p>
          </table:table-cell>
          <table:table-cell office:value-type="float" office:value="692316681" table:style-name="ce1">
            <text:p>692316681</text:p>
          </table:table-cell>
          <table:table-cell table:number-columns-repeated="16381"/>
        </table:table-row>
        <table:table-row table:style-name="ro1">
          <table:table-cell office:value-type="float" office:value="42737" table:style-name="ce1">
            <text:p>42737</text:p>
          </table:table-cell>
          <table:table-cell office:value-type="string" table:style-name="ce2">
            <text:p>50715816U</text:p>
          </table:table-cell>
          <table:table-cell office:value-type="float" office:value="692447003" table:style-name="ce1">
            <text:p>692447003</text:p>
          </table:table-cell>
          <table:table-cell table:number-columns-repeated="16381"/>
        </table:table-row>
        <table:table-row table:style-name="ro1">
          <table:table-cell office:value-type="float" office:value="14813" table:style-name="ce1">
            <text:p>14813</text:p>
          </table:table-cell>
          <table:table-cell office:value-type="string" table:style-name="ce2">
            <text:p>13227707W</text:p>
          </table:table-cell>
          <table:table-cell office:value-type="float" office:value="693306225" table:style-name="ce1">
            <text:p>693306225</text:p>
          </table:table-cell>
          <table:table-cell table:number-columns-repeated="16381"/>
        </table:table-row>
        <table:table-row table:style-name="ro1">
          <table:table-cell office:value-type="float" office:value="93285" table:style-name="ce1">
            <text:p>93285</text:p>
          </table:table-cell>
          <table:table-cell office:value-type="string" table:style-name="ce2">
            <text:p>46784631C</text:p>
          </table:table-cell>
          <table:table-cell office:value-type="float" office:value="694884760" table:style-name="ce1">
            <text:p>694884760</text:p>
          </table:table-cell>
          <table:table-cell table:number-columns-repeated="16381"/>
        </table:table-row>
        <table:table-row table:style-name="ro1">
          <table:table-cell office:value-type="float" office:value="23721" table:style-name="ce1">
            <text:p>23721</text:p>
          </table:table-cell>
          <table:table-cell office:value-type="string" table:style-name="ce2">
            <text:p>03487748M</text:p>
          </table:table-cell>
          <table:table-cell office:value-type="float" office:value="695106862" table:style-name="ce1">
            <text:p>695106862</text:p>
          </table:table-cell>
          <table:table-cell table:number-columns-repeated="16381"/>
        </table:table-row>
        <table:table-row table:style-name="ro1">
          <table:table-cell office:value-type="float" office:value="76638" table:style-name="ce1">
            <text:p>76638</text:p>
          </table:table-cell>
          <table:table-cell office:value-type="string" table:style-name="ce2">
            <text:p>88775823P</text:p>
          </table:table-cell>
          <table:table-cell office:value-type="float" office:value="902410137" table:style-name="ce1">
            <text:p>902410137</text:p>
          </table:table-cell>
          <table:table-cell table:number-columns-repeated="16381"/>
        </table:table-row>
        <table:table-row table:style-name="ro1">
          <table:table-cell office:value-type="float" office:value="64859" table:style-name="ce1">
            <text:p>64859</text:p>
          </table:table-cell>
          <table:table-cell office:value-type="string" table:style-name="ce2">
            <text:p>14023235U</text:p>
          </table:table-cell>
          <table:table-cell office:value-type="float" office:value="907551176" table:style-name="ce1">
            <text:p>907551176</text:p>
          </table:table-cell>
          <table:table-cell table:number-columns-repeated="16381"/>
        </table:table-row>
        <table:table-row table:style-name="ro1">
          <table:table-cell office:value-type="float" office:value="70731" table:style-name="ce1">
            <text:p>70731</text:p>
          </table:table-cell>
          <table:table-cell office:value-type="string" table:style-name="ce2">
            <text:p>87809459Q</text:p>
          </table:table-cell>
          <table:table-cell office:value-type="float" office:value="911053352" table:style-name="ce1">
            <text:p>911053352</text:p>
          </table:table-cell>
          <table:table-cell table:number-columns-repeated="16381"/>
        </table:table-row>
        <table:table-row table:style-name="ro1">
          <table:table-cell office:value-type="float" office:value="37271" table:style-name="ce1">
            <text:p>37271</text:p>
          </table:table-cell>
          <table:table-cell office:value-type="string" table:style-name="ce2">
            <text:p>07374883L</text:p>
          </table:table-cell>
          <table:table-cell office:value-type="float" office:value="915009564" table:style-name="ce1">
            <text:p>915009564</text:p>
          </table:table-cell>
          <table:table-cell table:number-columns-repeated="16381"/>
        </table:table-row>
        <table:table-row table:style-name="ro1">
          <table:table-cell office:value-type="float" office:value="86735" table:style-name="ce1">
            <text:p>86735</text:p>
          </table:table-cell>
          <table:table-cell office:value-type="string" table:style-name="ce2">
            <text:p>55572022C</text:p>
          </table:table-cell>
          <table:table-cell office:value-type="float" office:value="915054278" table:style-name="ce1">
            <text:p>915054278</text:p>
          </table:table-cell>
          <table:table-cell table:number-columns-repeated="16381"/>
        </table:table-row>
        <table:table-row table:style-name="ro1">
          <table:table-cell office:value-type="float" office:value="46122" table:style-name="ce1">
            <text:p>46122</text:p>
          </table:table-cell>
          <table:table-cell office:value-type="string" table:style-name="ce2">
            <text:p>05485827J</text:p>
          </table:table-cell>
          <table:table-cell office:value-type="float" office:value="916263388" table:style-name="ce1">
            <text:p>916263388</text:p>
          </table:table-cell>
          <table:table-cell table:number-columns-repeated="16381"/>
        </table:table-row>
        <table:table-row table:style-name="ro1">
          <table:table-cell office:value-type="float" office:value="52884" table:style-name="ce1">
            <text:p>52884</text:p>
          </table:table-cell>
          <table:table-cell office:value-type="string" table:style-name="ce2">
            <text:p>39744363T</text:p>
          </table:table-cell>
          <table:table-cell office:value-type="float" office:value="916685382" table:style-name="ce1">
            <text:p>916685382</text:p>
          </table:table-cell>
          <table:table-cell table:number-columns-repeated="16381"/>
        </table:table-row>
        <table:table-row table:style-name="ro1">
          <table:table-cell office:value-type="float" office:value="74777" table:style-name="ce1">
            <text:p>74777</text:p>
          </table:table-cell>
          <table:table-cell office:value-type="string" table:style-name="ce2">
            <text:p>18437363O</text:p>
          </table:table-cell>
          <table:table-cell office:value-type="float" office:value="923013134" table:style-name="ce1">
            <text:p>923013134</text:p>
          </table:table-cell>
          <table:table-cell table:number-columns-repeated="16381"/>
        </table:table-row>
        <table:table-row table:style-name="ro1">
          <table:table-cell office:value-type="float" office:value="31933" table:style-name="ce1">
            <text:p>31933</text:p>
          </table:table-cell>
          <table:table-cell office:value-type="string" table:style-name="ce2">
            <text:p>42533438U</text:p>
          </table:table-cell>
          <table:table-cell office:value-type="float" office:value="925830895" table:style-name="ce1">
            <text:p>925830895</text:p>
          </table:table-cell>
          <table:table-cell table:number-columns-repeated="16381"/>
        </table:table-row>
        <table:table-row table:style-name="ro1">
          <table:table-cell office:value-type="float" office:value="25726" table:style-name="ce1">
            <text:p>25726</text:p>
          </table:table-cell>
          <table:table-cell office:value-type="string" table:style-name="ce2">
            <text:p>18377410F</text:p>
          </table:table-cell>
          <table:table-cell office:value-type="float" office:value="933086457" table:style-name="ce1">
            <text:p>933086457</text:p>
          </table:table-cell>
          <table:table-cell table:number-columns-repeated="16381"/>
        </table:table-row>
        <table:table-row table:style-name="ro1">
          <table:table-cell office:value-type="float" office:value="14450" table:style-name="ce1">
            <text:p>14450</text:p>
          </table:table-cell>
          <table:table-cell office:value-type="string" table:style-name="ce2">
            <text:p>43177259H</text:p>
          </table:table-cell>
          <table:table-cell office:value-type="float" office:value="936246131" table:style-name="ce1">
            <text:p>936246131</text:p>
          </table:table-cell>
          <table:table-cell table:number-columns-repeated="16381"/>
        </table:table-row>
        <table:table-row table:style-name="ro1">
          <table:table-cell office:value-type="float" office:value="74213" table:style-name="ce1">
            <text:p>74213</text:p>
          </table:table-cell>
          <table:table-cell office:value-type="string" table:style-name="ce2">
            <text:p>86541577C</text:p>
          </table:table-cell>
          <table:table-cell office:value-type="float" office:value="940604224" table:style-name="ce1">
            <text:p>940604224</text:p>
          </table:table-cell>
          <table:table-cell table:number-columns-repeated="16381"/>
        </table:table-row>
        <table:table-row table:style-name="ro1">
          <table:table-cell office:value-type="float" office:value="34338" table:style-name="ce1">
            <text:p>34338</text:p>
          </table:table-cell>
          <table:table-cell office:value-type="string" table:style-name="ce2">
            <text:p>03288232L</text:p>
          </table:table-cell>
          <table:table-cell office:value-type="float" office:value="941389813" table:style-name="ce1">
            <text:p>941389813</text:p>
          </table:table-cell>
          <table:table-cell table:number-columns-repeated="16381"/>
        </table:table-row>
        <table:table-row table:style-name="ro1">
          <table:table-cell office:value-type="float" office:value="74329" table:style-name="ce1">
            <text:p>74329</text:p>
          </table:table-cell>
          <table:table-cell office:value-type="string" table:style-name="ce2">
            <text:p>76491842T</text:p>
          </table:table-cell>
          <table:table-cell office:value-type="float" office:value="942442783" table:style-name="ce1">
            <text:p>942442783</text:p>
          </table:table-cell>
          <table:table-cell table:number-columns-repeated="16381"/>
        </table:table-row>
        <table:table-row table:style-name="ro1">
          <table:table-cell office:value-type="float" office:value="72234" table:style-name="ce1">
            <text:p>72234</text:p>
          </table:table-cell>
          <table:table-cell office:value-type="string" table:style-name="ce2">
            <text:p>17831148T</text:p>
          </table:table-cell>
          <table:table-cell office:value-type="float" office:value="942578706" table:style-name="ce1">
            <text:p>942578706</text:p>
          </table:table-cell>
          <table:table-cell table:number-columns-repeated="16381"/>
        </table:table-row>
        <table:table-row table:style-name="ro1">
          <table:table-cell office:value-type="float" office:value="87843" table:style-name="ce1">
            <text:p>87843</text:p>
          </table:table-cell>
          <table:table-cell office:value-type="string" table:style-name="ce2">
            <text:p>86844541W</text:p>
          </table:table-cell>
          <table:table-cell office:value-type="float" office:value="942956326" table:style-name="ce1">
            <text:p>942956326</text:p>
          </table:table-cell>
          <table:table-cell table:number-columns-repeated="16381"/>
        </table:table-row>
        <table:table-row table:style-name="ro1">
          <table:table-cell office:value-type="float" office:value="82410" table:style-name="ce1">
            <text:p>82410</text:p>
          </table:table-cell>
          <table:table-cell office:value-type="string" table:style-name="ce2">
            <text:p>46523115H</text:p>
          </table:table-cell>
          <table:table-cell office:value-type="float" office:value="944732577" table:style-name="ce1">
            <text:p>944732577</text:p>
          </table:table-cell>
          <table:table-cell table:number-columns-repeated="16381"/>
        </table:table-row>
        <table:table-row table:style-name="ro1">
          <table:table-cell office:value-type="float" office:value="64943" table:style-name="ce1">
            <text:p>64943</text:p>
          </table:table-cell>
          <table:table-cell office:value-type="string" table:style-name="ce2">
            <text:p>41444020C</text:p>
          </table:table-cell>
          <table:table-cell office:value-type="float" office:value="946723252" table:style-name="ce1">
            <text:p>946723252</text:p>
          </table:table-cell>
          <table:table-cell table:number-columns-repeated="16381"/>
        </table:table-row>
        <table:table-row table:style-name="ro1">
          <table:table-cell office:value-type="float" office:value="86980" table:style-name="ce1">
            <text:p>86980</text:p>
          </table:table-cell>
          <table:table-cell office:value-type="string" table:style-name="ce2">
            <text:p>81053265S</text:p>
          </table:table-cell>
          <table:table-cell office:value-type="float" office:value="947177473" table:style-name="ce1">
            <text:p>947177473</text:p>
          </table:table-cell>
          <table:table-cell table:number-columns-repeated="16381"/>
        </table:table-row>
        <table:table-row table:style-name="ro1">
          <table:table-cell office:value-type="float" office:value="81902" table:style-name="ce1">
            <text:p>81902</text:p>
          </table:table-cell>
          <table:table-cell office:value-type="string" table:style-name="ce2">
            <text:p>28335382E</text:p>
          </table:table-cell>
          <table:table-cell office:value-type="float" office:value="947522848" table:style-name="ce1">
            <text:p>947522848</text:p>
          </table:table-cell>
          <table:table-cell table:number-columns-repeated="16381"/>
        </table:table-row>
        <table:table-row table:style-name="ro1">
          <table:table-cell office:value-type="float" office:value="25773" table:style-name="ce1">
            <text:p>25773</text:p>
          </table:table-cell>
          <table:table-cell office:value-type="string" table:style-name="ce2">
            <text:p>75817676T</text:p>
          </table:table-cell>
          <table:table-cell office:value-type="float" office:value="947861485" table:style-name="ce1">
            <text:p>947861485</text:p>
          </table:table-cell>
          <table:table-cell table:number-columns-repeated="16381"/>
        </table:table-row>
        <table:table-row table:style-name="ro1">
          <table:table-cell office:value-type="float" office:value="34750" table:style-name="ce1">
            <text:p>34750</text:p>
          </table:table-cell>
          <table:table-cell office:value-type="string" table:style-name="ce2">
            <text:p>81979641Q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15140" table:style-name="ce1">
            <text:p>15140</text:p>
          </table:table-cell>
          <table:table-cell office:value-type="string" table:style-name="ce2">
            <text:p>75387588J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47592" table:style-name="ce1">
            <text:p>47592</text:p>
          </table:table-cell>
          <table:table-cell office:value-type="string" table:style-name="ce2">
            <text:p>76148365F</text:p>
          </table:table-cell>
          <table:table-cell office:value-type="float" office:value="948353526" table:style-name="ce1">
            <text:p>948353526</text:p>
          </table:table-cell>
          <table:table-cell table:number-columns-repeated="16381"/>
        </table:table-row>
        <table:table-row table:style-name="ro1">
          <table:table-cell office:value-type="float" office:value="55285" table:style-name="ce1">
            <text:p>55285</text:p>
          </table:table-cell>
          <table:table-cell office:value-type="string" table:style-name="ce2">
            <text:p>84798133M</text:p>
          </table:table-cell>
          <table:table-cell office:value-type="float" office:value="949657714" table:style-name="ce1">
            <text:p>949657714</text:p>
          </table:table-cell>
          <table:table-cell table:number-columns-repeated="16381"/>
        </table:table-row>
        <table:table-row table:style-name="ro1">
          <table:table-cell office:value-type="float" office:value="28621" table:style-name="ce1">
            <text:p>28621</text:p>
          </table:table-cell>
          <table:table-cell office:value-type="string" table:style-name="ce2">
            <text:p>17562688M</text:p>
          </table:table-cell>
          <table:table-cell office:value-type="float" office:value="950742152" table:style-name="ce1">
            <text:p>950742152</text:p>
          </table:table-cell>
          <table:table-cell table:number-columns-repeated="16381"/>
        </table:table-row>
        <table:table-row table:style-name="ro1">
          <table:table-cell office:value-type="float" office:value="21723" table:style-name="ce1">
            <text:p>21723</text:p>
          </table:table-cell>
          <table:table-cell office:value-type="string" table:style-name="ce2">
            <text:p>86543465P</text:p>
          </table:table-cell>
          <table:table-cell office:value-type="float" office:value="951866855" table:style-name="ce1">
            <text:p>951866855</text:p>
          </table:table-cell>
          <table:table-cell table:number-columns-repeated="16381"/>
        </table:table-row>
        <table:table-row table:style-name="ro1">
          <table:table-cell office:value-type="float" office:value="68882" table:style-name="ce1">
            <text:p>68882</text:p>
          </table:table-cell>
          <table:table-cell office:value-type="string" table:style-name="ce2">
            <text:p>11185233N</text:p>
          </table:table-cell>
          <table:table-cell office:value-type="float" office:value="952382335" table:style-name="ce1">
            <text:p>952382335</text:p>
          </table:table-cell>
          <table:table-cell table:number-columns-repeated="16381"/>
        </table:table-row>
        <table:table-row table:style-name="ro1">
          <table:table-cell office:value-type="float" office:value="8723" table:style-name="ce1">
            <text:p>8723</text:p>
          </table:table-cell>
          <table:table-cell office:value-type="string" table:style-name="ce2">
            <text:p>73977174X</text:p>
          </table:table-cell>
          <table:table-cell office:value-type="float" office:value="952823598" table:style-name="ce1">
            <text:p>952823598</text:p>
          </table:table-cell>
          <table:table-cell table:number-columns-repeated="16381"/>
        </table:table-row>
        <table:table-row table:style-name="ro1">
          <table:table-cell office:value-type="float" office:value="11368" table:style-name="ce1">
            <text:p>11368</text:p>
          </table:table-cell>
          <table:table-cell office:value-type="string" table:style-name="ce2">
            <text:p>87068754O</text:p>
          </table:table-cell>
          <table:table-cell office:value-type="float" office:value="953362572" table:style-name="ce1">
            <text:p>953362572</text:p>
          </table:table-cell>
          <table:table-cell table:number-columns-repeated="16381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2">
            <text:p>85630465A</text:p>
          </table:table-cell>
          <table:table-cell office:value-type="float" office:value="954828632" table:style-name="ce1">
            <text:p>954828632</text:p>
          </table:table-cell>
          <table:table-cell table:number-columns-repeated="16381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2">
            <text:p>57816654T</text:p>
          </table:table-cell>
          <table:table-cell office:value-type="float" office:value="957655213" table:style-name="ce1">
            <text:p>957655213</text:p>
          </table:table-cell>
          <table:table-cell table:number-columns-repeated="16381"/>
        </table:table-row>
        <table:table-row table:style-name="ro1">
          <table:table-cell office:value-type="float" office:value="87921" table:style-name="ce1">
            <text:p>87921</text:p>
          </table:table-cell>
          <table:table-cell office:value-type="string" table:style-name="ce2">
            <text:p>17634287M</text:p>
          </table:table-cell>
          <table:table-cell office:value-type="float" office:value="961167048" table:style-name="ce1">
            <text:p>961167048</text:p>
          </table:table-cell>
          <table:table-cell table:number-columns-repeated="16381"/>
        </table:table-row>
        <table:table-row table:style-name="ro1">
          <table:table-cell office:value-type="float" office:value="9937" table:style-name="ce1">
            <text:p>9937</text:p>
          </table:table-cell>
          <table:table-cell office:value-type="string" table:style-name="ce2">
            <text:p>78715534M</text:p>
          </table:table-cell>
          <table:table-cell office:value-type="float" office:value="961514688" table:style-name="ce1">
            <text:p>961514688</text:p>
          </table:table-cell>
          <table:table-cell table:number-columns-repeated="16381"/>
        </table:table-row>
        <table:table-row table:style-name="ro1">
          <table:table-cell office:value-type="float" office:value="22287" table:style-name="ce1">
            <text:p>22287</text:p>
          </table:table-cell>
          <table:table-cell office:value-type="string" table:style-name="ce2">
            <text:p>23587858X</text:p>
          </table:table-cell>
          <table:table-cell office:value-type="float" office:value="969634892" table:style-name="ce1">
            <text:p>969634892</text:p>
          </table:table-cell>
          <table:table-cell table:number-columns-repeated="16381"/>
        </table:table-row>
        <table:table-row table:style-name="ro1">
          <table:table-cell office:value-type="float" office:value="16675" table:style-name="ce1">
            <text:p>16675</text:p>
          </table:table-cell>
          <table:table-cell office:value-type="string" table:style-name="ce2">
            <text:p>69706620N</text:p>
          </table:table-cell>
          <table:table-cell office:value-type="float" office:value="972164152" table:style-name="ce1">
            <text:p>972164152</text:p>
          </table:table-cell>
          <table:table-cell table:number-columns-repeated="16381"/>
        </table:table-row>
        <table:table-row table:style-name="ro1">
          <table:table-cell office:value-type="float" office:value="56263" table:style-name="ce1">
            <text:p>56263</text:p>
          </table:table-cell>
          <table:table-cell office:value-type="string" table:style-name="ce2">
            <text:p>84612949T</text:p>
          </table:table-cell>
          <table:table-cell office:value-type="float" office:value="972480321" table:style-name="ce1">
            <text:p>972480321</text:p>
          </table:table-cell>
          <table:table-cell table:number-columns-repeated="16381"/>
        </table:table-row>
        <table:table-row table:style-name="ro1">
          <table:table-cell office:value-type="float" office:value="30697" table:style-name="ce1">
            <text:p>30697</text:p>
          </table:table-cell>
          <table:table-cell office:value-type="string" table:style-name="ce2">
            <text:p>49082427C</text:p>
          </table:table-cell>
          <table:table-cell office:value-type="float" office:value="974356204" table:style-name="ce1">
            <text:p>974356204</text:p>
          </table:table-cell>
          <table:table-cell table:number-columns-repeated="16381"/>
        </table:table-row>
        <table:table-row table:style-name="ro1">
          <table:table-cell office:value-type="float" office:value="59414" table:style-name="ce1">
            <text:p>59414</text:p>
          </table:table-cell>
          <table:table-cell office:value-type="string" table:style-name="ce2">
            <text:p>80687104U</text:p>
          </table:table-cell>
          <table:table-cell office:value-type="float" office:value="975897632" table:style-name="ce1">
            <text:p>975897632</text:p>
          </table:table-cell>
          <table:table-cell table:number-columns-repeated="16381"/>
        </table:table-row>
        <table:table-row table:style-name="ro1">
          <table:table-cell office:value-type="float" office:value="31150" table:style-name="ce1">
            <text:p>31150</text:p>
          </table:table-cell>
          <table:table-cell office:value-type="string" table:style-name="ce2">
            <text:p>41878471C</text:p>
          </table:table-cell>
          <table:table-cell office:value-type="float" office:value="977642202" table:style-name="ce1">
            <text:p>977642202</text:p>
          </table:table-cell>
          <table:table-cell table:number-columns-repeated="16381"/>
        </table:table-row>
        <table:table-row table:style-name="ro1">
          <table:table-cell office:value-type="float" office:value="51436" table:style-name="ce1">
            <text:p>51436</text:p>
          </table:table-cell>
          <table:table-cell office:value-type="string" table:style-name="ce2">
            <text:p>38762861H</text:p>
          </table:table-cell>
          <table:table-cell office:value-type="float" office:value="978821535" table:style-name="ce1">
            <text:p>978821535</text:p>
          </table:table-cell>
          <table:table-cell table:number-columns-repeated="16381"/>
        </table:table-row>
        <table:table-row table:style-name="ro1">
          <table:table-cell office:value-type="float" office:value="27347" table:style-name="ce1">
            <text:p>27347</text:p>
          </table:table-cell>
          <table:table-cell office:value-type="string" table:style-name="ce2">
            <text:p>95051132K</text:p>
          </table:table-cell>
          <table:table-cell office:value-type="float" office:value="981840357" table:style-name="ce1">
            <text:p>981840357</text:p>
          </table:table-cell>
          <table:table-cell table:number-columns-repeated="16381"/>
        </table:table-row>
        <table:table-row table:style-name="ro1">
          <table:table-cell office:value-type="float" office:value="94531" table:style-name="ce1">
            <text:p>94531</text:p>
          </table:table-cell>
          <table:table-cell office:value-type="string" table:style-name="ce2">
            <text:p>81979641Q</text:p>
          </table:table-cell>
          <table:table-cell office:value-type="float" office:value="982037227" table:style-name="ce1">
            <text:p>982037227</text:p>
          </table:table-cell>
          <table:table-cell table:number-columns-repeated="16381"/>
        </table:table-row>
        <table:table-row table:style-name="ro1">
          <table:table-cell office:value-type="float" office:value="72015" table:style-name="ce1">
            <text:p>72015</text:p>
          </table:table-cell>
          <table:table-cell office:value-type="string" table:style-name="ce2">
            <text:p>89106461Y</text:p>
          </table:table-cell>
          <table:table-cell office:value-type="float" office:value="983416817" table:style-name="ce1">
            <text:p>983416817</text:p>
          </table:table-cell>
          <table:table-cell table:number-columns-repeated="16381"/>
        </table:table-row>
        <table:table-row table:style-name="ro1">
          <table:table-cell office:value-type="float" office:value="41113" table:style-name="ce1">
            <text:p>41113</text:p>
          </table:table-cell>
          <table:table-cell office:value-type="string" table:style-name="ce2">
            <text:p>57684347F</text:p>
          </table:table-cell>
          <table:table-cell office:value-type="float" office:value="984481738" table:style-name="ce1">
            <text:p>984481738</text:p>
          </table:table-cell>
          <table:table-cell table:number-columns-repeated="16381"/>
        </table:table-row>
        <table:table-row table:style-name="ro1">
          <table:table-cell office:value-type="float" office:value="87138" table:style-name="ce1">
            <text:p>87138</text:p>
          </table:table-cell>
          <table:table-cell office:value-type="string" table:style-name="ce2">
            <text:p>33154057G</text:p>
          </table:table-cell>
          <table:table-cell office:value-type="float" office:value="988132947" table:style-name="ce1">
            <text:p>988132947</text:p>
          </table:table-cell>
          <table:table-cell table:number-columns-repeated="16381"/>
        </table:table-row>
        <table:table-row table:style-name="ro1">
          <table:table-cell office:value-type="float" office:value="28841" table:style-name="ce1">
            <text:p>28841</text:p>
          </table:table-cell>
          <table:table-cell office:value-type="string" table:style-name="ce2">
            <text:p>14658822L</text:p>
          </table:table-cell>
          <table:table-cell office:value-type="float" office:value="990121176" table:style-name="ce1">
            <text:p>990121176</text:p>
          </table:table-cell>
          <table:table-cell table:number-columns-repeated="16381"/>
        </table:table-row>
        <table:table-row table:style-name="ro1">
          <table:table-cell office:value-type="float" office:value="38054" table:style-name="ce1">
            <text:p>38054</text:p>
          </table:table-cell>
          <table:table-cell office:value-type="string" table:style-name="ce2">
            <text:p>38123265I</text:p>
          </table:table-cell>
          <table:table-cell office:value-type="float" office:value="991748251" table:style-name="ce1">
            <text:p>991748251</text:p>
          </table:table-cell>
          <table:table-cell table:number-columns-repeated="16381"/>
        </table:table-row>
        <table:table-row table:number-rows-repeated="1048474" table:style-name="ro1">
          <table:table-cell table:number-columns-repeated="16384"/>
        </table:table-row>
      </table:table>
      <table:table table:name="merged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numbercpostal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numb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float" office:value="86661" table:style-name="ce1">
            <text:p>86661</text:p>
          </table:table-cell>
          <table:table-cell office:value-type="string" table:style-name="ce2">
            <text:p>23691318L</text:p>
          </table:table-cell>
          <table:table-cell office:value-type="float" office:value="608224128" table:style-name="ce1">
            <text:p>6082241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float" office:value="83803" table:style-name="ce1">
            <text:p>83803</text:p>
          </table:table-cell>
          <table:table-cell office:value-type="string" table:style-name="ce2">
            <text:p>33757922F</text:p>
          </table:table-cell>
          <table:table-cell office:value-type="float" office:value="612646772" table:style-name="ce1">
            <text:p>6126467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float" office:value="55105" table:style-name="ce1">
            <text:p>55105</text:p>
          </table:table-cell>
          <table:table-cell office:value-type="string" table:style-name="ce2">
            <text:p>19783477T</text:p>
          </table:table-cell>
          <table:table-cell office:value-type="float" office:value="612718215" table:style-name="ce1">
            <text:p>612718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float" office:value="57147" table:style-name="ce1">
            <text:p>57147</text:p>
          </table:table-cell>
          <table:table-cell office:value-type="string" table:style-name="ce2">
            <text:p>67638815E</text:p>
          </table:table-cell>
          <table:table-cell office:value-type="float" office:value="614564355" table:style-name="ce1">
            <text:p>6145643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float" office:value="48541" table:style-name="ce1">
            <text:p>48541</text:p>
          </table:table-cell>
          <table:table-cell office:value-type="string" table:style-name="ce2">
            <text:p>48953717B</text:p>
          </table:table-cell>
          <table:table-cell office:value-type="float" office:value="615445422" table:style-name="ce1">
            <text:p>6154454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float" office:value="16280" table:style-name="ce1">
            <text:p>16280</text:p>
          </table:table-cell>
          <table:table-cell office:value-type="string" table:style-name="ce2">
            <text:p>20849774E</text:p>
          </table:table-cell>
          <table:table-cell office:value-type="float" office:value="617463544" table:style-name="ce1">
            <text:p>6174635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float" office:value="21944" table:style-name="ce1">
            <text:p>21944</text:p>
          </table:table-cell>
          <table:table-cell office:value-type="string" table:style-name="ce2">
            <text:p>43195365Y</text:p>
          </table:table-cell>
          <table:table-cell office:value-type="float" office:value="618124252" table:style-name="ce1">
            <text:p>6181242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float" office:value="58884" table:style-name="ce1">
            <text:p>58884</text:p>
          </table:table-cell>
          <table:table-cell office:value-type="string" table:style-name="ce2">
            <text:p>40261825O</text:p>
          </table:table-cell>
          <table:table-cell office:value-type="float" office:value="621568392" table:style-name="ce1">
            <text:p>6215683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float" office:value="52070" table:style-name="ce1">
            <text:p>52070</text:p>
          </table:table-cell>
          <table:table-cell office:value-type="string" table:style-name="ce2">
            <text:p>47604772P</text:p>
          </table:table-cell>
          <table:table-cell office:value-type="float" office:value="624712251" table:style-name="ce1">
            <text:p>6247122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float" office:value="44234" table:style-name="ce1">
            <text:p>44234</text:p>
          </table:table-cell>
          <table:table-cell office:value-type="string" table:style-name="ce2">
            <text:p>75503344C</text:p>
          </table:table-cell>
          <table:table-cell office:value-type="float" office:value="624867665" table:style-name="ce1">
            <text:p>6248676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float" office:value="3112" table:style-name="ce1">
            <text:p>3112</text:p>
          </table:table-cell>
          <table:table-cell office:value-type="string" table:style-name="ce2">
            <text:p>72745527Q</text:p>
          </table:table-cell>
          <table:table-cell office:value-type="float" office:value="625538863" table:style-name="ce1">
            <text:p>6255388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float" office:value="22311" table:style-name="ce1">
            <text:p>22311</text:p>
          </table:table-cell>
          <table:table-cell office:value-type="string" table:style-name="ce2">
            <text:p>31705377C</text:p>
          </table:table-cell>
          <table:table-cell office:value-type="float" office:value="626358781" table:style-name="ce1">
            <text:p>6263587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float" office:value="47592" table:style-name="ce1">
            <text:p>4759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float" office:value="46122" table:style-name="ce1">
            <text:p>46122</text:p>
          </table:table-cell>
          <table:table-cell office:value-type="string" table:style-name="ce2">
            <text:p>78465423L</text:p>
          </table:table-cell>
          <table:table-cell office:value-type="float" office:value="631475229" table:style-name="ce1">
            <text:p>6314752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float" office:value="98853" table:style-name="ce1">
            <text:p>98853</text:p>
          </table:table-cell>
          <table:table-cell office:value-type="string" table:style-name="ce2">
            <text:p>10084879R</text:p>
          </table:table-cell>
          <table:table-cell office:value-type="float" office:value="635585777" table:style-name="ce1">
            <text:p>6355857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float" office:value="36598" table:style-name="ce1">
            <text:p>36598</text:p>
          </table:table-cell>
          <table:table-cell office:value-type="string" table:style-name="ce2">
            <text:p>21663891I</text:p>
          </table:table-cell>
          <table:table-cell office:value-type="float" office:value="637276826" table:style-name="ce1">
            <text:p>6372768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float" office:value="46498" table:style-name="ce1">
            <text:p>46498</text:p>
          </table:table-cell>
          <table:table-cell office:value-type="string" table:style-name="ce2">
            <text:p>23292945S</text:p>
          </table:table-cell>
          <table:table-cell office:value-type="float" office:value="637682779" table:style-name="ce1">
            <text:p>6376827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float" office:value="62718" table:style-name="ce1">
            <text:p>62718</text:p>
          </table:table-cell>
          <table:table-cell office:value-type="string" table:style-name="ce2">
            <text:p>37476526Y</text:p>
          </table:table-cell>
          <table:table-cell office:value-type="float" office:value="637783397" table:style-name="ce1">
            <text:p>63778339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float" office:value="13324" table:style-name="ce1">
            <text:p>13324</text:p>
          </table:table-cell>
          <table:table-cell office:value-type="string" table:style-name="ce2">
            <text:p>15758195J</text:p>
          </table:table-cell>
          <table:table-cell office:value-type="float" office:value="638260071" table:style-name="ce1">
            <text:p>6382600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float" office:value="22821" table:style-name="ce1">
            <text:p>22821</text:p>
          </table:table-cell>
          <table:table-cell office:value-type="string" table:style-name="ce2">
            <text:p>52133165P</text:p>
          </table:table-cell>
          <table:table-cell office:value-type="float" office:value="642188382" table:style-name="ce1">
            <text:p>6421883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float" office:value="40414" table:style-name="ce1">
            <text:p>40414</text:p>
          </table:table-cell>
          <table:table-cell office:value-type="string" table:style-name="ce2">
            <text:p>16384821M</text:p>
          </table:table-cell>
          <table:table-cell office:value-type="float" office:value="643894352" table:style-name="ce1">
            <text:p>6438943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float" office:value="78775" table:style-name="ce1">
            <text:p>78775</text:p>
          </table:table-cell>
          <table:table-cell office:value-type="string" table:style-name="ce2">
            <text:p>81447223E</text:p>
          </table:table-cell>
          <table:table-cell office:value-type="float" office:value="643924569" table:style-name="ce1">
            <text:p>6439245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float" office:value="23045" table:style-name="ce1">
            <text:p>23045</text:p>
          </table:table-cell>
          <table:table-cell office:value-type="string" table:style-name="ce2">
            <text:p>28487975V</text:p>
          </table:table-cell>
          <table:table-cell office:value-type="float" office:value="644653861" table:style-name="ce1">
            <text:p>6446538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float" office:value="51833" table:style-name="ce1">
            <text:p>51833</text:p>
          </table:table-cell>
          <table:table-cell office:value-type="string" table:style-name="ce2">
            <text:p>14642532C</text:p>
          </table:table-cell>
          <table:table-cell office:value-type="float" office:value="646152526" table:style-name="ce1">
            <text:p>6461525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float" office:value="86154" table:style-name="ce1">
            <text:p>86154</text:p>
          </table:table-cell>
          <table:table-cell office:value-type="string" table:style-name="ce2">
            <text:p>73838141J</text:p>
          </table:table-cell>
          <table:table-cell office:value-type="float" office:value="646184918" table:style-name="ce1">
            <text:p>64618491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float" office:value="66653" table:style-name="ce1">
            <text:p>66653</text:p>
          </table:table-cell>
          <table:table-cell office:value-type="string" table:style-name="ce2">
            <text:p>84807967G</text:p>
          </table:table-cell>
          <table:table-cell office:value-type="float" office:value="647283861" table:style-name="ce1">
            <text:p>6472838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float" office:value="49563" table:style-name="ce1">
            <text:p>49563</text:p>
          </table:table-cell>
          <table:table-cell office:value-type="string" table:style-name="ce2">
            <text:p>48789156C</text:p>
          </table:table-cell>
          <table:table-cell office:value-type="float" office:value="647855659" table:style-name="ce1">
            <text:p>6478556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float" office:value="37965" table:style-name="ce1">
            <text:p>37965</text:p>
          </table:table-cell>
          <table:table-cell office:value-type="string" table:style-name="ce2">
            <text:p>89291257S</text:p>
          </table:table-cell>
          <table:table-cell office:value-type="float" office:value="652537133" table:style-name="ce1">
            <text:p>6525371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float" office:value="21467" table:style-name="ce1">
            <text:p>21467</text:p>
          </table:table-cell>
          <table:table-cell office:value-type="string" table:style-name="ce2">
            <text:p>96329259V</text:p>
          </table:table-cell>
          <table:table-cell office:value-type="float" office:value="655896196" table:style-name="ce1">
            <text:p>6558961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float" office:value="37752" table:style-name="ce1">
            <text:p>37752</text:p>
          </table:table-cell>
          <table:table-cell office:value-type="string" table:style-name="ce2">
            <text:p>75126158H</text:p>
          </table:table-cell>
          <table:table-cell office:value-type="float" office:value="656488307" table:style-name="ce1">
            <text:p>65648830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float" office:value="18671" table:style-name="ce1">
            <text:p>18671</text:p>
          </table:table-cell>
          <table:table-cell office:value-type="string" table:style-name="ce2">
            <text:p>28538148G</text:p>
          </table:table-cell>
          <table:table-cell office:value-type="float" office:value="657816614" table:style-name="ce1">
            <text:p>65781661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float" office:value="55290" table:style-name="ce1">
            <text:p>55290</text:p>
          </table:table-cell>
          <table:table-cell office:value-type="string" table:style-name="ce2">
            <text:p>32431735R</text:p>
          </table:table-cell>
          <table:table-cell office:value-type="float" office:value="662766298" table:style-name="ce1">
            <text:p>6627662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float" office:value="82322" table:style-name="ce1">
            <text:p>82322</text:p>
          </table:table-cell>
          <table:table-cell office:value-type="string" table:style-name="ce2">
            <text:p>91220809Z</text:p>
          </table:table-cell>
          <table:table-cell office:value-type="float" office:value="663419215" table:style-name="ce1">
            <text:p>663419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float" office:value="69555" table:style-name="ce1">
            <text:p>69555</text:p>
          </table:table-cell>
          <table:table-cell office:value-type="string" table:style-name="ce2">
            <text:p>76242531O</text:p>
          </table:table-cell>
          <table:table-cell office:value-type="float" office:value="665081215" table:style-name="ce1">
            <text:p>665081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float" office:value="57146" table:style-name="ce1">
            <text:p>57146</text:p>
          </table:table-cell>
          <table:table-cell office:value-type="string" table:style-name="ce2">
            <text:p>22178427L</text:p>
          </table:table-cell>
          <table:table-cell office:value-type="float" office:value="666638129" table:style-name="ce1">
            <text:p>6666381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float" office:value="53388" table:style-name="ce1">
            <text:p>53388</text:p>
          </table:table-cell>
          <table:table-cell office:value-type="string" table:style-name="ce2">
            <text:p>75872012A</text:p>
          </table:table-cell>
          <table:table-cell office:value-type="float" office:value="671069744" table:style-name="ce1">
            <text:p>6710697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float" office:value="33770" table:style-name="ce1">
            <text:p>33770</text:p>
          </table:table-cell>
          <table:table-cell office:value-type="string" table:style-name="ce2">
            <text:p>24583604Z</text:p>
          </table:table-cell>
          <table:table-cell office:value-type="float" office:value="672151770" table:style-name="ce1">
            <text:p>6721517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float" office:value="88801" table:style-name="ce1">
            <text:p>88801</text:p>
          </table:table-cell>
          <table:table-cell office:value-type="string" table:style-name="ce2">
            <text:p>78783243L</text:p>
          </table:table-cell>
          <table:table-cell office:value-type="float" office:value="672416160" table:style-name="ce1">
            <text:p>6724161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float" office:value="46463" table:style-name="ce1">
            <text:p>46463</text:p>
          </table:table-cell>
          <table:table-cell office:value-type="string" table:style-name="ce2">
            <text:p>56166143B</text:p>
          </table:table-cell>
          <table:table-cell office:value-type="float" office:value="674684284" table:style-name="ce1">
            <text:p>6746842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float" office:value="17131" table:style-name="ce1">
            <text:p>17131</text:p>
          </table:table-cell>
          <table:table-cell office:value-type="string" table:style-name="ce2">
            <text:p>58482144V</text:p>
          </table:table-cell>
          <table:table-cell office:value-type="float" office:value="675023387" table:style-name="ce1">
            <text:p>6750233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float" office:value="87252" table:style-name="ce1">
            <text:p>87252</text:p>
          </table:table-cell>
          <table:table-cell office:value-type="string" table:style-name="ce2">
            <text:p>00831812L</text:p>
          </table:table-cell>
          <table:table-cell office:value-type="float" office:value="676386784" table:style-name="ce1">
            <text:p>6763867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float" office:value="6890" table:style-name="ce1">
            <text:p>6890</text:p>
          </table:table-cell>
          <table:table-cell office:value-type="string" table:style-name="ce2">
            <text:p>26264609X</text:p>
          </table:table-cell>
          <table:table-cell office:value-type="float" office:value="678257562" table:style-name="ce1">
            <text:p>6782575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float" office:value="91357" table:style-name="ce1">
            <text:p>91357</text:p>
          </table:table-cell>
          <table:table-cell office:value-type="string" table:style-name="ce2">
            <text:p>41367977C</text:p>
          </table:table-cell>
          <table:table-cell office:value-type="float" office:value="678447432" table:style-name="ce1">
            <text:p>6784474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float" office:value="67500" table:style-name="ce1">
            <text:p>67500</text:p>
          </table:table-cell>
          <table:table-cell office:value-type="string" table:style-name="ce2">
            <text:p>99811455D</text:p>
          </table:table-cell>
          <table:table-cell office:value-type="float" office:value="678963768" table:style-name="ce1">
            <text:p>6789637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float" office:value="34165" table:style-name="ce1">
            <text:p>34165</text:p>
          </table:table-cell>
          <table:table-cell office:value-type="string" table:style-name="ce2">
            <text:p>73464363W</text:p>
          </table:table-cell>
          <table:table-cell office:value-type="float" office:value="681736177" table:style-name="ce1">
            <text:p>6817361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haretra.sed.hendrerit@google.org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float" office:value="32354" table:style-name="ce1">
            <text:p>32354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float" office:value="69443" table:style-name="ce1">
            <text:p>69443</text:p>
          </table:table-cell>
          <table:table-cell office:value-type="string" table:style-name="ce2">
            <text:p>65515123W</text:p>
          </table:table-cell>
          <table:table-cell office:value-type="float" office:value="686430741" table:style-name="ce1">
            <text:p>6864307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float" office:value="88532" table:style-name="ce1">
            <text:p>88532</text:p>
          </table:table-cell>
          <table:table-cell office:value-type="string" table:style-name="ce2">
            <text:p>74680356V</text:p>
          </table:table-cell>
          <table:table-cell office:value-type="float" office:value="692244142" table:style-name="ce1">
            <text:p>6922441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float" office:value="64481" table:style-name="ce1">
            <text:p>64481</text:p>
          </table:table-cell>
          <table:table-cell office:value-type="string" table:style-name="ce2">
            <text:p>86083688J</text:p>
          </table:table-cell>
          <table:table-cell office:value-type="float" office:value="692316681" table:style-name="ce1">
            <text:p>6923166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float" office:value="42737" table:style-name="ce1">
            <text:p>42737</text:p>
          </table:table-cell>
          <table:table-cell office:value-type="string" table:style-name="ce2">
            <text:p>50715816U</text:p>
          </table:table-cell>
          <table:table-cell office:value-type="float" office:value="692447003" table:style-name="ce1">
            <text:p>69244700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float" office:value="14813" table:style-name="ce1">
            <text:p>14813</text:p>
          </table:table-cell>
          <table:table-cell office:value-type="string" table:style-name="ce2">
            <text:p>13227707W</text:p>
          </table:table-cell>
          <table:table-cell office:value-type="float" office:value="693306225" table:style-name="ce1">
            <text:p>6933062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float" office:value="93285" table:style-name="ce1">
            <text:p>93285</text:p>
          </table:table-cell>
          <table:table-cell office:value-type="string" table:style-name="ce2">
            <text:p>46784631C</text:p>
          </table:table-cell>
          <table:table-cell office:value-type="float" office:value="694884760" table:style-name="ce1">
            <text:p>6948847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float" office:value="23721" table:style-name="ce1">
            <text:p>23721</text:p>
          </table:table-cell>
          <table:table-cell office:value-type="string" table:style-name="ce2">
            <text:p>03487748M</text:p>
          </table:table-cell>
          <table:table-cell office:value-type="float" office:value="695106862" table:style-name="ce1">
            <text:p>6951068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float" office:value="76638" table:style-name="ce1">
            <text:p>76638</text:p>
          </table:table-cell>
          <table:table-cell office:value-type="string" table:style-name="ce2">
            <text:p>88775823P</text:p>
          </table:table-cell>
          <table:table-cell office:value-type="float" office:value="902410137" table:style-name="ce1">
            <text:p>9024101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float" office:value="64859" table:style-name="ce1">
            <text:p>64859</text:p>
          </table:table-cell>
          <table:table-cell office:value-type="string" table:style-name="ce2">
            <text:p>14023235U</text:p>
          </table:table-cell>
          <table:table-cell office:value-type="float" office:value="907551176" table:style-name="ce1">
            <text:p>9075511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float" office:value="70731" table:style-name="ce1">
            <text:p>70731</text:p>
          </table:table-cell>
          <table:table-cell office:value-type="string" table:style-name="ce2">
            <text:p>87809459Q</text:p>
          </table:table-cell>
          <table:table-cell office:value-type="float" office:value="911053352" table:style-name="ce1">
            <text:p>9110533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float" office:value="37271" table:style-name="ce1">
            <text:p>37271</text:p>
          </table:table-cell>
          <table:table-cell office:value-type="string" table:style-name="ce2">
            <text:p>07374883L</text:p>
          </table:table-cell>
          <table:table-cell office:value-type="float" office:value="915009564" table:style-name="ce1">
            <text:p>9150095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float" office:value="86735" table:style-name="ce1">
            <text:p>86735</text:p>
          </table:table-cell>
          <table:table-cell office:value-type="string" table:style-name="ce2">
            <text:p>55572022C</text:p>
          </table:table-cell>
          <table:table-cell office:value-type="float" office:value="915054278" table:style-name="ce1">
            <text:p>9150542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float" office:value="46122" table:style-name="ce1">
            <text:p>46122</text:p>
          </table:table-cell>
          <table:table-cell office:value-type="string" table:style-name="ce2">
            <text:p>05485827J</text:p>
          </table:table-cell>
          <table:table-cell office:value-type="float" office:value="916263388" table:style-name="ce1">
            <text:p>9162633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float" office:value="52884" table:style-name="ce1">
            <text:p>52884</text:p>
          </table:table-cell>
          <table:table-cell office:value-type="string" table:style-name="ce2">
            <text:p>39744363T</text:p>
          </table:table-cell>
          <table:table-cell office:value-type="float" office:value="916685382" table:style-name="ce1">
            <text:p>9166853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float" office:value="74777" table:style-name="ce1">
            <text:p>74777</text:p>
          </table:table-cell>
          <table:table-cell office:value-type="string" table:style-name="ce2">
            <text:p>18437363O</text:p>
          </table:table-cell>
          <table:table-cell office:value-type="float" office:value="920542255" table:style-name="ce1">
            <text:p>9205422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float" office:value="31933" table:style-name="ce1">
            <text:p>31933</text:p>
          </table:table-cell>
          <table:table-cell office:value-type="string" table:style-name="ce2">
            <text:p>42533438U</text:p>
          </table:table-cell>
          <table:table-cell office:value-type="float" office:value="923013134" table:style-name="ce1">
            <text:p>9230131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float" office:value="25726" table:style-name="ce1">
            <text:p>25726</text:p>
          </table:table-cell>
          <table:table-cell office:value-type="string" table:style-name="ce2">
            <text:p>18377410F</text:p>
          </table:table-cell>
          <table:table-cell office:value-type="float" office:value="925830895" table:style-name="ce1">
            <text:p>92583089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float" office:value="14450" table:style-name="ce1">
            <text:p>14450</text:p>
          </table:table-cell>
          <table:table-cell office:value-type="string" table:style-name="ce2">
            <text:p>43177259H</text:p>
          </table:table-cell>
          <table:table-cell office:value-type="float" office:value="933086457" table:style-name="ce1">
            <text:p>9330864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float" office:value="74213" table:style-name="ce1">
            <text:p>74213</text:p>
          </table:table-cell>
          <table:table-cell office:value-type="string" table:style-name="ce2">
            <text:p>86541577C</text:p>
          </table:table-cell>
          <table:table-cell office:value-type="float" office:value="936246131" table:style-name="ce1">
            <text:p>9362461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float" office:value="34338" table:style-name="ce1">
            <text:p>34338</text:p>
          </table:table-cell>
          <table:table-cell office:value-type="string" table:style-name="ce2">
            <text:p>03288232L</text:p>
          </table:table-cell>
          <table:table-cell office:value-type="float" office:value="940604224" table:style-name="ce1">
            <text:p>9406042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float" office:value="74329" table:style-name="ce1">
            <text:p>74329</text:p>
          </table:table-cell>
          <table:table-cell office:value-type="string" table:style-name="ce2">
            <text:p>76491842T</text:p>
          </table:table-cell>
          <table:table-cell office:value-type="float" office:value="941389813" table:style-name="ce1">
            <text:p>9413898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float" office:value="72234" table:style-name="ce1">
            <text:p>72234</text:p>
          </table:table-cell>
          <table:table-cell office:value-type="string" table:style-name="ce2">
            <text:p>17831148T</text:p>
          </table:table-cell>
          <table:table-cell office:value-type="float" office:value="942442783" table:style-name="ce1">
            <text:p>94244278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float" office:value="87843" table:style-name="ce1">
            <text:p>87843</text:p>
          </table:table-cell>
          <table:table-cell office:value-type="string" table:style-name="ce2">
            <text:p>86844541W</text:p>
          </table:table-cell>
          <table:table-cell office:value-type="float" office:value="942578706" table:style-name="ce1">
            <text:p>94257870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float" office:value="82410" table:style-name="ce1">
            <text:p>82410</text:p>
          </table:table-cell>
          <table:table-cell office:value-type="string" table:style-name="ce2">
            <text:p>46523115H</text:p>
          </table:table-cell>
          <table:table-cell office:value-type="float" office:value="942956326" table:style-name="ce1">
            <text:p>942956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float" office:value="64943" table:style-name="ce1">
            <text:p>64943</text:p>
          </table:table-cell>
          <table:table-cell office:value-type="string" table:style-name="ce2">
            <text:p>41444020C</text:p>
          </table:table-cell>
          <table:table-cell office:value-type="float" office:value="944732577" table:style-name="ce1">
            <text:p>9447325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float" office:value="86980" table:style-name="ce1">
            <text:p>86980</text:p>
          </table:table-cell>
          <table:table-cell office:value-type="string" table:style-name="ce2">
            <text:p>81053265S</text:p>
          </table:table-cell>
          <table:table-cell office:value-type="float" office:value="946723252" table:style-name="ce1">
            <text:p>9467232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float" office:value="81902" table:style-name="ce1">
            <text:p>81902</text:p>
          </table:table-cell>
          <table:table-cell office:value-type="string" table:style-name="ce2">
            <text:p>28335382E</text:p>
          </table:table-cell>
          <table:table-cell office:value-type="float" office:value="947177473" table:style-name="ce1">
            <text:p>94717747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float" office:value="25773" table:style-name="ce1">
            <text:p>25773</text:p>
          </table:table-cell>
          <table:table-cell office:value-type="string" table:style-name="ce2">
            <text:p>75817676T</text:p>
          </table:table-cell>
          <table:table-cell office:value-type="float" office:value="947522848" table:style-name="ce1">
            <text:p>9475228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float" office:value="34750" table:style-name="ce1">
            <text:p>34750</text:p>
          </table:table-cell>
          <table:table-cell office:value-type="string" table:style-name="ce2">
            <text:p>81979641Q</text:p>
          </table:table-cell>
          <table:table-cell office:value-type="float" office:value="947861485" table:style-name="ce1">
            <text:p>94786148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float" office:value="15140" table:style-name="ce1">
            <text:p>15140</text:p>
          </table:table-cell>
          <table:table-cell office:value-type="string" table:style-name="ce2">
            <text:p>75387588J</text:p>
          </table:table-cell>
          <table:table-cell office:value-type="float" office:value="948353526" table:style-name="ce1">
            <text:p>9483535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float" office:value="47592" table:style-name="ce1">
            <text:p>47592</text:p>
          </table:table-cell>
          <table:table-cell office:value-type="string" table:style-name="ce2">
            <text:p>76148365F</text:p>
          </table:table-cell>
          <table:table-cell office:value-type="float" office:value="949657714" table:style-name="ce1">
            <text:p>94965771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float" office:value="55285" table:style-name="ce1">
            <text:p>55285</text:p>
          </table:table-cell>
          <table:table-cell office:value-type="string" table:style-name="ce2">
            <text:p>84798133M</text:p>
          </table:table-cell>
          <table:table-cell office:value-type="float" office:value="950742152" table:style-name="ce1">
            <text:p>9507421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float" office:value="28621" table:style-name="ce1">
            <text:p>28621</text:p>
          </table:table-cell>
          <table:table-cell office:value-type="string" table:style-name="ce2">
            <text:p>17562688M</text:p>
          </table:table-cell>
          <table:table-cell office:value-type="float" office:value="951866855" table:style-name="ce1">
            <text:p>9518668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float" office:value="21723" table:style-name="ce1">
            <text:p>21723</text:p>
          </table:table-cell>
          <table:table-cell office:value-type="string" table:style-name="ce2">
            <text:p>86543465P</text:p>
          </table:table-cell>
          <table:table-cell office:value-type="float" office:value="952382335" table:style-name="ce1">
            <text:p>9523823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float" office:value="68882" table:style-name="ce1">
            <text:p>68882</text:p>
          </table:table-cell>
          <table:table-cell office:value-type="string" table:style-name="ce2">
            <text:p>11185233N</text:p>
          </table:table-cell>
          <table:table-cell office:value-type="float" office:value="952823598" table:style-name="ce1">
            <text:p>9528235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float" office:value="8723" table:style-name="ce1">
            <text:p>8723</text:p>
          </table:table-cell>
          <table:table-cell office:value-type="string" table:style-name="ce2">
            <text:p>73977174X</text:p>
          </table:table-cell>
          <table:table-cell office:value-type="float" office:value="953362572" table:style-name="ce1">
            <text:p>9533625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float" office:value="11368" table:style-name="ce1">
            <text:p>11368</text:p>
          </table:table-cell>
          <table:table-cell office:value-type="string" table:style-name="ce2">
            <text:p>87068754O</text:p>
          </table:table-cell>
          <table:table-cell office:value-type="float" office:value="954828632" table:style-name="ce1">
            <text:p>9548286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float" office:value="15367" table:style-name="ce1">
            <text:p>15367</text:p>
          </table:table-cell>
          <table:table-cell office:value-type="string" table:style-name="ce2">
            <text:p>85630465A</text:p>
          </table:table-cell>
          <table:table-cell office:value-type="float" office:value="957655213" table:style-name="ce1">
            <text:p>9576552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float" office:value="17665" table:style-name="ce1">
            <text:p>17665</text:p>
          </table:table-cell>
          <table:table-cell office:value-type="string" table:style-name="ce2">
            <text:p>57816654T</text:p>
          </table:table-cell>
          <table:table-cell office:value-type="float" office:value="961167048" table:style-name="ce1">
            <text:p>9611670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float" office:value="87921" table:style-name="ce1">
            <text:p>87921</text:p>
          </table:table-cell>
          <table:table-cell office:value-type="string" table:style-name="ce2">
            <text:p>17634287M</text:p>
          </table:table-cell>
          <table:table-cell office:value-type="float" office:value="961514688" table:style-name="ce1">
            <text:p>9615146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float" office:value="9937" table:style-name="ce1">
            <text:p>9937</text:p>
          </table:table-cell>
          <table:table-cell office:value-type="string" table:style-name="ce2">
            <text:p>78715534M</text:p>
          </table:table-cell>
          <table:table-cell office:value-type="float" office:value="969634892" table:style-name="ce1">
            <text:p>9696348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float" office:value="22287" table:style-name="ce1">
            <text:p>22287</text:p>
          </table:table-cell>
          <table:table-cell office:value-type="string" table:style-name="ce2">
            <text:p>23587858X</text:p>
          </table:table-cell>
          <table:table-cell office:value-type="float" office:value="972164152" table:style-name="ce1">
            <text:p>9721641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float" office:value="16675" table:style-name="ce1">
            <text:p>16675</text:p>
          </table:table-cell>
          <table:table-cell office:value-type="string" table:style-name="ce2">
            <text:p>69706620N</text:p>
          </table:table-cell>
          <table:table-cell office:value-type="float" office:value="972480321" table:style-name="ce1">
            <text:p>97248032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float" office:value="56263" table:style-name="ce1">
            <text:p>56263</text:p>
          </table:table-cell>
          <table:table-cell office:value-type="string" table:style-name="ce2">
            <text:p>84612949T</text:p>
          </table:table-cell>
          <table:table-cell office:value-type="float" office:value="974356204" table:style-name="ce1">
            <text:p>97435620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float" office:value="30697" table:style-name="ce1">
            <text:p>30697</text:p>
          </table:table-cell>
          <table:table-cell office:value-type="string" table:style-name="ce2">
            <text:p>49082427C</text:p>
          </table:table-cell>
          <table:table-cell office:value-type="float" office:value="975897632" table:style-name="ce1">
            <text:p>9758976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float" office:value="59414" table:style-name="ce1">
            <text:p>59414</text:p>
          </table:table-cell>
          <table:table-cell office:value-type="string" table:style-name="ce2">
            <text:p>80687104U</text:p>
          </table:table-cell>
          <table:table-cell office:value-type="float" office:value="977642202" table:style-name="ce1">
            <text:p>97764220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float" office:value="31150" table:style-name="ce1">
            <text:p>31150</text:p>
          </table:table-cell>
          <table:table-cell office:value-type="string" table:style-name="ce2">
            <text:p>41878471C</text:p>
          </table:table-cell>
          <table:table-cell office:value-type="float" office:value="978821535" table:style-name="ce1">
            <text:p>9788215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float" office:value="51436" table:style-name="ce1">
            <text:p>51436</text:p>
          </table:table-cell>
          <table:table-cell office:value-type="string" table:style-name="ce2">
            <text:p>38762861H</text:p>
          </table:table-cell>
          <table:table-cell office:value-type="float" office:value="981840357" table:style-name="ce1">
            <text:p>9818403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office:value-type="float" office:value="27347" table:style-name="ce1">
            <text:p>27347</text:p>
          </table:table-cell>
          <table:table-cell office:value-type="string" table:style-name="ce2">
            <text:p>95051132K</text:p>
          </table:table-cell>
          <table:table-cell office:value-type="float" office:value="982037227" table:style-name="ce1">
            <text:p>9820372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float" office:value="94531" table:style-name="ce1">
            <text:p>94531</text:p>
          </table:table-cell>
          <table:table-cell office:value-type="string" table:style-name="ce2">
            <text:p>81979641Q</text:p>
          </table:table-cell>
          <table:table-cell office:value-type="float" office:value="983416817" table:style-name="ce1">
            <text:p>9834168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float" office:value="72015" table:style-name="ce1">
            <text:p>72015</text:p>
          </table:table-cell>
          <table:table-cell office:value-type="string" table:style-name="ce2">
            <text:p>89106461Y</text:p>
          </table:table-cell>
          <table:table-cell office:value-type="float" office:value="984481738" table:style-name="ce1">
            <text:p>9844817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float" office:value="41113" table:style-name="ce1">
            <text:p>41113</text:p>
          </table:table-cell>
          <table:table-cell office:value-type="string" table:style-name="ce2">
            <text:p>57684347F</text:p>
          </table:table-cell>
          <table:table-cell office:value-type="float" office:value="988132947" table:style-name="ce1">
            <text:p>9881329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float" office:value="87138" table:style-name="ce1">
            <text:p>87138</text:p>
          </table:table-cell>
          <table:table-cell office:value-type="string" table:style-name="ce2">
            <text:p>33154057G</text:p>
          </table:table-cell>
          <table:table-cell office:value-type="float" office:value="990121176" table:style-name="ce1">
            <text:p>9901211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float" office:value="28841" table:style-name="ce1">
            <text:p>28841</text:p>
          </table:table-cell>
          <table:table-cell office:value-type="string" table:style-name="ce2">
            <text:p>14658822L</text:p>
          </table:table-cell>
          <table:table-cell office:value-type="float" office:value="991748251" table:style-name="ce1">
            <text:p>991748251</text:p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ordenadoDNI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cpostal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numb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isus.odio@icloud.com</text:p>
          </table:table-cell>
          <table:table-cell office:value-type="string" table:style-name="ce2">
            <text:p>Xwqwvkeu74</text:p>
          </table:table-cell>
          <table:table-cell office:value-type="string" table:style-name="ce2">
            <text:p>Uhhgr</text:p>
          </table:table-cell>
          <table:table-cell office:value-type="float" office:value="87252" table:style-name="ce1">
            <text:p>87252</text:p>
          </table:table-cell>
          <table:table-cell office:value-type="string" table:style-name="ce2">
            <text:p>00831812L</text:p>
          </table:table-cell>
          <table:table-cell office:value-type="float" office:value="676386784" table:style-name="ce1">
            <text:p>6763867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lor.dolor@icloud.net</text:p>
          </table:table-cell>
          <table:table-cell office:value-type="string" table:style-name="ce2">
            <text:p>Bsmnlldu67</text:p>
          </table:table-cell>
          <table:table-cell office:value-type="string" table:style-name="ce2">
            <text:p>Uiitd</text:p>
          </table:table-cell>
          <table:table-cell office:value-type="float" office:value="34338" table:style-name="ce1">
            <text:p>34338</text:p>
          </table:table-cell>
          <table:table-cell office:value-type="string" table:style-name="ce2">
            <text:p>03288232L</text:p>
          </table:table-cell>
          <table:table-cell office:value-type="float" office:value="940604224" table:style-name="ce1">
            <text:p>9406042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esuada.vel.convallis@icloud.ca</text:p>
          </table:table-cell>
          <table:table-cell office:value-type="string" table:style-name="ce2">
            <text:p>Ckilhwxc09</text:p>
          </table:table-cell>
          <table:table-cell office:value-type="string" table:style-name="ce2">
            <text:p>Hfgyh</text:p>
          </table:table-cell>
          <table:table-cell office:value-type="float" office:value="23721" table:style-name="ce1">
            <text:p>23721</text:p>
          </table:table-cell>
          <table:table-cell office:value-type="string" table:style-name="ce2">
            <text:p>03487748M</text:p>
          </table:table-cell>
          <table:table-cell office:value-type="float" office:value="695106862" table:style-name="ce1">
            <text:p>6951068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Rsnsyuul38</text:p>
          </table:table-cell>
          <table:table-cell office:value-type="string" table:style-name="ce2">
            <text:p>Siaeh</text:p>
          </table:table-cell>
          <table:table-cell office:value-type="float" office:value="46122" table:style-name="ce1">
            <text:p>46122</text:p>
          </table:table-cell>
          <table:table-cell office:value-type="string" table:style-name="ce2">
            <text:p>05485827J</text:p>
          </table:table-cell>
          <table:table-cell office:value-type="float" office:value="916263388" table:style-name="ce1">
            <text:p>9162633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Edvejlhg42</text:p>
          </table:table-cell>
          <table:table-cell office:value-type="string" table:style-name="ce2">
            <text:p>Gtuoh</text:p>
          </table:table-cell>
          <table:table-cell office:value-type="float" office:value="37271" table:style-name="ce1">
            <text:p>37271</text:p>
          </table:table-cell>
          <table:table-cell office:value-type="string" table:style-name="ce2">
            <text:p>07374883L</text:p>
          </table:table-cell>
          <table:table-cell office:value-type="float" office:value="915009564" table:style-name="ce1">
            <text:p>9150095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i.nec@google.com</text:p>
          </table:table-cell>
          <table:table-cell office:value-type="string" table:style-name="ce2">
            <text:p>Hhsobgnk07</text:p>
          </table:table-cell>
          <table:table-cell office:value-type="string" table:style-name="ce2">
            <text:p>Ehjib</text:p>
          </table:table-cell>
          <table:table-cell office:value-type="float" office:value="98853" table:style-name="ce1">
            <text:p>98853</text:p>
          </table:table-cell>
          <table:table-cell office:value-type="string" table:style-name="ce2">
            <text:p>10084879R</text:p>
          </table:table-cell>
          <table:table-cell office:value-type="float" office:value="635585777" table:style-name="ce1">
            <text:p>6355857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lacinia@hotmail.org</text:p>
          </table:table-cell>
          <table:table-cell office:value-type="string" table:style-name="ce2">
            <text:p>Qonzoton06</text:p>
          </table:table-cell>
          <table:table-cell office:value-type="string" table:style-name="ce2">
            <text:p>Ncvph</text:p>
          </table:table-cell>
          <table:table-cell office:value-type="float" office:value="68882" table:style-name="ce1">
            <text:p>68882</text:p>
          </table:table-cell>
          <table:table-cell office:value-type="string" table:style-name="ce2">
            <text:p>11185233N</text:p>
          </table:table-cell>
          <table:table-cell office:value-type="float" office:value="952823598" table:style-name="ce1">
            <text:p>9528235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isus.donec@hotmail.ca</text:p>
          </table:table-cell>
          <table:table-cell office:value-type="string" table:style-name="ce2">
            <text:p>Bggexzhw11</text:p>
          </table:table-cell>
          <table:table-cell office:value-type="string" table:style-name="ce2">
            <text:p>Vuzsr</text:p>
          </table:table-cell>
          <table:table-cell office:value-type="float" office:value="14813" table:style-name="ce1">
            <text:p>14813</text:p>
          </table:table-cell>
          <table:table-cell office:value-type="string" table:style-name="ce2">
            <text:p>13227707W</text:p>
          </table:table-cell>
          <table:table-cell office:value-type="float" office:value="693306225" table:style-name="ce1">
            <text:p>6933062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tempor@hotmail.org</text:p>
          </table:table-cell>
          <table:table-cell office:value-type="string" table:style-name="ce2">
            <text:p>Zlybjhcb73</text:p>
          </table:table-cell>
          <table:table-cell office:value-type="string" table:style-name="ce2">
            <text:p>Sslmq</text:p>
          </table:table-cell>
          <table:table-cell office:value-type="float" office:value="64859" table:style-name="ce1">
            <text:p>64859</text:p>
          </table:table-cell>
          <table:table-cell office:value-type="string" table:style-name="ce2">
            <text:p>14023235U</text:p>
          </table:table-cell>
          <table:table-cell office:value-type="float" office:value="907551176" table:style-name="ce1">
            <text:p>9075511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Kaigtwzm69</text:p>
          </table:table-cell>
          <table:table-cell office:value-type="string" table:style-name="ce2">
            <text:p>Igwdc</text:p>
          </table:table-cell>
          <table:table-cell office:value-type="float" office:value="51833" table:style-name="ce1">
            <text:p>51833</text:p>
          </table:table-cell>
          <table:table-cell office:value-type="string" table:style-name="ce2">
            <text:p>14642532C</text:p>
          </table:table-cell>
          <table:table-cell office:value-type="float" office:value="646152526" table:style-name="ce1">
            <text:p>6461525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r@aol.ca</text:p>
          </table:table-cell>
          <table:table-cell office:value-type="string" table:style-name="ce2">
            <text:p>Kwonbqfk32</text:p>
          </table:table-cell>
          <table:table-cell office:value-type="string" table:style-name="ce2">
            <text:p>Qcinc</text:p>
          </table:table-cell>
          <table:table-cell office:value-type="float" office:value="28841" table:style-name="ce1">
            <text:p>28841</text:p>
          </table:table-cell>
          <table:table-cell office:value-type="string" table:style-name="ce2">
            <text:p>14658822L</text:p>
          </table:table-cell>
          <table:table-cell office:value-type="float" office:value="991748251" table:style-name="ce1">
            <text:p>9917482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ttis.ornare@hotmail.org</text:p>
          </table:table-cell>
          <table:table-cell office:value-type="string" table:style-name="ce2">
            <text:p>Kjgcvkjw83</text:p>
          </table:table-cell>
          <table:table-cell office:value-type="string" table:style-name="ce2">
            <text:p>Afksf</text:p>
          </table:table-cell>
          <table:table-cell office:value-type="float" office:value="13324" table:style-name="ce1">
            <text:p>13324</text:p>
          </table:table-cell>
          <table:table-cell office:value-type="string" table:style-name="ce2">
            <text:p>15758195J</text:p>
          </table:table-cell>
          <table:table-cell office:value-type="float" office:value="638260071" table:style-name="ce1">
            <text:p>6382600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Wujmndlc51</text:p>
          </table:table-cell>
          <table:table-cell office:value-type="string" table:style-name="ce2">
            <text:p>Uoekn</text:p>
          </table:table-cell>
          <table:table-cell office:value-type="float" office:value="40414" table:style-name="ce1">
            <text:p>40414</text:p>
          </table:table-cell>
          <table:table-cell office:value-type="string" table:style-name="ce2">
            <text:p>16384821M</text:p>
          </table:table-cell>
          <table:table-cell office:value-type="float" office:value="643894352" table:style-name="ce1">
            <text:p>6438943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bh.dolor@hotmail.edu</text:p>
          </table:table-cell>
          <table:table-cell office:value-type="string" table:style-name="ce2">
            <text:p>Trfvpskc14</text:p>
          </table:table-cell>
          <table:table-cell office:value-type="string" table:style-name="ce2">
            <text:p>Roskm</text:p>
          </table:table-cell>
          <table:table-cell office:value-type="float" office:value="28621" table:style-name="ce1">
            <text:p>28621</text:p>
          </table:table-cell>
          <table:table-cell office:value-type="string" table:style-name="ce2">
            <text:p>17562688M</text:p>
          </table:table-cell>
          <table:table-cell office:value-type="float" office:value="951866855" table:style-name="ce1">
            <text:p>9518668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ipiscing@aol.net</text:p>
          </table:table-cell>
          <table:table-cell office:value-type="string" table:style-name="ce2">
            <text:p>Hquzgusb36</text:p>
          </table:table-cell>
          <table:table-cell office:value-type="string" table:style-name="ce2">
            <text:p>Xqnti</text:p>
          </table:table-cell>
          <table:table-cell office:value-type="float" office:value="87921" table:style-name="ce1">
            <text:p>87921</text:p>
          </table:table-cell>
          <table:table-cell office:value-type="string" table:style-name="ce2">
            <text:p>17634287M</text:p>
          </table:table-cell>
          <table:table-cell office:value-type="float" office:value="961514688" table:style-name="ce1">
            <text:p>9615146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Tqgubfui29</text:p>
          </table:table-cell>
          <table:table-cell office:value-type="string" table:style-name="ce2">
            <text:p>Sopmr</text:p>
          </table:table-cell>
          <table:table-cell office:value-type="float" office:value="72234" table:style-name="ce1">
            <text:p>72234</text:p>
          </table:table-cell>
          <table:table-cell office:value-type="string" table:style-name="ce2">
            <text:p>17831148T</text:p>
          </table:table-cell>
          <table:table-cell office:value-type="float" office:value="942442783" table:style-name="ce1">
            <text:p>94244278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d@protonmail.edu</text:p>
          </table:table-cell>
          <table:table-cell office:value-type="string" table:style-name="ce2">
            <text:p>Pegvtzdu79</text:p>
          </table:table-cell>
          <table:table-cell office:value-type="string" table:style-name="ce2">
            <text:p>Pxsyf</text:p>
          </table:table-cell>
          <table:table-cell office:value-type="float" office:value="25726" table:style-name="ce1">
            <text:p>25726</text:p>
          </table:table-cell>
          <table:table-cell office:value-type="string" table:style-name="ce2">
            <text:p>18377410F</text:p>
          </table:table-cell>
          <table:table-cell office:value-type="float" office:value="925830895" table:style-name="ce1">
            <text:p>92583089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eugiat.metus@aol.ca</text:p>
          </table:table-cell>
          <table:table-cell office:value-type="string" table:style-name="ce2">
            <text:p>Bttyffgv93</text:p>
          </table:table-cell>
          <table:table-cell office:value-type="string" table:style-name="ce2">
            <text:p>Fzkmz</text:p>
          </table:table-cell>
          <table:table-cell office:value-type="float" office:value="74777" table:style-name="ce1">
            <text:p>74777</text:p>
          </table:table-cell>
          <table:table-cell office:value-type="string" table:style-name="ce2">
            <text:p>18437363O</text:p>
          </table:table-cell>
          <table:table-cell office:value-type="float" office:value="920542255" table:style-name="ce1">
            <text:p>9205422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.litora@hotmail.org</text:p>
          </table:table-cell>
          <table:table-cell office:value-type="string" table:style-name="ce2">
            <text:p>Tojsiqcv56</text:p>
          </table:table-cell>
          <table:table-cell office:value-type="string" table:style-name="ce2">
            <text:p>Ywmry</text:p>
          </table:table-cell>
          <table:table-cell office:value-type="float" office:value="55105" table:style-name="ce1">
            <text:p>55105</text:p>
          </table:table-cell>
          <table:table-cell office:value-type="string" table:style-name="ce2">
            <text:p>19783477T</text:p>
          </table:table-cell>
          <table:table-cell office:value-type="float" office:value="612718215" table:style-name="ce1">
            <text:p>612718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Kugnoobj05</text:p>
          </table:table-cell>
          <table:table-cell office:value-type="string" table:style-name="ce2">
            <text:p>Htqau</text:p>
          </table:table-cell>
          <table:table-cell office:value-type="float" office:value="16280" table:style-name="ce1">
            <text:p>16280</text:p>
          </table:table-cell>
          <table:table-cell office:value-type="string" table:style-name="ce2">
            <text:p>20849774E</text:p>
          </table:table-cell>
          <table:table-cell office:value-type="float" office:value="617463544" table:style-name="ce1">
            <text:p>6174635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sed@yahoo.com</text:p>
          </table:table-cell>
          <table:table-cell office:value-type="string" table:style-name="ce2">
            <text:p>Odwugyvx67</text:p>
          </table:table-cell>
          <table:table-cell office:value-type="string" table:style-name="ce2">
            <text:p>Rgsxi</text:p>
          </table:table-cell>
          <table:table-cell office:value-type="float" office:value="36598" table:style-name="ce1">
            <text:p>36598</text:p>
          </table:table-cell>
          <table:table-cell office:value-type="string" table:style-name="ce2">
            <text:p>21663891I</text:p>
          </table:table-cell>
          <table:table-cell office:value-type="float" office:value="637276826" table:style-name="ce1">
            <text:p>6372768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ignissim.magna@yahoo.com</text:p>
          </table:table-cell>
          <table:table-cell office:value-type="string" table:style-name="ce2">
            <text:p>Poeclexs49</text:p>
          </table:table-cell>
          <table:table-cell office:value-type="string" table:style-name="ce2">
            <text:p>Ngkgt</text:p>
          </table:table-cell>
          <table:table-cell office:value-type="float" office:value="57146" table:style-name="ce1">
            <text:p>57146</text:p>
          </table:table-cell>
          <table:table-cell office:value-type="string" table:style-name="ce2">
            <text:p>22178427L</text:p>
          </table:table-cell>
          <table:table-cell office:value-type="float" office:value="666638129" table:style-name="ce1">
            <text:p>6666381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pede@yahoo.edu</text:p>
          </table:table-cell>
          <table:table-cell office:value-type="string" table:style-name="ce2">
            <text:p>Xcwgiujg95</text:p>
          </table:table-cell>
          <table:table-cell office:value-type="string" table:style-name="ce2">
            <text:p>Filam</text:p>
          </table:table-cell>
          <table:table-cell office:value-type="float" office:value="46498" table:style-name="ce1">
            <text:p>46498</text:p>
          </table:table-cell>
          <table:table-cell office:value-type="string" table:style-name="ce2">
            <text:p>23292945S</text:p>
          </table:table-cell>
          <table:table-cell office:value-type="float" office:value="637682779" table:style-name="ce1">
            <text:p>6376827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@outlook.net</text:p>
          </table:table-cell>
          <table:table-cell office:value-type="string" table:style-name="ce2">
            <text:p>Pjoscwvu96</text:p>
          </table:table-cell>
          <table:table-cell office:value-type="string" table:style-name="ce2">
            <text:p>Egnpv</text:p>
          </table:table-cell>
          <table:table-cell office:value-type="float" office:value="22287" table:style-name="ce1">
            <text:p>22287</text:p>
          </table:table-cell>
          <table:table-cell office:value-type="string" table:style-name="ce2">
            <text:p>23587858X</text:p>
          </table:table-cell>
          <table:table-cell office:value-type="float" office:value="972164152" table:style-name="ce1">
            <text:p>9721641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terdum.feugiat@protonmail.edu</text:p>
          </table:table-cell>
          <table:table-cell office:value-type="string" table:style-name="ce2">
            <text:p>Obulusrd45</text:p>
          </table:table-cell>
          <table:table-cell office:value-type="string" table:style-name="ce2">
            <text:p>Stmwj</text:p>
          </table:table-cell>
          <table:table-cell office:value-type="float" office:value="86661" table:style-name="ce1">
            <text:p>86661</text:p>
          </table:table-cell>
          <table:table-cell office:value-type="string" table:style-name="ce2">
            <text:p>23691318L</text:p>
          </table:table-cell>
          <table:table-cell office:value-type="float" office:value="608224128" table:style-name="ce1">
            <text:p>6082241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avida@aol.net</text:p>
          </table:table-cell>
          <table:table-cell office:value-type="string" table:style-name="ce2">
            <text:p>Xmxmkwnq38</text:p>
          </table:table-cell>
          <table:table-cell office:value-type="string" table:style-name="ce2">
            <text:p>Drtlh</text:p>
          </table:table-cell>
          <table:table-cell office:value-type="float" office:value="33770" table:style-name="ce1">
            <text:p>33770</text:p>
          </table:table-cell>
          <table:table-cell office:value-type="string" table:style-name="ce2">
            <text:p>24583604Z</text:p>
          </table:table-cell>
          <table:table-cell office:value-type="float" office:value="672151770" table:style-name="ce1">
            <text:p>6721517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Hnyjayyg49</text:p>
          </table:table-cell>
          <table:table-cell office:value-type="string" table:style-name="ce2">
            <text:p>Nqdoz</text:p>
          </table:table-cell>
          <table:table-cell office:value-type="float" office:value="6890" table:style-name="ce1">
            <text:p>6890</text:p>
          </table:table-cell>
          <table:table-cell office:value-type="string" table:style-name="ce2">
            <text:p>26264609X</text:p>
          </table:table-cell>
          <table:table-cell office:value-type="float" office:value="678257562" table:style-name="ce1">
            <text:p>6782575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dio.nam@aol.edu</text:p>
          </table:table-cell>
          <table:table-cell office:value-type="string" table:style-name="ce2">
            <text:p>Uvyeiwzx64</text:p>
          </table:table-cell>
          <table:table-cell office:value-type="string" table:style-name="ce2">
            <text:p>Lyejm</text:p>
          </table:table-cell>
          <table:table-cell office:value-type="float" office:value="81902" table:style-name="ce1">
            <text:p>81902</text:p>
          </table:table-cell>
          <table:table-cell office:value-type="string" table:style-name="ce2">
            <text:p>28335382E</text:p>
          </table:table-cell>
          <table:table-cell office:value-type="float" office:value="947177473" table:style-name="ce1">
            <text:p>94717747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urus.gravida@google.org</text:p>
          </table:table-cell>
          <table:table-cell office:value-type="string" table:style-name="ce2">
            <text:p>Vlexaenw66</text:p>
          </table:table-cell>
          <table:table-cell office:value-type="string" table:style-name="ce2">
            <text:p>Zqkmu</text:p>
          </table:table-cell>
          <table:table-cell office:value-type="float" office:value="23045" table:style-name="ce1">
            <text:p>23045</text:p>
          </table:table-cell>
          <table:table-cell office:value-type="string" table:style-name="ce2">
            <text:p>28487975V</text:p>
          </table:table-cell>
          <table:table-cell office:value-type="float" office:value="644653861" table:style-name="ce1">
            <text:p>6446538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Dgbuudxk74</text:p>
          </table:table-cell>
          <table:table-cell office:value-type="string" table:style-name="ce2">
            <text:p>Bcszd</text:p>
          </table:table-cell>
          <table:table-cell office:value-type="float" office:value="18671" table:style-name="ce1">
            <text:p>18671</text:p>
          </table:table-cell>
          <table:table-cell office:value-type="string" table:style-name="ce2">
            <text:p>28538148G</text:p>
          </table:table-cell>
          <table:table-cell office:value-type="float" office:value="657816614" table:style-name="ce1">
            <text:p>65781661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scetur.ridiculus@hotmail.ca</text:p>
          </table:table-cell>
          <table:table-cell office:value-type="string" table:style-name="ce2">
            <text:p>Mffrdrbn57</text:p>
          </table:table-cell>
          <table:table-cell office:value-type="string" table:style-name="ce2">
            <text:p>Fcunx</text:p>
          </table:table-cell>
          <table:table-cell office:value-type="float" office:value="22311" table:style-name="ce1">
            <text:p>22311</text:p>
          </table:table-cell>
          <table:table-cell office:value-type="string" table:style-name="ce2">
            <text:p>31705377C</text:p>
          </table:table-cell>
          <table:table-cell office:value-type="float" office:value="626358781" table:style-name="ce1">
            <text:p>6263587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oin@outlook.edu</text:p>
          </table:table-cell>
          <table:table-cell office:value-type="string" table:style-name="ce2">
            <text:p>Qcjaudjs91</text:p>
          </table:table-cell>
          <table:table-cell office:value-type="string" table:style-name="ce2">
            <text:p>Jjleb</text:p>
          </table:table-cell>
          <table:table-cell office:value-type="float" office:value="55290" table:style-name="ce1">
            <text:p>55290</text:p>
          </table:table-cell>
          <table:table-cell office:value-type="string" table:style-name="ce2">
            <text:p>32431735R</text:p>
          </table:table-cell>
          <table:table-cell office:value-type="float" office:value="662766298" table:style-name="ce1">
            <text:p>6627662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quisque.ac@icloud.com</text:p>
          </table:table-cell>
          <table:table-cell office:value-type="string" table:style-name="ce2">
            <text:p>Klybxhwj72</text:p>
          </table:table-cell>
          <table:table-cell office:value-type="string" table:style-name="ce2">
            <text:p>Svmfd</text:p>
          </table:table-cell>
          <table:table-cell office:value-type="float" office:value="87138" table:style-name="ce1">
            <text:p>87138</text:p>
          </table:table-cell>
          <table:table-cell office:value-type="string" table:style-name="ce2">
            <text:p>33154057G</text:p>
          </table:table-cell>
          <table:table-cell office:value-type="float" office:value="990121176" table:style-name="ce1">
            <text:p>9901211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Hgntsysw51</text:p>
          </table:table-cell>
          <table:table-cell office:value-type="string" table:style-name="ce2">
            <text:p>Iluig</text:p>
          </table:table-cell>
          <table:table-cell office:value-type="float" office:value="83803" table:style-name="ce1">
            <text:p>83803</text:p>
          </table:table-cell>
          <table:table-cell office:value-type="string" table:style-name="ce2">
            <text:p>33757922F</text:p>
          </table:table-cell>
          <table:table-cell office:value-type="float" office:value="612646772" table:style-name="ce1">
            <text:p>6126467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Goqjmfvg40</text:p>
          </table:table-cell>
          <table:table-cell office:value-type="string" table:style-name="ce2">
            <text:p>Bgigq</text:p>
          </table:table-cell>
          <table:table-cell office:value-type="float" office:value="62718" table:style-name="ce1">
            <text:p>62718</text:p>
          </table:table-cell>
          <table:table-cell office:value-type="string" table:style-name="ce2">
            <text:p>37476526Y</text:p>
          </table:table-cell>
          <table:table-cell office:value-type="float" office:value="637783397" table:style-name="ce1">
            <text:p>63778339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sed.pede@outlook.ca</text:p>
          </table:table-cell>
          <table:table-cell office:value-type="string" table:style-name="ce2">
            <text:p>Bmtrfwuh10</text:p>
          </table:table-cell>
          <table:table-cell office:value-type="string" table:style-name="ce2">
            <text:p>Mheje</text:p>
          </table:table-cell>
          <table:table-cell office:value-type="float" office:value="51436" table:style-name="ce1">
            <text:p>51436</text:p>
          </table:table-cell>
          <table:table-cell office:value-type="string" table:style-name="ce2">
            <text:p>38762861H</text:p>
          </table:table-cell>
          <table:table-cell office:value-type="float" office:value="981840357" table:style-name="ce1">
            <text:p>9818403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google.com</text:p>
          </table:table-cell>
          <table:table-cell office:value-type="string" table:style-name="ce2">
            <text:p>Jjkqimur76</text:p>
          </table:table-cell>
          <table:table-cell office:value-type="string" table:style-name="ce2">
            <text:p>Pnkbm</text:p>
          </table:table-cell>
          <table:table-cell office:value-type="float" office:value="52884" table:style-name="ce1">
            <text:p>52884</text:p>
          </table:table-cell>
          <table:table-cell office:value-type="string" table:style-name="ce2">
            <text:p>39744363T</text:p>
          </table:table-cell>
          <table:table-cell office:value-type="float" office:value="916685382" table:style-name="ce1">
            <text:p>9166853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t.amet.ornare@google.org</text:p>
          </table:table-cell>
          <table:table-cell office:value-type="string" table:style-name="ce2">
            <text:p>Iegeygbk88</text:p>
          </table:table-cell>
          <table:table-cell office:value-type="string" table:style-name="ce2">
            <text:p>Admcw</text:p>
          </table:table-cell>
          <table:table-cell office:value-type="float" office:value="58884" table:style-name="ce1">
            <text:p>58884</text:p>
          </table:table-cell>
          <table:table-cell office:value-type="string" table:style-name="ce2">
            <text:p>40261825O</text:p>
          </table:table-cell>
          <table:table-cell office:value-type="float" office:value="621568392" table:style-name="ce1">
            <text:p>6215683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rttitor.interdum@protonmail.ca</text:p>
          </table:table-cell>
          <table:table-cell office:value-type="string" table:style-name="ce2">
            <text:p>Qfbbtfkz64</text:p>
          </table:table-cell>
          <table:table-cell office:value-type="string" table:style-name="ce2">
            <text:p>Lomfp</text:p>
          </table:table-cell>
          <table:table-cell office:value-type="float" office:value="91357" table:style-name="ce1">
            <text:p>91357</text:p>
          </table:table-cell>
          <table:table-cell office:value-type="string" table:style-name="ce2">
            <text:p>41367977C</text:p>
          </table:table-cell>
          <table:table-cell office:value-type="float" office:value="678447432" table:style-name="ce1">
            <text:p>6784474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Khpgnwhx83</text:p>
          </table:table-cell>
          <table:table-cell office:value-type="string" table:style-name="ce2">
            <text:p>Rpqop</text:p>
          </table:table-cell>
          <table:table-cell office:value-type="float" office:value="64943" table:style-name="ce1">
            <text:p>64943</text:p>
          </table:table-cell>
          <table:table-cell office:value-type="string" table:style-name="ce2">
            <text:p>41444020C</text:p>
          </table:table-cell>
          <table:table-cell office:value-type="float" office:value="944732577" table:style-name="ce1">
            <text:p>9447325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t.amet@icloud.net</text:p>
          </table:table-cell>
          <table:table-cell office:value-type="string" table:style-name="ce2">
            <text:p>Nozwhqkc75</text:p>
          </table:table-cell>
          <table:table-cell office:value-type="string" table:style-name="ce2">
            <text:p>Tvkkg</text:p>
          </table:table-cell>
          <table:table-cell office:value-type="float" office:value="31150" table:style-name="ce1">
            <text:p>31150</text:p>
          </table:table-cell>
          <table:table-cell office:value-type="string" table:style-name="ce2">
            <text:p>41878471C</text:p>
          </table:table-cell>
          <table:table-cell office:value-type="float" office:value="978821535" table:style-name="ce1">
            <text:p>9788215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el.convallis@protonmail.org</text:p>
          </table:table-cell>
          <table:table-cell office:value-type="string" table:style-name="ce2">
            <text:p>Jhwibdlt54</text:p>
          </table:table-cell>
          <table:table-cell office:value-type="string" table:style-name="ce2">
            <text:p>Jfyvs</text:p>
          </table:table-cell>
          <table:table-cell office:value-type="float" office:value="31933" table:style-name="ce1">
            <text:p>31933</text:p>
          </table:table-cell>
          <table:table-cell office:value-type="string" table:style-name="ce2">
            <text:p>42533438U</text:p>
          </table:table-cell>
          <table:table-cell office:value-type="float" office:value="923013134" table:style-name="ce1">
            <text:p>9230131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.nulla@protonmail.org</text:p>
          </table:table-cell>
          <table:table-cell office:value-type="string" table:style-name="ce2">
            <text:p>Dldwbkyb62</text:p>
          </table:table-cell>
          <table:table-cell office:value-type="string" table:style-name="ce2">
            <text:p>Gqvwp</text:p>
          </table:table-cell>
          <table:table-cell office:value-type="float" office:value="14450" table:style-name="ce1">
            <text:p>14450</text:p>
          </table:table-cell>
          <table:table-cell office:value-type="string" table:style-name="ce2">
            <text:p>43177259H</text:p>
          </table:table-cell>
          <table:table-cell office:value-type="float" office:value="933086457" table:style-name="ce1">
            <text:p>9330864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us@yahoo.edu</text:p>
          </table:table-cell>
          <table:table-cell office:value-type="string" table:style-name="ce2">
            <text:p>Uoxweqtp44</text:p>
          </table:table-cell>
          <table:table-cell office:value-type="string" table:style-name="ce2">
            <text:p>Pjmbv</text:p>
          </table:table-cell>
          <table:table-cell office:value-type="float" office:value="21944" table:style-name="ce1">
            <text:p>21944</text:p>
          </table:table-cell>
          <table:table-cell office:value-type="string" table:style-name="ce2">
            <text:p>43195365Y</text:p>
          </table:table-cell>
          <table:table-cell office:value-type="float" office:value="618124252" table:style-name="ce1">
            <text:p>6181242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Yexanxpq82</text:p>
          </table:table-cell>
          <table:table-cell office:value-type="string" table:style-name="ce2">
            <text:p>Jqchq</text:p>
          </table:table-cell>
          <table:table-cell office:value-type="float" office:value="82410" table:style-name="ce1">
            <text:p>82410</text:p>
          </table:table-cell>
          <table:table-cell office:value-type="string" table:style-name="ce2">
            <text:p>46523115H</text:p>
          </table:table-cell>
          <table:table-cell office:value-type="float" office:value="942956326" table:style-name="ce1">
            <text:p>942956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.tellus@google.org</text:p>
          </table:table-cell>
          <table:table-cell office:value-type="string" table:style-name="ce2">
            <text:p>Cpqifvfg62</text:p>
          </table:table-cell>
          <table:table-cell office:value-type="string" table:style-name="ce2">
            <text:p>Bdqyq</text:p>
          </table:table-cell>
          <table:table-cell office:value-type="float" office:value="93285" table:style-name="ce1">
            <text:p>93285</text:p>
          </table:table-cell>
          <table:table-cell office:value-type="string" table:style-name="ce2">
            <text:p>46784631C</text:p>
          </table:table-cell>
          <table:table-cell office:value-type="float" office:value="694884760" table:style-name="ce1">
            <text:p>6948847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n.bibendum@icloud.com</text:p>
          </table:table-cell>
          <table:table-cell office:value-type="string" table:style-name="ce2">
            <text:p>Kvpfotzp16</text:p>
          </table:table-cell>
          <table:table-cell office:value-type="string" table:style-name="ce2">
            <text:p>Ptbvi</text:p>
          </table:table-cell>
          <table:table-cell office:value-type="float" office:value="52070" table:style-name="ce1">
            <text:p>52070</text:p>
          </table:table-cell>
          <table:table-cell office:value-type="string" table:style-name="ce2">
            <text:p>47604772P</text:p>
          </table:table-cell>
          <table:table-cell office:value-type="float" office:value="624712251" table:style-name="ce1">
            <text:p>6247122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lor.sit.amet@icloud.ca</text:p>
          </table:table-cell>
          <table:table-cell office:value-type="string" table:style-name="ce2">
            <text:p>Jvzeosmd79</text:p>
          </table:table-cell>
          <table:table-cell office:value-type="string" table:style-name="ce2">
            <text:p>Fbxbq</text:p>
          </table:table-cell>
          <table:table-cell office:value-type="float" office:value="49563" table:style-name="ce1">
            <text:p>49563</text:p>
          </table:table-cell>
          <table:table-cell office:value-type="string" table:style-name="ce2">
            <text:p>48789156C</text:p>
          </table:table-cell>
          <table:table-cell office:value-type="float" office:value="647855659" table:style-name="ce1">
            <text:p>6478556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iam.gravida@outlook.net</text:p>
          </table:table-cell>
          <table:table-cell office:value-type="string" table:style-name="ce2">
            <text:p>Cinexxyl91</text:p>
          </table:table-cell>
          <table:table-cell office:value-type="string" table:style-name="ce2">
            <text:p>Gspvw</text:p>
          </table:table-cell>
          <table:table-cell office:value-type="float" office:value="48541" table:style-name="ce1">
            <text:p>48541</text:p>
          </table:table-cell>
          <table:table-cell office:value-type="string" table:style-name="ce2">
            <text:p>48953717B</text:p>
          </table:table-cell>
          <table:table-cell office:value-type="float" office:value="615445422" table:style-name="ce1">
            <text:p>6154454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psum.curabitur.consequat@protonmail.com</text:p>
          </table:table-cell>
          <table:table-cell office:value-type="string" table:style-name="ce2">
            <text:p>Bsadhuzo46</text:p>
          </table:table-cell>
          <table:table-cell office:value-type="string" table:style-name="ce2">
            <text:p>Iaehx</text:p>
          </table:table-cell>
          <table:table-cell office:value-type="float" office:value="30697" table:style-name="ce1">
            <text:p>30697</text:p>
          </table:table-cell>
          <table:table-cell office:value-type="string" table:style-name="ce2">
            <text:p>49082427C</text:p>
          </table:table-cell>
          <table:table-cell office:value-type="float" office:value="975897632" table:style-name="ce1">
            <text:p>9758976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Efgyquvr24</text:p>
          </table:table-cell>
          <table:table-cell office:value-type="string" table:style-name="ce2">
            <text:p>Rncqi</text:p>
          </table:table-cell>
          <table:table-cell office:value-type="float" office:value="42737" table:style-name="ce1">
            <text:p>42737</text:p>
          </table:table-cell>
          <table:table-cell office:value-type="string" table:style-name="ce2">
            <text:p>50715816U</text:p>
          </table:table-cell>
          <table:table-cell office:value-type="float" office:value="692447003" table:style-name="ce1">
            <text:p>69244700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rnare.elit.elit@hotmail.edu</text:p>
          </table:table-cell>
          <table:table-cell office:value-type="string" table:style-name="ce2">
            <text:p>Lllfnnou35</text:p>
          </table:table-cell>
          <table:table-cell office:value-type="string" table:style-name="ce2">
            <text:p>Byhej</text:p>
          </table:table-cell>
          <table:table-cell office:value-type="float" office:value="22821" table:style-name="ce1">
            <text:p>22821</text:p>
          </table:table-cell>
          <table:table-cell office:value-type="string" table:style-name="ce2">
            <text:p>52133165P</text:p>
          </table:table-cell>
          <table:table-cell office:value-type="float" office:value="642188382" table:style-name="ce1">
            <text:p>6421883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ceptos.hymenaeos@aol.edu</text:p>
          </table:table-cell>
          <table:table-cell office:value-type="string" table:style-name="ce2">
            <text:p>Hesphlms83</text:p>
          </table:table-cell>
          <table:table-cell office:value-type="string" table:style-name="ce2">
            <text:p>Kjvyp</text:p>
          </table:table-cell>
          <table:table-cell office:value-type="float" office:value="86735" table:style-name="ce1">
            <text:p>86735</text:p>
          </table:table-cell>
          <table:table-cell office:value-type="string" table:style-name="ce2">
            <text:p>55572022C</text:p>
          </table:table-cell>
          <table:table-cell office:value-type="float" office:value="915054278" table:style-name="ce1">
            <text:p>9150542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Fjfopxyn94</text:p>
          </table:table-cell>
          <table:table-cell office:value-type="string" table:style-name="ce2">
            <text:p>Yblsc</text:p>
          </table:table-cell>
          <table:table-cell office:value-type="float" office:value="46463" table:style-name="ce1">
            <text:p>46463</text:p>
          </table:table-cell>
          <table:table-cell office:value-type="string" table:style-name="ce2">
            <text:p>56166143B</text:p>
          </table:table-cell>
          <table:table-cell office:value-type="float" office:value="674684284" table:style-name="ce1">
            <text:p>6746842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nc.quisque@google.com</text:p>
          </table:table-cell>
          <table:table-cell office:value-type="string" table:style-name="ce2">
            <text:p>Wwbymkwj63</text:p>
          </table:table-cell>
          <table:table-cell office:value-type="string" table:style-name="ce2">
            <text:p>Darxh</text:p>
          </table:table-cell>
          <table:table-cell office:value-type="float" office:value="41113" table:style-name="ce1">
            <text:p>41113</text:p>
          </table:table-cell>
          <table:table-cell office:value-type="string" table:style-name="ce2">
            <text:p>57684347F</text:p>
          </table:table-cell>
          <table:table-cell office:value-type="float" office:value="988132947" table:style-name="ce1">
            <text:p>9881329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Mcbsxbfk31</text:p>
          </table:table-cell>
          <table:table-cell office:value-type="string" table:style-name="ce2">
            <text:p>Gmgnc</text:p>
          </table:table-cell>
          <table:table-cell office:value-type="float" office:value="17665" table:style-name="ce1">
            <text:p>17665</text:p>
          </table:table-cell>
          <table:table-cell office:value-type="string" table:style-name="ce2">
            <text:p>57816654T</text:p>
          </table:table-cell>
          <table:table-cell office:value-type="float" office:value="961167048" table:style-name="ce1">
            <text:p>9611670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mes.ac@protonmail.com</text:p>
          </table:table-cell>
          <table:table-cell office:value-type="string" table:style-name="ce2">
            <text:p>Vlccvspu52</text:p>
          </table:table-cell>
          <table:table-cell office:value-type="string" table:style-name="ce2">
            <text:p>Wiaqf</text:p>
          </table:table-cell>
          <table:table-cell office:value-type="float" office:value="17131" table:style-name="ce1">
            <text:p>17131</text:p>
          </table:table-cell>
          <table:table-cell office:value-type="string" table:style-name="ce2">
            <text:p>58482144V</text:p>
          </table:table-cell>
          <table:table-cell office:value-type="float" office:value="675023387" table:style-name="ce1">
            <text:p>6750233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@protonmail.net</text:p>
          </table:table-cell>
          <table:table-cell office:value-type="string" table:style-name="ce2">
            <text:p>Ldhcntcw51</text:p>
          </table:table-cell>
          <table:table-cell office:value-type="string" table:style-name="ce2">
            <text:p>Pogjj</text:p>
          </table:table-cell>
          <table:table-cell office:value-type="float" office:value="69443" table:style-name="ce1">
            <text:p>69443</text:p>
          </table:table-cell>
          <table:table-cell office:value-type="string" table:style-name="ce2">
            <text:p>65515123W</text:p>
          </table:table-cell>
          <table:table-cell office:value-type="float" office:value="686430741" table:style-name="ce1">
            <text:p>6864307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elerisque@outlook.org</text:p>
          </table:table-cell>
          <table:table-cell office:value-type="string" table:style-name="ce2">
            <text:p>Lrlflpqh93</text:p>
          </table:table-cell>
          <table:table-cell office:value-type="string" table:style-name="ce2">
            <text:p>Ygdvn</text:p>
          </table:table-cell>
          <table:table-cell office:value-type="float" office:value="57147" table:style-name="ce1">
            <text:p>57147</text:p>
          </table:table-cell>
          <table:table-cell office:value-type="string" table:style-name="ce2">
            <text:p>67638815E</text:p>
          </table:table-cell>
          <table:table-cell office:value-type="float" office:value="614564355" table:style-name="ce1">
            <text:p>6145643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llentesque.tincidunt.tempus@google.com</text:p>
          </table:table-cell>
          <table:table-cell office:value-type="string" table:style-name="ce2">
            <text:p>Ahittrym37</text:p>
          </table:table-cell>
          <table:table-cell office:value-type="string" table:style-name="ce2">
            <text:p>Eznbg</text:p>
          </table:table-cell>
          <table:table-cell office:value-type="float" office:value="16675" table:style-name="ce1">
            <text:p>16675</text:p>
          </table:table-cell>
          <table:table-cell office:value-type="string" table:style-name="ce2">
            <text:p>69706620N</text:p>
          </table:table-cell>
          <table:table-cell office:value-type="float" office:value="972480321" table:style-name="ce1">
            <text:p>97248032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rsus.non@protonmail.net</text:p>
          </table:table-cell>
          <table:table-cell office:value-type="string" table:style-name="ce2">
            <text:p>Fmbmmczl88</text:p>
          </table:table-cell>
          <table:table-cell office:value-type="string" table:style-name="ce2">
            <text:p>Wobhn</text:p>
          </table:table-cell>
          <table:table-cell office:value-type="float" office:value="3112" table:style-name="ce1">
            <text:p>3112</text:p>
          </table:table-cell>
          <table:table-cell office:value-type="string" table:style-name="ce2">
            <text:p>72745527Q</text:p>
          </table:table-cell>
          <table:table-cell office:value-type="float" office:value="625538863" table:style-name="ce1">
            <text:p>6255388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Skygecek25</text:p>
          </table:table-cell>
          <table:table-cell office:value-type="string" table:style-name="ce2">
            <text:p>Sgrcj</text:p>
          </table:table-cell>
          <table:table-cell office:value-type="float" office:value="34165" table:style-name="ce1">
            <text:p>34165</text:p>
          </table:table-cell>
          <table:table-cell office:value-type="string" table:style-name="ce2">
            <text:p>73464363W</text:p>
          </table:table-cell>
          <table:table-cell office:value-type="float" office:value="681736177" table:style-name="ce1">
            <text:p>6817361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haretra.sed.hendrerit@google.org</text:p>
          </table:table-cell>
          <table:table-cell office:value-type="string" table:style-name="ce2">
            <text:p>Xufcbpnl19</text:p>
          </table:table-cell>
          <table:table-cell office:value-type="string" table:style-name="ce2">
            <text:p>Rptlm</text:p>
          </table:table-cell>
          <table:table-cell office:value-type="float" office:value="32354" table:style-name="ce1">
            <text:p>32354</text:p>
          </table:table-cell>
          <table:table-cell office:value-type="string" table:style-name="ce2">
            <text:p>73464363W</text:p>
          </table:table-cell>
          <table:table-cell office:value-type="float" office:value="683649817" table:style-name="ce1">
            <text:p>6836498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rabitur.massa@outlook.org</text:p>
          </table:table-cell>
          <table:table-cell office:value-type="string" table:style-name="ce2">
            <text:p>Cpmllsgm85</text:p>
          </table:table-cell>
          <table:table-cell office:value-type="string" table:style-name="ce2">
            <text:p>Erqjj</text:p>
          </table:table-cell>
          <table:table-cell office:value-type="float" office:value="86154" table:style-name="ce1">
            <text:p>86154</text:p>
          </table:table-cell>
          <table:table-cell office:value-type="string" table:style-name="ce2">
            <text:p>73838141J</text:p>
          </table:table-cell>
          <table:table-cell office:value-type="float" office:value="646184918" table:style-name="ce1">
            <text:p>64618491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odales@google.net</text:p>
          </table:table-cell>
          <table:table-cell office:value-type="string" table:style-name="ce2">
            <text:p>Wxqocivp68</text:p>
          </table:table-cell>
          <table:table-cell office:value-type="string" table:style-name="ce2">
            <text:p>Whgnc</text:p>
          </table:table-cell>
          <table:table-cell office:value-type="float" office:value="8723" table:style-name="ce1">
            <text:p>8723</text:p>
          </table:table-cell>
          <table:table-cell office:value-type="string" table:style-name="ce2">
            <text:p>73977174X</text:p>
          </table:table-cell>
          <table:table-cell office:value-type="float" office:value="953362572" table:style-name="ce1">
            <text:p>9533625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Vsdggolf88</text:p>
          </table:table-cell>
          <table:table-cell office:value-type="string" table:style-name="ce2">
            <text:p>Etbbx</text:p>
          </table:table-cell>
          <table:table-cell office:value-type="float" office:value="88532" table:style-name="ce1">
            <text:p>88532</text:p>
          </table:table-cell>
          <table:table-cell office:value-type="string" table:style-name="ce2">
            <text:p>74680356V</text:p>
          </table:table-cell>
          <table:table-cell office:value-type="float" office:value="692244142" table:style-name="ce1">
            <text:p>6922441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Ipibhfgj42</text:p>
          </table:table-cell>
          <table:table-cell office:value-type="string" table:style-name="ce2">
            <text:p>Pqety</text:p>
          </table:table-cell>
          <table:table-cell office:value-type="float" office:value="37752" table:style-name="ce1">
            <text:p>37752</text:p>
          </table:table-cell>
          <table:table-cell office:value-type="string" table:style-name="ce2">
            <text:p>75126158H</text:p>
          </table:table-cell>
          <table:table-cell office:value-type="float" office:value="656488307" table:style-name="ce1">
            <text:p>65648830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bortis.class@outlook.org</text:p>
          </table:table-cell>
          <table:table-cell office:value-type="string" table:style-name="ce2">
            <text:p>Jsrvckms44</text:p>
          </table:table-cell>
          <table:table-cell office:value-type="string" table:style-name="ce2">
            <text:p>Qyvst</text:p>
          </table:table-cell>
          <table:table-cell office:value-type="float" office:value="15140" table:style-name="ce1">
            <text:p>15140</text:p>
          </table:table-cell>
          <table:table-cell office:value-type="string" table:style-name="ce2">
            <text:p>75387588J</text:p>
          </table:table-cell>
          <table:table-cell office:value-type="float" office:value="948353526" table:style-name="ce1">
            <text:p>9483535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elit.quisque@yahoo.com</text:p>
          </table:table-cell>
          <table:table-cell office:value-type="string" table:style-name="ce2">
            <text:p>Qpsijbfv51</text:p>
          </table:table-cell>
          <table:table-cell office:value-type="string" table:style-name="ce2">
            <text:p>Yyvhp</text:p>
          </table:table-cell>
          <table:table-cell office:value-type="float" office:value="44234" table:style-name="ce1">
            <text:p>44234</text:p>
          </table:table-cell>
          <table:table-cell office:value-type="string" table:style-name="ce2">
            <text:p>75503344C</text:p>
          </table:table-cell>
          <table:table-cell office:value-type="float" office:value="624867665" table:style-name="ce1">
            <text:p>6248676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.mattis.semper@aol.org</text:p>
          </table:table-cell>
          <table:table-cell office:value-type="string" table:style-name="ce2">
            <text:p>Olefuxcq46</text:p>
          </table:table-cell>
          <table:table-cell office:value-type="string" table:style-name="ce2">
            <text:p>Ukmre</text:p>
          </table:table-cell>
          <table:table-cell office:value-type="float" office:value="25773" table:style-name="ce1">
            <text:p>25773</text:p>
          </table:table-cell>
          <table:table-cell office:value-type="string" table:style-name="ce2">
            <text:p>75817676T</text:p>
          </table:table-cell>
          <table:table-cell office:value-type="float" office:value="947522848" table:style-name="ce1">
            <text:p>9475228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Pvsxobrf02</text:p>
          </table:table-cell>
          <table:table-cell office:value-type="string" table:style-name="ce2">
            <text:p>Ngmhp</text:p>
          </table:table-cell>
          <table:table-cell office:value-type="float" office:value="53388" table:style-name="ce1">
            <text:p>53388</text:p>
          </table:table-cell>
          <table:table-cell office:value-type="string" table:style-name="ce2">
            <text:p>75872012A</text:p>
          </table:table-cell>
          <table:table-cell office:value-type="float" office:value="671069744" table:style-name="ce1">
            <text:p>6710697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vamus.rhoncus@protonmail.org</text:p>
          </table:table-cell>
          <table:table-cell office:value-type="string" table:style-name="ce2">
            <text:p>Yoybusil73</text:p>
          </table:table-cell>
          <table:table-cell office:value-type="string" table:style-name="ce2">
            <text:p>Liwif</text:p>
          </table:table-cell>
          <table:table-cell office:value-type="float" office:value="47592" table:style-name="ce1">
            <text:p>47592</text:p>
          </table:table-cell>
          <table:table-cell office:value-type="string" table:style-name="ce2">
            <text:p>76148365F</text:p>
          </table:table-cell>
          <table:table-cell office:value-type="float" office:value="949657714" table:style-name="ce1">
            <text:p>94965771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is.ac.arcu@hotmail.org</text:p>
          </table:table-cell>
          <table:table-cell office:value-type="string" table:style-name="ce2">
            <text:p>Bmdmdeww30</text:p>
          </table:table-cell>
          <table:table-cell office:value-type="string" table:style-name="ce2">
            <text:p>Kucvz</text:p>
          </table:table-cell>
          <table:table-cell office:value-type="float" office:value="69555" table:style-name="ce1">
            <text:p>69555</text:p>
          </table:table-cell>
          <table:table-cell office:value-type="string" table:style-name="ce2">
            <text:p>76242531O</text:p>
          </table:table-cell>
          <table:table-cell office:value-type="float" office:value="665081215" table:style-name="ce1">
            <text:p>665081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elerisque.sed@hotmail.net</text:p>
          </table:table-cell>
          <table:table-cell office:value-type="string" table:style-name="ce2">
            <text:p>Gjvpjnsz43</text:p>
          </table:table-cell>
          <table:table-cell office:value-type="string" table:style-name="ce2">
            <text:p>Cqjyu</text:p>
          </table:table-cell>
          <table:table-cell office:value-type="float" office:value="74329" table:style-name="ce1">
            <text:p>74329</text:p>
          </table:table-cell>
          <table:table-cell office:value-type="string" table:style-name="ce2">
            <text:p>76491842T</text:p>
          </table:table-cell>
          <table:table-cell office:value-type="float" office:value="941389813" table:style-name="ce1">
            <text:p>9413898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et.dictum.placerat@hotmail.edu</text:p>
          </table:table-cell>
          <table:table-cell office:value-type="string" table:style-name="ce2">
            <text:p>Rxphxkbf86</text:p>
          </table:table-cell>
          <table:table-cell office:value-type="string" table:style-name="ce2">
            <text:p>Nwusj</text:p>
          </table:table-cell>
          <table:table-cell office:value-type="float" office:value="47592" table:style-name="ce1">
            <text:p>47592</text:p>
          </table:table-cell>
          <table:table-cell office:value-type="string" table:style-name="ce2">
            <text:p>78465423L</text:p>
          </table:table-cell>
          <table:table-cell office:value-type="float" office:value="628464024" table:style-name="ce1">
            <text:p>6284640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Dtwvemrp30</text:p>
          </table:table-cell>
          <table:table-cell office:value-type="string" table:style-name="ce2">
            <text:p>Llltr</text:p>
          </table:table-cell>
          <table:table-cell office:value-type="float" office:value="46122" table:style-name="ce1">
            <text:p>46122</text:p>
          </table:table-cell>
          <table:table-cell office:value-type="string" table:style-name="ce2">
            <text:p>78465423L</text:p>
          </table:table-cell>
          <table:table-cell office:value-type="float" office:value="631475229" table:style-name="ce1">
            <text:p>6314752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cinia.mattis@protonmail.ca</text:p>
          </table:table-cell>
          <table:table-cell office:value-type="string" table:style-name="ce2">
            <text:p>Okszjdbc48</text:p>
          </table:table-cell>
          <table:table-cell office:value-type="string" table:style-name="ce2">
            <text:p>Fdgmq</text:p>
          </table:table-cell>
          <table:table-cell office:value-type="float" office:value="9937" table:style-name="ce1">
            <text:p>9937</text:p>
          </table:table-cell>
          <table:table-cell office:value-type="string" table:style-name="ce2">
            <text:p>78715534M</text:p>
          </table:table-cell>
          <table:table-cell office:value-type="float" office:value="969634892" table:style-name="ce1">
            <text:p>9696348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Alotxggk11</text:p>
          </table:table-cell>
          <table:table-cell office:value-type="string" table:style-name="ce2">
            <text:p>Csjif</text:p>
          </table:table-cell>
          <table:table-cell office:value-type="float" office:value="88801" table:style-name="ce1">
            <text:p>88801</text:p>
          </table:table-cell>
          <table:table-cell office:value-type="string" table:style-name="ce2">
            <text:p>78783243L</text:p>
          </table:table-cell>
          <table:table-cell office:value-type="float" office:value="672416160" table:style-name="ce1">
            <text:p>6724161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as.lorem@outlook.ca</text:p>
          </table:table-cell>
          <table:table-cell office:value-type="string" table:style-name="ce2">
            <text:p>Jeckvvqg05</text:p>
          </table:table-cell>
          <table:table-cell office:value-type="string" table:style-name="ce2">
            <text:p>Gouur</text:p>
          </table:table-cell>
          <table:table-cell office:value-type="float" office:value="59414" table:style-name="ce1">
            <text:p>59414</text:p>
          </table:table-cell>
          <table:table-cell office:value-type="string" table:style-name="ce2">
            <text:p>80687104U</text:p>
          </table:table-cell>
          <table:table-cell office:value-type="float" office:value="977642202" table:style-name="ce1">
            <text:p>97764220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.integer.urna@outlook.org</text:p>
          </table:table-cell>
          <table:table-cell office:value-type="string" table:style-name="ce2">
            <text:p>Czknqyyc15</text:p>
          </table:table-cell>
          <table:table-cell office:value-type="string" table:style-name="ce2">
            <text:p>Ofkpw</text:p>
          </table:table-cell>
          <table:table-cell office:value-type="float" office:value="86980" table:style-name="ce1">
            <text:p>86980</text:p>
          </table:table-cell>
          <table:table-cell office:value-type="string" table:style-name="ce2">
            <text:p>81053265S</text:p>
          </table:table-cell>
          <table:table-cell office:value-type="float" office:value="946723252" table:style-name="ce1">
            <text:p>9467232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iquam@icloud.com</text:p>
          </table:table-cell>
          <table:table-cell office:value-type="string" table:style-name="ce2">
            <text:p>Rckneufl26</text:p>
          </table:table-cell>
          <table:table-cell office:value-type="string" table:style-name="ce2">
            <text:p>Tzmcd</text:p>
          </table:table-cell>
          <table:table-cell office:value-type="float" office:value="78775" table:style-name="ce1">
            <text:p>78775</text:p>
          </table:table-cell>
          <table:table-cell office:value-type="string" table:style-name="ce2">
            <text:p>81447223E</text:p>
          </table:table-cell>
          <table:table-cell office:value-type="float" office:value="643924569" table:style-name="ce1">
            <text:p>6439245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et.tincidunt.dui@yahoo.net</text:p>
          </table:table-cell>
          <table:table-cell office:value-type="string" table:style-name="ce2">
            <text:p>Uosrikgt41</text:p>
          </table:table-cell>
          <table:table-cell office:value-type="string" table:style-name="ce2">
            <text:p>Hoydm</text:p>
          </table:table-cell>
          <table:table-cell office:value-type="float" office:value="34750" table:style-name="ce1">
            <text:p>34750</text:p>
          </table:table-cell>
          <table:table-cell office:value-type="string" table:style-name="ce2">
            <text:p>81979641Q</text:p>
          </table:table-cell>
          <table:table-cell office:value-type="float" office:value="947861485" table:style-name="ce1">
            <text:p>94786148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psum.cursus.vestibulum@aol.com</text:p>
          </table:table-cell>
          <table:table-cell office:value-type="string" table:style-name="ce2">
            <text:p>Hjdytrch35</text:p>
          </table:table-cell>
          <table:table-cell office:value-type="string" table:style-name="ce2">
            <text:p>Fpkbl</text:p>
          </table:table-cell>
          <table:table-cell office:value-type="float" office:value="94531" table:style-name="ce1">
            <text:p>94531</text:p>
          </table:table-cell>
          <table:table-cell office:value-type="string" table:style-name="ce2">
            <text:p>81979641Q</text:p>
          </table:table-cell>
          <table:table-cell office:value-type="float" office:value="983416817" table:style-name="ce1">
            <text:p>9834168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ibendum.ullamcorper@outlook.edu</text:p>
          </table:table-cell>
          <table:table-cell office:value-type="string" table:style-name="ce2">
            <text:p>Egcheavy94</text:p>
          </table:table-cell>
          <table:table-cell office:value-type="string" table:style-name="ce2">
            <text:p>Wxyyr</text:p>
          </table:table-cell>
          <table:table-cell office:value-type="float" office:value="56263" table:style-name="ce1">
            <text:p>56263</text:p>
          </table:table-cell>
          <table:table-cell office:value-type="string" table:style-name="ce2">
            <text:p>84612949T</text:p>
          </table:table-cell>
          <table:table-cell office:value-type="float" office:value="974356204" table:style-name="ce1">
            <text:p>97435620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ismod@protonmail.ca</text:p>
          </table:table-cell>
          <table:table-cell office:value-type="string" table:style-name="ce2">
            <text:p>Gjliymmx51</text:p>
          </table:table-cell>
          <table:table-cell office:value-type="string" table:style-name="ce2">
            <text:p>Ceybe</text:p>
          </table:table-cell>
          <table:table-cell office:value-type="float" office:value="55285" table:style-name="ce1">
            <text:p>55285</text:p>
          </table:table-cell>
          <table:table-cell office:value-type="string" table:style-name="ce2">
            <text:p>84798133M</text:p>
          </table:table-cell>
          <table:table-cell office:value-type="float" office:value="950742152" table:style-name="ce1">
            <text:p>9507421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ctus.convallis@yahoo.ca</text:p>
          </table:table-cell>
          <table:table-cell office:value-type="string" table:style-name="ce2">
            <text:p>Qyvsobcv48</text:p>
          </table:table-cell>
          <table:table-cell office:value-type="string" table:style-name="ce2">
            <text:p>Rtrfo</text:p>
          </table:table-cell>
          <table:table-cell office:value-type="float" office:value="66653" table:style-name="ce1">
            <text:p>66653</text:p>
          </table:table-cell>
          <table:table-cell office:value-type="string" table:style-name="ce2">
            <text:p>84807967G</text:p>
          </table:table-cell>
          <table:table-cell office:value-type="float" office:value="647283861" table:style-name="ce1">
            <text:p>6472838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.malesuada@yahoo.edu</text:p>
          </table:table-cell>
          <table:table-cell office:value-type="string" table:style-name="ce2">
            <text:p>Xrdprink42</text:p>
          </table:table-cell>
          <table:table-cell office:value-type="string" table:style-name="ce2">
            <text:p>Ulqrn</text:p>
          </table:table-cell>
          <table:table-cell office:value-type="float" office:value="15367" table:style-name="ce1">
            <text:p>15367</text:p>
          </table:table-cell>
          <table:table-cell office:value-type="string" table:style-name="ce2">
            <text:p>85630465A</text:p>
          </table:table-cell>
          <table:table-cell office:value-type="float" office:value="957655213" table:style-name="ce1">
            <text:p>9576552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ctus@hotmail.org</text:p>
          </table:table-cell>
          <table:table-cell office:value-type="string" table:style-name="ce2">
            <text:p>Mnesbufj87</text:p>
          </table:table-cell>
          <table:table-cell office:value-type="string" table:style-name="ce2">
            <text:p>Spalx</text:p>
          </table:table-cell>
          <table:table-cell office:value-type="float" office:value="64481" table:style-name="ce1">
            <text:p>64481</text:p>
          </table:table-cell>
          <table:table-cell office:value-type="string" table:style-name="ce2">
            <text:p>86083688J</text:p>
          </table:table-cell>
          <table:table-cell office:value-type="float" office:value="692316681" table:style-name="ce1">
            <text:p>6923166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vehicula.risus@protonmail.edu</text:p>
          </table:table-cell>
          <table:table-cell office:value-type="string" table:style-name="ce2">
            <text:p>Yizdsqeg12</text:p>
          </table:table-cell>
          <table:table-cell office:value-type="string" table:style-name="ce2">
            <text:p>Hlplw</text:p>
          </table:table-cell>
          <table:table-cell office:value-type="float" office:value="74213" table:style-name="ce1">
            <text:p>74213</text:p>
          </table:table-cell>
          <table:table-cell office:value-type="string" table:style-name="ce2">
            <text:p>86541577C</text:p>
          </table:table-cell>
          <table:table-cell office:value-type="float" office:value="936246131" table:style-name="ce1">
            <text:p>9362461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tus@hotmail.edu</text:p>
          </table:table-cell>
          <table:table-cell office:value-type="string" table:style-name="ce2">
            <text:p>Vygbqkxj40</text:p>
          </table:table-cell>
          <table:table-cell office:value-type="string" table:style-name="ce2">
            <text:p>Xrvbw</text:p>
          </table:table-cell>
          <table:table-cell office:value-type="float" office:value="21723" table:style-name="ce1">
            <text:p>21723</text:p>
          </table:table-cell>
          <table:table-cell office:value-type="string" table:style-name="ce2">
            <text:p>86543465P</text:p>
          </table:table-cell>
          <table:table-cell office:value-type="float" office:value="952382335" table:style-name="ce1">
            <text:p>9523823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llis.dui.in@hotmail.ca</text:p>
          </table:table-cell>
          <table:table-cell office:value-type="string" table:style-name="ce2">
            <text:p>Foqljtsj07</text:p>
          </table:table-cell>
          <table:table-cell office:value-type="string" table:style-name="ce2">
            <text:p>Oojnl</text:p>
          </table:table-cell>
          <table:table-cell office:value-type="float" office:value="87843" table:style-name="ce1">
            <text:p>87843</text:p>
          </table:table-cell>
          <table:table-cell office:value-type="string" table:style-name="ce2">
            <text:p>86844541W</text:p>
          </table:table-cell>
          <table:table-cell office:value-type="float" office:value="942578706" table:style-name="ce1">
            <text:p>94257870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ncidunt.dui@outlook.net</text:p>
          </table:table-cell>
          <table:table-cell office:value-type="string" table:style-name="ce2">
            <text:p>Mqxttftg17</text:p>
          </table:table-cell>
          <table:table-cell office:value-type="string" table:style-name="ce2">
            <text:p>Frlzv</text:p>
          </table:table-cell>
          <table:table-cell office:value-type="float" office:value="11368" table:style-name="ce1">
            <text:p>11368</text:p>
          </table:table-cell>
          <table:table-cell office:value-type="string" table:style-name="ce2">
            <text:p>87068754O</text:p>
          </table:table-cell>
          <table:table-cell office:value-type="float" office:value="954828632" table:style-name="ce1">
            <text:p>9548286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ullam.enim.sed@aol.net</text:p>
          </table:table-cell>
          <table:table-cell office:value-type="string" table:style-name="ce2">
            <text:p>Mdvqyxru49</text:p>
          </table:table-cell>
          <table:table-cell office:value-type="string" table:style-name="ce2">
            <text:p>Mbemd</text:p>
          </table:table-cell>
          <table:table-cell office:value-type="float" office:value="70731" table:style-name="ce1">
            <text:p>70731</text:p>
          </table:table-cell>
          <table:table-cell office:value-type="string" table:style-name="ce2">
            <text:p>87809459Q</text:p>
          </table:table-cell>
          <table:table-cell office:value-type="float" office:value="911053352" table:style-name="ce1">
            <text:p>9110533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c.malesuada.ut@aol.com</text:p>
          </table:table-cell>
          <table:table-cell office:value-type="string" table:style-name="ce2">
            <text:p>Qdosxnpz15</text:p>
          </table:table-cell>
          <table:table-cell office:value-type="string" table:style-name="ce2">
            <text:p>Ugdjd</text:p>
          </table:table-cell>
          <table:table-cell office:value-type="float" office:value="76638" table:style-name="ce1">
            <text:p>76638</text:p>
          </table:table-cell>
          <table:table-cell office:value-type="string" table:style-name="ce2">
            <text:p>88775823P</text:p>
          </table:table-cell>
          <table:table-cell office:value-type="float" office:value="902410137" table:style-name="ce1">
            <text:p>9024101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m.ligula@aol.com</text:p>
          </table:table-cell>
          <table:table-cell office:value-type="string" table:style-name="ce2">
            <text:p>Smihgyyc35</text:p>
          </table:table-cell>
          <table:table-cell office:value-type="string" table:style-name="ce2">
            <text:p>Bcjko</text:p>
          </table:table-cell>
          <table:table-cell office:value-type="float" office:value="72015" table:style-name="ce1">
            <text:p>72015</text:p>
          </table:table-cell>
          <table:table-cell office:value-type="string" table:style-name="ce2">
            <text:p>89106461Y</text:p>
          </table:table-cell>
          <table:table-cell office:value-type="float" office:value="984481738" table:style-name="ce1">
            <text:p>9844817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rtor.nunc@google.com</text:p>
          </table:table-cell>
          <table:table-cell office:value-type="string" table:style-name="ce2">
            <text:p>Nsudxxbn66</text:p>
          </table:table-cell>
          <table:table-cell office:value-type="string" table:style-name="ce2">
            <text:p>Dtktw</text:p>
          </table:table-cell>
          <table:table-cell office:value-type="float" office:value="37965" table:style-name="ce1">
            <text:p>37965</text:p>
          </table:table-cell>
          <table:table-cell office:value-type="string" table:style-name="ce2">
            <text:p>89291257S</text:p>
          </table:table-cell>
          <table:table-cell office:value-type="float" office:value="652537133" table:style-name="ce1">
            <text:p>6525371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im@protonmail.ca</text:p>
          </table:table-cell>
          <table:table-cell office:value-type="string" table:style-name="ce2">
            <text:p>Atkqowfv42</text:p>
          </table:table-cell>
          <table:table-cell office:value-type="string" table:style-name="ce2">
            <text:p>Chtqf</text:p>
          </table:table-cell>
          <table:table-cell office:value-type="float" office:value="82322" table:style-name="ce1">
            <text:p>82322</text:p>
          </table:table-cell>
          <table:table-cell office:value-type="string" table:style-name="ce2">
            <text:p>91220809Z</text:p>
          </table:table-cell>
          <table:table-cell office:value-type="float" office:value="663419215" table:style-name="ce1">
            <text:p>6634192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leifend@aol.net</text:p>
          </table:table-cell>
          <table:table-cell office:value-type="string" table:style-name="ce2">
            <text:p>Bwsavfts41</text:p>
          </table:table-cell>
          <table:table-cell office:value-type="string" table:style-name="ce2">
            <text:p>Xvofp</text:p>
          </table:table-cell>
          <table:table-cell office:value-type="float" office:value="27347" table:style-name="ce1">
            <text:p>27347</text:p>
          </table:table-cell>
          <table:table-cell office:value-type="string" table:style-name="ce2">
            <text:p>95051132K</text:p>
          </table:table-cell>
          <table:table-cell office:value-type="float" office:value="982037227" table:style-name="ce1">
            <text:p>9820372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.dui@aol.ca</text:p>
          </table:table-cell>
          <table:table-cell office:value-type="string" table:style-name="ce2">
            <text:p>Swjrpigq48</text:p>
          </table:table-cell>
          <table:table-cell office:value-type="string" table:style-name="ce2">
            <text:p>Ejhfq</text:p>
          </table:table-cell>
          <table:table-cell office:value-type="float" office:value="21467" table:style-name="ce1">
            <text:p>21467</text:p>
          </table:table-cell>
          <table:table-cell office:value-type="string" table:style-name="ce2">
            <text:p>96329259V</text:p>
          </table:table-cell>
          <table:table-cell office:value-type="float" office:value="655896196" table:style-name="ce1">
            <text:p>6558961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toque.penatibus@outlook.com</text:p>
          </table:table-cell>
          <table:table-cell office:value-type="string" table:style-name="ce2">
            <text:p>Gdhsjvpu30</text:p>
          </table:table-cell>
          <table:table-cell office:value-type="string" table:style-name="ce2">
            <text:p>Csacj</text:p>
          </table:table-cell>
          <table:table-cell office:value-type="float" office:value="67500" table:style-name="ce1">
            <text:p>67500</text:p>
          </table:table-cell>
          <table:table-cell office:value-type="string" table:style-name="ce2">
            <text:p>99811455D</text:p>
          </table:table-cell>
          <table:table-cell office:value-type="float" office:value="678963768" table:style-name="ce1">
            <text:p>678963768</text:p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datosA.A1:datosA.E105" table:name="datosA__2" table:display-filter-buttons="true" table:on-update-keep-size="false" table:on-update-keep-styles="true" table:refresh-delay="false">
          <table:database-source-sql table:database-name="Provider=Microsoft.Mashup.OleDb.1;Data Source=$Workbook$;Location=&quot;datosA (2)&quot;;Extended Properties=&quot;&quot;" table:sql-statement="SELECT * FROM [datosA (2)]"/>
        </table:database-range>
        <table:database-range table:target-range-address="datosB.A1:datosB.D103" table:name="datosB" table:display-filter-buttons="true" table:on-update-keep-size="false" table:on-update-keep-styles="true" table:refresh-delay="false">
          <table:database-source-sql table:database-name="Provider=Microsoft.Mashup.OleDb.1;Data Source=$Workbook$;Location=datosB;Extended Properties=&quot;&quot;" table:sql-statement="SELECT * FROM [datosB]"/>
        </table:database-range>
        <table:database-range table:target-range-address="newDatosA.A1:newDatosA.D105" table:name="newDatosA" table:display-filter-buttons="true" table:on-update-keep-size="false" table:on-update-keep-styles="true" table:refresh-delay="false">
          <table:database-source-sql table:database-name="Provider=Microsoft.Mashup.OleDb.1;Data Source=$Workbook$;Location=newDatosA;Extended Properties=&quot;&quot;" table:sql-statement="SELECT * FROM [newDatosA]"/>
        </table:database-range>
        <table:database-range table:target-range-address="newDatosB.A1:newDatosB.C103" table:name="newDatosB" table:display-filter-buttons="true" table:on-update-keep-size="false" table:on-update-keep-styles="true" table:refresh-delay="false">
          <table:database-source-sql table:database-name="Provider=Microsoft.Mashup.OleDb.1;Data Source=$Workbook$;Location=newDatosB;Extended Properties=&quot;&quot;" table:sql-statement="SELECT * FROM [newDatosB]"/>
        </table:database-range>
        <table:database-range table:target-range-address="ordenadosA.A1:ordenadosA.D105" table:name="ordenadosA" table:display-filter-buttons="true" table:on-update-keep-size="false" table:on-update-keep-styles="true" table:refresh-delay="false">
          <table:database-source-sql table:database-name="Provider=Microsoft.Mashup.OleDb.1;Data Source=$Workbook$;Location=ordenadosA;Extended Properties=&quot;&quot;" table:sql-statement="SELECT * FROM [ordenadosA]"/>
        </table:database-range>
        <table:database-range table:target-range-address="ordenadosB.A1:ordenadosB.C103" table:name="ordenadosB" table:display-filter-buttons="true" table:on-update-keep-size="false" table:on-update-keep-styles="true" table:refresh-delay="false">
          <table:database-source-sql table:database-name="Provider=Microsoft.Mashup.OleDb.1;Data Source=$Workbook$;Location=ordenadosB;Extended Properties=&quot;&quot;" table:sql-statement="SELECT * FROM [ordenadosB]"/>
        </table:database-range>
        <table:database-range table:target-range-address="sinDuplicadosA.A1:sinDuplicadosA.D101" table:name="sinDuplicadosA" table:display-filter-buttons="true" table:on-update-keep-size="false" table:on-update-keep-styles="true" table:refresh-delay="false">
          <table:database-source-sql table:database-name="Provider=Microsoft.Mashup.OleDb.1;Data Source=$Workbook$;Location=sinDuplicadosA;Extended Properties=&quot;&quot;" table:sql-statement="SELECT * FROM [sinDuplicadosA]"/>
        </table:database-range>
        <table:database-range table:target-range-address="sinDuplicadosB.A1:sinDuplicadosB.C102" table:name="sinDuplicadosB" table:display-filter-buttons="true" table:on-update-keep-size="false" table:on-update-keep-styles="true" table:refresh-delay="false">
          <table:database-source-sql table:database-name="Provider=Microsoft.Mashup.OleDb.1;Data Source=$Workbook$;Location=sinDuplicadosB;Extended Properties=&quot;&quot;" table:sql-statement="SELECT * FROM [sinDuplicadosB]"/>
        </table:database-range>
        <table:database-range table:target-range-address="merged.A1:merged.F101" table:name="merged" table:display-filter-buttons="true" table:on-update-keep-size="false" table:on-update-keep-styles="true" table:refresh-delay="false">
          <table:database-source-sql table:database-name="Provider=Microsoft.Mashup.OleDb.1;Data Source=$Workbook$;Location=merged;Extended Properties=&quot;&quot;" table:sql-statement="SELECT * FROM [merged]"/>
        </table:database-range>
        <table:database-range table:target-range-address="ordenadoDNI.A1:ordenadoDNI.F101" table:name="ordenadoDNI" table:display-filter-buttons="true" table:on-update-keep-size="false" table:on-update-keep-styles="true" table:refresh-delay="false">
          <table:database-source-sql table:database-name="Provider=Microsoft.Mashup.OleDb.1;Data Source=$Workbook$;Location=ordenadoDNI;Extended Properties=&quot;&quot;" table:sql-statement="SELECT * FROM [ordenadoDNI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urán Cassani, Daniel</meta:initial-creator>
    <dc:creator>Durán Cassani, Daniel</dc:creator>
    <meta:creation-date>2022-12-14T10:09:05Z</meta:creation-date>
    <dc:date>2022-12-14T12:19:31Z</dc:date>
  </office:meta>
</office:document-meta>
</file>